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0.097cm" fo:border="0.5pt solid #000000"/>
    </style:style>
    <style:style style:name="Tableau2" style:family="table">
      <style:table-properties style:width="19.001cm" table:align="margins"/>
    </style:style>
    <style:style style:name="Tableau2.A" style:family="table-column">
      <style:table-column-properties style:column-width="19.001cm" style:rel-column-width="65535*"/>
    </style:style>
    <style:style style:name="Tableau2.A1" style:family="table-cell">
      <style:table-cell-properties fo:padding="0.097cm" fo:border="0.5pt solid #000000"/>
    </style:style>
    <style:style style:name="Tableau3" style:family="table">
      <style:table-properties style:width="19.001cm" table:align="margins"/>
    </style:style>
    <style:style style:name="Tableau3.A" style:family="table-column">
      <style:table-column-properties style:column-width="19.001cm" style:rel-column-width="65535*"/>
    </style:style>
    <style:style style:name="Tableau3.A1" style:family="table-cell">
      <style:table-cell-properties fo:padding="0.097cm" fo:border="0.5pt solid #000000"/>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5pt solid #000000"/>
    </style:style>
    <style:style style:name="Tableau5" style:family="table">
      <style:table-properties style:width="19.001cm" table:align="margins"/>
    </style:style>
    <style:style style:name="Tableau5.A" style:family="table-column">
      <style:table-column-properties style:column-width="19.001cm" style:rel-column-width="65535*"/>
    </style:style>
    <style:style style:name="Tableau5.A1" style:family="table-cell">
      <style:table-cell-properties fo:padding="0.097cm" fo:border="0.5pt solid #000000"/>
    </style:style>
    <style:style style:name="Tableau6" style:family="table">
      <style:table-properties style:width="19.001cm" table:align="margins"/>
    </style:style>
    <style:style style:name="Tableau6.A" style:family="table-column">
      <style:table-column-properties style:column-width="19.001cm" style:rel-column-width="65535*"/>
    </style:style>
    <style:style style:name="Tableau6.A1" style:family="table-cell">
      <style:table-cell-properties fo:padding="0.097cm" fo:border="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5pt solid #000000"/>
    </style:style>
    <style:style style:name="P1" style:family="paragraph" style:parent-style-name="Standard">
      <style:paragraph-properties fo:text-align="start" style:justify-single-word="false"/>
      <style:text-properties fo:color="#00a933" loext:opacity="100%" style:font-name="Liberation Sans1" officeooo:rsid="001ed753" officeooo:paragraph-rsid="001ed753"/>
    </style:style>
    <style:style style:name="P2" style:family="paragraph" style:parent-style-name="Standard">
      <style:text-properties fo:color="#00a933" loext:opacity="100%" style:font-name="Liberation Sans1" officeooo:rsid="00221427" officeooo:paragraph-rsid="00221427"/>
    </style:style>
    <style:style style:name="P3" style:family="paragraph" style:parent-style-name="Standard">
      <style:paragraph-properties fo:text-align="start" style:justify-single-word="false"/>
      <style:text-properties fo:color="#00a933" loext:opacity="100%" style:font-name="Liberation Sans1" style:text-underline-style="none" fo:font-weight="normal" officeooo:rsid="0018d2a8" officeooo:paragraph-rsid="0018d2a8" style:font-weight-asian="normal" style:font-weight-complex="normal"/>
    </style:style>
    <style:style style:name="P4" style:family="paragraph" style:parent-style-name="Standard">
      <style:paragraph-properties fo:text-align="center" style:justify-single-word="false"/>
      <style:text-properties fo:color="#00a933" loext:opacity="100%" style:font-name="Liberation Sans1" style:text-underline-style="none" officeooo:rsid="0018d2a8" officeooo:paragraph-rsid="0018d2a8"/>
    </style:style>
    <style:style style:name="P5" style:family="paragraph" style:parent-style-name="Standard">
      <style:paragraph-properties fo:text-align="start" style:justify-single-word="false"/>
      <style:text-properties fo:color="#00a933" loext:opacity="100%" style:font-name="Liberation Sans1" style:text-underline-style="none" officeooo:rsid="001d9b4d" officeooo:paragraph-rsid="001d9b4d"/>
    </style:style>
    <style:style style:name="P6" style:family="paragraph" style:parent-style-name="Standard">
      <style:paragraph-properties fo:text-align="start" style:justify-single-word="false"/>
      <style:text-properties fo:color="#2a6099" loext:opacity="100%" style:font-name="Liberation Sans1" officeooo:rsid="0018d2a8" officeooo:paragraph-rsid="0018d2a8"/>
    </style:style>
    <style:style style:name="P7" style:family="paragraph" style:parent-style-name="Standard">
      <style:paragraph-properties fo:text-align="start" style:justify-single-word="false"/>
      <style:text-properties fo:color="#2a6099" loext:opacity="100%" style:font-name="Liberation Sans1" officeooo:rsid="0018d2a8" officeooo:paragraph-rsid="001b4773"/>
    </style:style>
    <style:style style:name="P8" style:family="paragraph" style:parent-style-name="Standard">
      <style:paragraph-properties fo:text-align="start" style:justify-single-word="false"/>
      <style:text-properties fo:color="#2a6099" loext:opacity="100%" style:font-name="Liberation Sans1" officeooo:rsid="001d9b4d" officeooo:paragraph-rsid="001d9b4d"/>
    </style:style>
    <style:style style:name="P9" style:family="paragraph" style:parent-style-name="Standard">
      <style:paragraph-properties fo:text-align="start" style:justify-single-word="false"/>
      <style:text-properties fo:color="#2a6099" loext:opacity="100%" style:font-name="Liberation Sans1" officeooo:rsid="001ed753" officeooo:paragraph-rsid="001ed753"/>
    </style:style>
    <style:style style:name="P10" style:family="paragraph" style:parent-style-name="Standard">
      <style:paragraph-properties fo:text-align="start" style:justify-single-word="false"/>
      <style:text-properties fo:color="#2a6099" loext:opacity="100%" style:font-name="Liberation Sans1" officeooo:rsid="001ed753" officeooo:paragraph-rsid="00202737"/>
    </style:style>
    <style:style style:name="P11" style:family="paragraph" style:parent-style-name="Standard">
      <style:paragraph-properties fo:text-align="start" style:justify-single-word="false"/>
      <style:text-properties fo:color="#2a6099" loext:opacity="100%" style:font-name="Liberation Sans1" officeooo:rsid="001ed753" officeooo:paragraph-rsid="00221427"/>
    </style:style>
    <style:style style:name="P12" style:family="paragraph" style:parent-style-name="Standard">
      <style:text-properties fo:color="#2a6099" loext:opacity="100%" style:font-name="Liberation Sans1" officeooo:rsid="00221427" officeooo:paragraph-rsid="00221427"/>
    </style:style>
    <style:style style:name="P13" style:family="paragraph" style:parent-style-name="Standard">
      <style:text-properties fo:color="#2a6099" loext:opacity="100%" style:font-name="Liberation Sans1" officeooo:rsid="00221427" officeooo:paragraph-rsid="00247d08"/>
    </style:style>
    <style:style style:name="P14" style:family="paragraph" style:parent-style-name="Standard">
      <style:text-properties fo:color="#2a6099" loext:opacity="100%" style:font-name="Liberation Sans1" officeooo:rsid="00221427" officeooo:paragraph-rsid="00259d8c"/>
    </style:style>
    <style:style style:name="P15" style:family="paragraph" style:parent-style-name="Standard">
      <style:text-properties fo:color="#2a6099" loext:opacity="100%" style:font-name="Liberation Sans1" fo:font-weight="bold" officeooo:rsid="00221427" officeooo:paragraph-rsid="00247d08" style:font-weight-asian="bold" style:font-weight-complex="bold"/>
    </style:style>
    <style:style style:name="P16" style:family="paragraph" style:parent-style-name="Standard">
      <style:text-properties fo:color="#2a6099" loext:opacity="100%" style:font-name="Liberation Sans1" fo:font-weight="bold" officeooo:rsid="00221427" officeooo:paragraph-rsid="00221427" style:font-weight-asian="bold" style:font-weight-complex="bold"/>
    </style:style>
    <style:style style:name="P17" style:family="paragraph" style:parent-style-name="Standard">
      <style:text-properties fo:color="#2a6099" loext:opacity="100%" style:font-name="Liberation Sans1" fo:font-weight="bold" officeooo:rsid="00221427" officeooo:paragraph-rsid="00259d8c" style:font-weight-asian="bold" style:font-weight-complex="bold"/>
    </style:style>
    <style:style style:name="P18" style:family="paragraph" style:parent-style-name="Standard">
      <style:text-properties fo:color="#2a6099" loext:opacity="100%" style:font-name="Liberation Sans1" style:text-underline-style="none" fo:font-weight="bold" officeooo:rsid="00221427" officeooo:paragraph-rsid="00247d08" style:font-weight-asian="bold" style:font-weight-complex="bold"/>
    </style:style>
    <style:style style:name="P19" style:family="paragraph" style:parent-style-name="Standard">
      <style:paragraph-properties fo:text-align="start" style:justify-single-word="false"/>
      <style:text-properties style:font-name="Liberation Sans1" officeooo:rsid="0018d2a8" officeooo:paragraph-rsid="0018d2a8"/>
    </style:style>
    <style:style style:name="P20" style:family="paragraph" style:parent-style-name="Standard">
      <style:paragraph-properties fo:text-align="start" style:justify-single-word="false"/>
      <style:text-properties style:font-name="Liberation Sans1" officeooo:rsid="0018d2a8" officeooo:paragraph-rsid="001dfae3"/>
    </style:style>
    <style:style style:name="P21" style:family="paragraph" style:parent-style-name="Standard">
      <style:paragraph-properties fo:text-align="start" style:justify-single-word="false"/>
      <style:text-properties style:font-name="Liberation Sans1" officeooo:rsid="001d8354" officeooo:paragraph-rsid="001d8354"/>
    </style:style>
    <style:style style:name="P22" style:family="paragraph" style:parent-style-name="Standard">
      <style:paragraph-properties fo:text-align="start" style:justify-single-word="false"/>
      <style:text-properties style:font-name="Liberation Sans1" officeooo:rsid="001d9b4d" officeooo:paragraph-rsid="001d9b4d"/>
    </style:style>
    <style:style style:name="P23" style:family="paragraph" style:parent-style-name="Standard">
      <style:paragraph-properties fo:text-align="start" style:justify-single-word="false"/>
      <style:text-properties style:font-name="Liberation Sans1" officeooo:rsid="001d9b4d" officeooo:paragraph-rsid="001daceb"/>
    </style:style>
    <style:style style:name="P24" style:family="paragraph" style:parent-style-name="Standard">
      <style:paragraph-properties fo:text-align="start" style:justify-single-word="false"/>
      <style:text-properties style:font-name="Liberation Sans1" officeooo:rsid="001d9b4d" officeooo:paragraph-rsid="001dfae3"/>
    </style:style>
    <style:style style:name="P25" style:family="paragraph" style:parent-style-name="Standard">
      <style:paragraph-properties fo:text-align="start" style:justify-single-word="false"/>
      <style:text-properties style:font-name="Liberation Sans1" officeooo:rsid="001d9b4d" officeooo:paragraph-rsid="001e5cdc"/>
    </style:style>
    <style:style style:name="P26" style:family="paragraph" style:parent-style-name="Standard">
      <style:paragraph-properties fo:text-align="start" style:justify-single-word="false"/>
      <style:text-properties style:font-name="Liberation Sans1" officeooo:rsid="001ed753" officeooo:paragraph-rsid="001ed753"/>
    </style:style>
    <style:style style:name="P27" style:family="paragraph" style:parent-style-name="Standard">
      <style:paragraph-properties fo:text-align="start" style:justify-single-word="false"/>
      <style:text-properties style:font-name="Liberation Sans1" officeooo:rsid="001ed753" officeooo:paragraph-rsid="00221427"/>
    </style:style>
    <style:style style:name="P28" style:family="paragraph" style:parent-style-name="Standard">
      <style:paragraph-properties fo:text-align="start" style:justify-single-word="false"/>
      <style:text-properties style:font-name="Liberation Sans1" officeooo:rsid="001ed753" officeooo:paragraph-rsid="00202737"/>
    </style:style>
    <style:style style:name="P29" style:family="paragraph" style:parent-style-name="Standard">
      <style:text-properties style:font-name="Liberation Sans1" officeooo:rsid="001ed753" officeooo:paragraph-rsid="00221427"/>
    </style:style>
    <style:style style:name="P30" style:family="paragraph" style:parent-style-name="Standard">
      <style:text-properties style:font-name="Liberation Sans1" officeooo:paragraph-rsid="00202737"/>
    </style:style>
    <style:style style:name="P31" style:family="paragraph" style:parent-style-name="Standard">
      <style:text-properties style:font-name="Liberation Sans1" officeooo:rsid="00221427" officeooo:paragraph-rsid="00221427"/>
    </style:style>
    <style:style style:name="P32" style:family="paragraph" style:parent-style-name="Standard">
      <style:text-properties style:font-name="Liberation Sans1" officeooo:rsid="00221427" officeooo:paragraph-rsid="0027097d"/>
    </style:style>
    <style:style style:name="P33" style:family="paragraph" style:parent-style-name="Standard">
      <style:text-properties style:font-name="Liberation Sans1" officeooo:paragraph-rsid="00290023"/>
    </style:style>
    <style:style style:name="P34" style:family="paragraph" style:parent-style-name="Table_20_Contents">
      <style:paragraph-properties fo:text-align="start" style:justify-single-word="false"/>
      <style:text-properties style:text-position="super 58%" style:font-name="Liberation Sans1"/>
    </style:style>
    <style:style style:name="P35" style:family="paragraph" style:parent-style-name="Table_20_Contents">
      <style:paragraph-properties fo:text-align="start" style:justify-single-word="false"/>
      <style:text-properties style:text-position="super 58%" style:font-name="Liberation Sans1" officeooo:paragraph-rsid="001dfae3"/>
    </style:style>
    <style:style style:name="P36" style:family="paragraph" style:parent-style-name="Table_20_Contents">
      <style:paragraph-properties fo:text-align="start" style:justify-single-word="false"/>
      <style:text-properties style:text-position="super 58%" style:font-name="Liberation Sans1" officeooo:paragraph-rsid="00202737"/>
    </style:style>
    <style:style style:name="P37" style:family="paragraph" style:parent-style-name="Table_20_Contents">
      <style:paragraph-properties fo:text-align="start" style:justify-single-word="false"/>
      <style:text-properties style:text-position="super 58%" style:font-name="Liberation Sans1" officeooo:paragraph-rsid="00290023"/>
    </style:style>
    <style:style style:name="P38" style:family="paragraph" style:parent-style-name="Table_20_Contents">
      <style:paragraph-properties fo:text-align="start" style:justify-single-word="false"/>
      <style:text-properties style:text-position="0% 100%" style:font-name="Liberation Sans1" officeooo:rsid="001ca6c8" officeooo:paragraph-rsid="001ca6c8"/>
    </style:style>
    <style:style style:name="P39" style:family="paragraph" style:parent-style-name="Table_20_Contents">
      <style:paragraph-properties fo:text-align="start" style:justify-single-word="false"/>
      <style:text-properties style:text-position="0% 100%" style:font-name="Liberation Sans1" officeooo:rsid="001ca6c8" officeooo:paragraph-rsid="001dfae3"/>
    </style:style>
    <style:style style:name="P40" style:family="paragraph" style:parent-style-name="Table_20_Contents">
      <style:paragraph-properties fo:text-align="start" style:justify-single-word="false"/>
      <style:text-properties style:text-position="0% 100%" style:font-name="Liberation Sans1" officeooo:rsid="001ca6c8" officeooo:paragraph-rsid="00202737"/>
    </style:style>
    <style:style style:name="P41" style:family="paragraph" style:parent-style-name="Table_20_Contents">
      <style:paragraph-properties fo:text-align="start" style:justify-single-word="false"/>
      <style:text-properties style:text-position="0% 100%" style:font-name="Liberation Sans1" officeooo:rsid="001ca6c8" officeooo:paragraph-rsid="00290023"/>
    </style:style>
    <style:style style:name="P42" style:family="paragraph" style:parent-style-name="Table_20_Contents">
      <style:paragraph-properties fo:text-align="start" style:justify-single-word="false"/>
      <style:text-properties style:font-name="Liberation Sans1" officeooo:rsid="0019b1e4" officeooo:paragraph-rsid="0019b1e4"/>
    </style:style>
    <style:style style:name="P43" style:family="paragraph" style:parent-style-name="Table_20_Contents">
      <style:paragraph-properties fo:text-align="start" style:justify-single-word="false"/>
      <style:text-properties style:font-name="Liberation Sans1"/>
    </style:style>
    <style:style style:name="P44" style:family="paragraph" style:parent-style-name="Table_20_Contents">
      <style:paragraph-properties fo:text-align="start" style:justify-single-word="false"/>
      <style:text-properties style:font-name="Liberation Sans1" officeooo:rsid="001b4773" officeooo:paragraph-rsid="001b4773"/>
    </style:style>
    <style:style style:name="P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fo:color="#ff0000" loext:opacity="100%" fo:font-weight="bold" style:font-weight-asian="bold" style:font-weight-complex="bold"/>
    </style:style>
    <style:style style:name="T2" style:family="text">
      <style:text-properties officeooo:rsid="001b4773"/>
    </style:style>
    <style:style style:name="T3" style:family="text">
      <style:text-properties fo:color="#000000" loext:opacity="100%" fo:font-weight="normal" style:font-weight-asian="normal" style:font-weight-complex="normal"/>
    </style:style>
    <style:style style:name="T4" style:family="text">
      <style:text-properties fo:color="#2a6099" loext:opacity="100%"/>
    </style:style>
    <style:style style:name="T5" style:family="text">
      <style:text-properties officeooo:rsid="0027097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équence : Equations</text:p>
      <text:p text:style-name="P19"/>
      <text:p text:style-name="P3">I] Résoudre une équation du premier degré</text:p>
      <text:p text:style-name="P19"/>
      <text:p text:style-name="P6">Définitions</text:p>
      <text:p text:style-name="P6">- Une <text:span text:style-name="T1">équation</text:span> est une égalité qui comporte au moins un nombre de valeur inconnue, généralement désigné par une lettre. Cette égalité peut être vraie pour certaines valeurs de l'inconnue et fausse pour d'autres.</text:p>
      <text:p text:style-name="P6">- Une <text:span text:style-name="T1">solution</text:span> d'une équation est une valeur de l'inconnu pour laquelle l'égalité est vraie.</text:p>
      <text:p text:style-name="P6">- <text:span text:style-name="T1">Résoudre</text:span> une équation, c'est en trouver toutes les solutions.</text:p>
      <text:p text:style-name="P19"/>
      <text:p text:style-name="P19">Exemple</text:p>
      <text:p text:style-name="P19">On considère l'équation <draw:g text:anchor-type="as-char" svg:y="-0.277cm" draw:z-index="0" draw:style-name="gr1"><svg:title>TexMaths</svg:title><svg:desc>12§display§\(2 + x = 8\)§svg§600§FALSE§</svg:desc><draw:g draw:style-name="gr2"><draw:path draw:style-name="gr335" draw:text-style-name="P45" svg:width="1.676cm" svg:height="0.268cm" svg:x="0.001cm" svg:y="0.022cm" svg:viewBox="0 0 1677 269" svg:d="M0 0c560 0 1118 0 1677 0 0 90 0 179 0 269-559 0-1117 0-1677 0 0-90 0-179 0-269z"><text:p/></draw:path><draw:path draw:style-name="gr336" draw:text-style-name="P46" svg:width="0.167cm" svg:height="0.276cm" svg:x="0.001cm" svg:y="0cm" svg:viewBox="0 0 168 277" svg:d="M32 245c15-14 30-29 45-43 66-56 91-79 91-121 0-48-38-81-90-81-47 0-78 38-78 75 0 24 20 24 22 24 7 0 21-5 21-22 0-11-7-22-21-22-4 0-5 0-6 1 9-27 32-43 57-43 39 0 57 34 57 68s-22 66-45 91c-27 30-54 60-81 90-4 5-4 6-4 15 52 0 104 0 156 0 4-23 9-47 12-72-3 0-7 0-11 0-2 13-5 31-9 37-3 3-30 3-40 3-25 0-50 0-76 0z"><text:p/></draw:path><draw:path draw:style-name="gr337" draw:text-style-name="P46" svg:width="0.28cm" svg:height="0.276cm" svg:x="0.307cm" svg:y="0.035cm" svg:viewBox="0 0 281 277" svg:d="M149 148c40 0 78 0 118 0 6 0 14 0 14-8s-8-8-14-8c-40 0-78 0-118 0 0-40 0-79 0-118 0-6 0-14-9-14-8 0-8 8-8 14 0 39 0 78 0 118-40 0-78 0-118 0-6 0-14 0-14 8s8 8 14 8c40 0 78 0 118 0 0 39 0 77 0 115 0 6 0 14 8 14 9 0 9-8 9-14 0-38 0-76 0-115z"><text:p/></draw:path><draw:path draw:style-name="gr338" draw:text-style-name="P46" svg:width="0.209cm" svg:height="0.188cm" svg:x="0.718cm" svg:y="0.092cm" svg:viewBox="0 0 210 189" svg:d="M128 59c3-11 12-49 43-49 1 0 12 0 20 6-12 1-20 12-20 21 0 7 4 16 16 16 10 0 23-9 23-25 0-22-25-28-39-28-25 0-40 23-45 32-11-27-34-32-46-32-43 0-67 54-67 65 0 4 4 4 5 4 4 0 5-1 6-4 13-45 42-55 56-55 8 0 23 3 23 27 0 13-7 42-23 101-7 23-21 41-40 41-3 0-12 0-21-4 10-3 19-12 19-22 0-12-9-15-15-15-12 0-23 11-23 23 0 20 20 28 40 28 27 0 43-30 44-32 5 15 20 32 46 32 43 0 67-53 67-63 0-5-4-5-5-5-5 0-5 2-6 5-14 44-42 53-56 53-16 0-23-13-23-26 0-9 2-18 7-37s10-38 14-57z"><text:p/></draw:path><draw:path draw:style-name="gr339" draw:text-style-name="P46" svg:width="0.279cm" svg:height="0.096cm" svg:x="1.086cm" svg:y="0.126cm" svg:viewBox="0 0 280 97" svg:d="M265 17c6 0 15 0 15-9 0-8-9-8-15-8-84 0-168 0-252 0-6 0-13 0-13 8 0 9 7 9 14 9 84 0 167 0 251 0zM265 97c6 0 15 0 15-8 0-9-9-9-15-9-84 0-167 0-251 0-7 0-14 0-14 9 0 8 7 8 13 8 84 0 168 0 252 0z"><text:p/></draw:path><draw:path draw:style-name="gr340" draw:text-style-name="P46" svg:width="0.174cm" svg:height="0.286cm" svg:x="1.525cm" svg:y="0cm" svg:viewBox="0 0 175 287" svg:d="M52 87c-20-12-22-26-22-33 0-26 28-43 58-43 31 0 57 21 57 51 0 24-17 44-42 59-17-12-35-23-51-34zM113 127c30-16 52-37 52-65 0-38-39-62-77-62-42 0-76 31-76 69 0 9 0 27 18 47 5 5 20 16 31 23-25 12-61 34-61 75 0 44 43 73 88 73 48 0 87-35 87-80 0-14-4-34-20-50-9-9-15-13-42-30zM71 145c17 10 35 20 51 31 12 8 32 20 32 46 0 32-32 53-66 53-36 0-66-26-66-61 0-24 13-51 49-69z"><text:p/></draw:path></draw:g></draw:g>.</text:p>
      <text:p text:style-name="P19">Pour <draw:g text:anchor-type="as-char" svg:y="-0.288cm" draw:z-index="1" draw:style-name="gr1"><svg:title>TexMaths</svg:title><svg:desc>12§display§\(x = 6\)§svg§600§FALSE§</svg:desc><draw:g draw:style-name="gr2"><draw:path draw:style-name="gr331" draw:text-style-name="P45" svg:width="0.95cm" svg:height="0.243cm" svg:x="0.01cm" svg:y="0.021cm" svg:viewBox="0 0 951 244" svg:d="M0 0c317 0 634 0 951 0 0 82 0 163 0 244-317 0-634 0-951 0 0-81 0-162 0-244z"><text:p/></draw:path><draw:path draw:style-name="gr332" draw:text-style-name="P46" svg:width="0.209cm" svg:height="0.188cm" svg:x="0.001cm" svg:y="0.093cm" svg:viewBox="0 0 210 189" svg:d="M128 60c3-12 13-50 43-50 2 0 12 0 21 6-12 1-20 12-20 22 0 6 5 15 15 15s23-7 23-24c0-23-25-29-39-29-24 0-39 23-45 32-10-27-32-32-44-32-45 0-69 55-69 65 0 5 4 2 5 5 4 0 5-2 6-5 14-45 42-55 56-55 9 0 23 3 23 28 0 14-7 41-23 100-7 25-21 42-39 42-4 0-13 0-22-5 11-2 19-11 19-23 0-9-8-13-15-13-12 0-23 10-23 23 0 19 22 27 40 27 27 0 43-28 44-31 5 15 20 31 46 31 43 0 67-52 67-63 0-4-4-4-5-4-3 0-5 1-6 5-13 43-42 53-55 53-17 0-24-13-24-28 0-7 2-17 7-36s10-38 14-56z"><text:p/></draw:path><draw:path draw:style-name="gr333" draw:text-style-name="P46" svg:width="0.279cm" svg:height="0.097cm" svg:x="0.371cm" svg:y="0.125cm" svg:viewBox="0 0 280 98" svg:d="M265 17c6 0 15 0 15-9 0-8-9-8-13-8-86 0-170 0-254 0-6 0-13 0-13 8 0 9 7 9 14 9 84 0 167 0 251 0zM267 98c4 0 13 0 13-8s-9-8-15-8c-84 0-167 0-251 0-7 0-14 0-14 8s7 8 13 8c84 0 168 0 254 0z"><text:p/></draw:path><draw:path draw:style-name="gr334" draw:text-style-name="P46" svg:width="0.174cm" svg:height="0.287cm" svg:x="0.808cm" svg:y="0cm" svg:viewBox="0 0 175 288" svg:d="M38 141c0-3 0-7 0-9 0-107 52-121 74-121 10 0 29 2 37 17-6 0-23 0-23 19 0 12 10 19 19 19 8 0 20-5 20-20 0-26-18-46-53-46-54 0-112 54-112 146 0 112 49 142 89 142 47 0 86-40 86-95 0-53-37-92-84-92-29 0-44 21-53 40zM89 276c-27 0-40-26-42-32-7-20-7-53-7-61 0-32 13-73 50-73 7 0 26 0 40 25 7 15 7 36 7 57 0 20 0 42-7 56-12 25-32 28-41 28z"><text:p/></draw:path></draw:g></draw:g>, l'égalité est vérifiée, donc 6 est une solution de cette équation.</text:p>
      <text:p text:style-name="P19">Pour <draw:g text:anchor-type="as-char" svg:y="-0.288cm" draw:z-index="2" draw:style-name="gr1"><svg:title>TexMaths</svg:title><svg:desc>12§display§\(x = 9\)§svg§600§FALSE§</svg:desc><draw:g draw:style-name="gr2"><draw:path draw:style-name="gr327" draw:text-style-name="P45" svg:width="0.95cm" svg:height="0.243cm" svg:x="0.01cm" svg:y="0.021cm" svg:viewBox="0 0 951 244" svg:d="M0 0c317 0 634 0 951 0 0 82 0 163 0 244-317 0-634 0-951 0 0-81 0-162 0-244z"><text:p/></draw:path><draw:path draw:style-name="gr328" draw:text-style-name="P46" svg:width="0.209cm" svg:height="0.188cm" svg:x="0.001cm" svg:y="0.093cm" svg:viewBox="0 0 210 189" svg:d="M128 60c3-12 13-50 43-50 2 0 12 0 21 6-12 1-20 12-20 22 0 6 5 15 15 15s23-7 23-24c0-23-25-29-39-29-24 0-39 23-45 32-10-27-32-32-44-32-45 0-69 55-69 65 0 5 4 2 5 5 4 0 5-2 6-5 14-45 42-55 56-55 9 0 23 3 23 28 0 14-7 41-23 100-7 25-21 42-39 42-4 0-13 0-22-5 11-2 19-11 19-23 0-9-8-13-15-13-12 0-23 10-23 23 0 19 22 27 40 27 27 0 43-28 44-31 5 15 20 31 46 31 43 0 67-52 67-63 0-4-4-4-5-4-3 0-5 1-6 5-13 43-42 53-55 53-17 0-24-13-24-28 0-7 2-17 7-36s10-38 14-56z"><text:p/></draw:path><draw:path draw:style-name="gr329" draw:text-style-name="P46" svg:width="0.279cm" svg:height="0.097cm" svg:x="0.371cm" svg:y="0.125cm" svg:viewBox="0 0 280 98" svg:d="M265 17c6 0 15 0 15-9 0-8-9-8-13-8-86 0-170 0-254 0-6 0-13 0-13 8 0 9 7 9 14 9 84 0 167 0 251 0zM267 98c4 0 13 0 13-8s-9-8-15-8c-84 0-167 0-251 0-7 0-14 0-14 8s7 8 13 8c84 0 168 0 254 0z"><text:p/></draw:path><draw:path draw:style-name="gr330" draw:text-style-name="P46" svg:width="0.174cm" svg:height="0.287cm" svg:x="0.808cm" svg:y="0cm" svg:viewBox="0 0 175 288" svg:d="M137 145c0 5 0 10 0 13 0 98-43 118-67 118-8 0-30-2-42-15 19 0 21-13 21-20 0-12-9-19-19-19-6 0-19 5-19 20 0 29 23 46 59 46 54 0 105-58 105-147 0-112-48-141-86-141-23 0-43 7-61 26-18 20-28 38-28 69 0 51 37 92 85 92 25 0 42-18 52-42zM85 177c-7 0-26 0-39-26-8-14-8-36-8-56 0-23 0-42 9-58 12-21 27-26 42-26 20 0 33 14 41 32 4 15 7 41 7 60 0 35-15 74-52 74z"><text:p/></draw:path></draw:g></draw:g>, l'égalité n'est pas vérifiée, donc 9 n'est pas une solution de l'équation.</text:p>
      <text:p text:style-name="P19"/>
      <table:table table:name="Tableau1" table:style-name="Tableau1">
        <table:table-column table:style-name="Tableau1.A"/>
        <table:table-row>
          <table:table-cell table:style-name="Tableau1.A1" office:value-type="string">
            <text:p text:style-name="P42"><text:span text:style-name="T2">Mo</text:span>n exemple :</text:p>
            <text:p text:style-name="P43"/>
            <text:p text:style-name="P43"/>
            <text:p text:style-name="P43"/>
            <text:p text:style-name="P43"/>
            <text:p text:style-name="P43"/>
          </table:table-cell>
        </table:table-row>
      </table:table>
      <text:p text:style-name="P19"/>
      <text:p text:style-name="P19"><text:span text:style-name="T4">Propriété</text:span></text:p>
      <text:p text:style-name="P6">Une égalité reste vraie lorsqu'on ajoute (ou soustrait) un même nombre à chacun de ses membres.</text:p>
      <text:p text:style-name="P7"/>
      <text:p text:style-name="P19">Exemple</text:p>
      <text:p text:style-name="P19">On veut résoudre l'équation \(x - 7 = 2\).</text:p>
      <text:p text:style-name="P19">On ajoute 7 à chacun de ses membres :</text:p>
      <text:p text:style-name="P19">\(x - 7 + 7 = 2 + 7\)</text:p>
      <text:p text:style-name="P19">\(x = 9\)</text:p>
      <text:p text:style-name="P19">Donc 9 est la solution de cette équation.</text:p>
      <text:p text:style-name="P19"/>
      <table:table table:name="Tableau2" table:style-name="Tableau2">
        <table:table-column table:style-name="Tableau2.A"/>
        <table:table-row>
          <table:table-cell table:style-name="Tableau2.A1" office:value-type="string">
            <text:p text:style-name="P44">Mon exemple :</text:p>
            <text:p text:style-name="P44"/>
            <text:p text:style-name="P44"/>
            <text:p text:style-name="P44"/>
            <text:p text:style-name="P44"/>
            <text:p text:style-name="P44"/>
            <text:p text:style-name="P44"/>
          </table:table-cell>
        </table:table-row>
      </table:table>
      <text:p text:style-name="P19"/>
      <text:p text:style-name="P19"/>
      <text:p text:style-name="P6">Propriété</text:p>
      <text:p text:style-name="P6">Une égalité reste vraie lorsqu'on multiplie (ou divise) chacun de ses membres par un même nombre non nul.</text:p>
      <text:p text:style-name="P19"/>
      <text:p text:style-name="P21">Exemple 1</text:p>
      <text:p text:style-name="P21">On veut résoudre l'équation <draw:g text:anchor-type="as-char" svg:y="-0.467cm" draw:z-index="3" draw:style-name="gr1"><svg:title>TexMaths</svg:title><svg:desc>12§display§\(\frac{x}{2} = 5\)§svg§600§FALSE§</svg:desc><draw:g draw:style-name="gr2"><draw:path draw:style-name="gr321" draw:text-style-name="P45" svg:width="0.997cm" svg:height="0.713cm" svg:x="0.022cm" svg:y="0.021cm" svg:viewBox="0 0 998 714" svg:d="M0 0c333 0 665 0 998 0 0 238 0 476 0 714-333 0-665 0-998 0 0-238 0-476 0-714z"><text:p/></draw:path><draw:path draw:style-name="gr322" draw:text-style-name="P46" svg:width="0.209cm" svg:height="0.19cm" svg:x="0.012cm" svg:y="0cm" svg:viewBox="0 0 210 191" svg:d="M129 59c2-11 12-49 42-49 2 0 12 0 20 4-11 3-19 14-19 23 0 7 3 15 15 15 10 0 23-8 23-24 0-22-25-28-39-28-24 0-39 23-45 32-9-27-32-32-44-32-45 0-69 54-69 65 0 5 4 3 5 5 4 0 5-2 6-5 14-46 42-55 56-55 9 0 23 3 23 27 0 13-7 42-23 101-7 25-21 43-39 43-4 0-13 0-22-5 11-2 19-11 19-23s-8-15-15-15c-12 0-23 12-23 25 0 19 22 28 40 28 27 0 43-30 44-33 5 16 21 33 46 33 43 0 67-54 67-65 0-5-4-5-5-5-3 0-5 2-6 5-13 45-42 55-55 55-17 0-24-13-24-28 0-9 2-18 7-37s10-38 15-57z"><text:p/></draw:path><draw:path draw:style-name="gr323" draw:text-style-name="P46" svg:width="0.24cm" svg:height="0.016cm" svg:x="0cm" svg:y="0.357cm" svg:viewBox="0 0 241 17" svg:d="M0 0c80 0 161 0 241 0 0 6 0 11 0 17-80 0-161 0-241 0 0-6 0-11 0-17z"><text:p/></draw:path><draw:path draw:style-name="gr324" draw:text-style-name="P46" svg:width="0.167cm" svg:height="0.279cm" svg:x="0.036cm" svg:y="0.477cm" svg:viewBox="0 0 168 280" svg:d="M32 248c15-14 30-29 45-43 66-59 91-80 91-124 0-47-37-81-89-81-48 0-79 40-79 77 0 24 22 24 23 24 7 0 21-6 21-23 0-11-7-22-22-22-3 0-4 0-5 0 9-27 32-43 56-43 39 0 57 35 57 68 0 34-21 68-45 94-26 30-54 60-80 90-5 5-5 6-5 15 52 0 105 0 156 0 4-25 9-49 12-73-3 0-7 0-11 0-1 12-4 31-8 37-4 4-31 4-41 4-25 0-50 0-76 0z"><text:p/></draw:path><draw:path draw:style-name="gr325" draw:text-style-name="P46" svg:width="0.279cm" svg:height="0.097cm" svg:x="0.432cm" svg:y="0.317cm" svg:viewBox="0 0 280 98" svg:d="M265 17c6 0 15 0 15-9 0-8-9-8-15-8-84 0-168 0-252 0-6 0-13 0-13 8 0 9 7 9 14 9 84 0 167 0 251 0zM265 98c6 0 15 0 15-8 0-9-9-9-15-9-84 0-167 0-251 0-7 0-14 0-14 9 0 8 7 8 13 8 84 0 168 0 252 0z"><text:p/></draw:path><draw:path draw:style-name="gr326" draw:text-style-name="P46" svg:width="0.167cm" svg:height="0.288cm" svg:x="0.873cm" svg:y="0.191cm" svg:viewBox="0 0 168 289" svg:d="M168 195c0-50-35-92-80-92-21 0-39 7-53 22 0-28 0-54 0-82 8 3 21 5 36 5 52 0 80-38 80-43 0-4-1-5-3-5-1 0-1 0-4 1-8 4-29 12-58 12-16 0-36-2-55-12-3-1-5-1-6-1-3 0-3 4-3 11 0 41 0 82 0 123 0 9 0 11 6 11 2 0 3-1 4-4 5-6 21-28 56-28 21 0 32 19 35 26 7 16 8 32 8 53 0 15 0 40-11 57-9 17-25 28-44 28-32 0-56-22-63-47 1 0 3 1 7 1 15 0 22-12 22-21 0-11-7-21-22-21-6 0-20 4-20 23 0 36 29 77 77 77s91-41 91-94z"><text:p/></draw:path></draw:g></draw:g>.</text:p>
      <text:p text:style-name="P21">On multiplie par 2 chacun de ses membres :</text:p>
      <text:p text:style-name="P21"><draw:g text:anchor-type="as-char" svg:y="-0.467cm" draw:z-index="4" draw:style-name="gr1"><svg:title>TexMaths</svg:title><svg:desc>12§display§\(\frac{x}{2} \times 2 = 5 \times 2\)§svg§600§FALSE§</svg:desc><draw:g draw:style-name="gr2"><draw:path draw:style-name="gr311" draw:text-style-name="P45" svg:width="2.45cm" svg:height="0.713cm" svg:x="0.022cm" svg:y="0.021cm" svg:viewBox="0 0 2451 714" svg:d="M0 0c817 0 1634 0 2451 0 0 238 0 476 0 714-817 0-1634 0-2451 0 0-238 0-476 0-714z"><text:p/></draw:path><draw:path draw:style-name="gr312" draw:text-style-name="P46" svg:width="0.209cm" svg:height="0.19cm" svg:x="0.012cm" svg:y="0cm" svg:viewBox="0 0 210 191" svg:d="M128 59c3-11 14-49 42-49 3 0 12 0 22 4-12 3-20 14-20 23 0 7 4 15 15 15 10 0 23-8 23-24 0-22-25-28-40-28-24 0-38 23-43 32-11-27-33-32-45-32-45 0-69 54-69 65 0 5 4 3 5 5 4 0 5-2 6-5 14-46 42-55 56-55 9 0 23 3 23 27 0 13-7 42-23 101-7 25-21 43-39 43-4 0-13 0-22-5 11-2 21-11 21-23s-10-15-16-15c-13 0-24 12-24 25 0 19 22 28 40 28 27 0 43-30 44-33 5 16 20 33 46 33 43 0 67-54 67-65 0-5-4-5-5-5-4 0-5 2-6 5-13 45-42 55-55 55-17 0-24-13-24-28 0-9 3-18 7-37 5-19 10-38 14-57z"><text:p/></draw:path><draw:path draw:style-name="gr313" draw:text-style-name="P46" svg:width="0.24cm" svg:height="0.016cm" svg:x="0cm" svg:y="0.357cm" svg:viewBox="0 0 241 17" svg:d="M0 0c80 0 161 0 241 0 0 6 0 11 0 17-80 0-161 0-241 0 0-6 0-11 0-17z"><text:p/></draw:path><draw:path draw:style-name="gr314" draw:text-style-name="P46" svg:width="0.167cm" svg:height="0.279cm" svg:x="0.036cm" svg:y="0.477cm" svg:viewBox="0 0 168 280" svg:d="M32 248c15-14 30-29 45-43 66-59 91-80 91-124 0-47-37-81-89-81-48 0-79 40-79 77 0 24 22 24 23 24 7 0 21-6 21-23 0-11-7-22-22-22-3 0-4 0-5 0 9-27 32-43 56-43 39 0 57 35 57 68 0 34-21 68-45 94-26 30-54 60-80 90-5 5-5 6-5 15 52 0 104 0 156 0 4-25 8-49 12-73-4 0-6 0-10 0-2 12-6 31-9 37-4 4-31 4-41 4-25 0-50 0-76 0z"><text:p/></draw:path><draw:path draw:style-name="gr315" draw:text-style-name="P46" svg:width="0.202cm" svg:height="0.202cm" svg:x="0.448cm" svg:y="0.264cm" svg:viewBox="0 0 203 203" svg:d="M102 90c-29-28-56-56-85-84-5-5-6-6-9-6-4 0-8 4-8 8s0 4 5 9c27 29 56 56 84 85-28 27-57 55-84 84-5 5-5 6-5 8 0 5 4 9 8 9 3 0 4 0 9-6 27-29 56-57 84-84 29 28 59 57 87 87 2 0 4 3 6 3 5 0 9-4 9-9 0-1 0-2-1-5-30-30-68-66-89-87 26-27 51-52 78-78 2-2 8-7 11-10 0-1 1-2 1-6s-4-8-9-8c-3 0-4 2-9 6-28 28-55 56-83 84z"><text:p/></draw:path><draw:path draw:style-name="gr316" draw:text-style-name="P46" svg:width="0.167cm" svg:height="0.278cm" svg:x="0.828cm" svg:y="0.191cm" svg:viewBox="0 0 168 279" svg:d="M32 247c15-15 30-29 45-43 66-58 91-81 91-123 0-47-38-81-89-81-48 0-79 38-79 75 0 24 20 24 22 24 7 0 22-4 22-22 0-11-8-22-22-22-4 0-4 0-5 0 9-26 32-42 56-42 39 0 57 34 57 68s-22 68-45 93c-26 30-54 60-80 90-5 4-5 6-5 15 52 0 104 0 156 0 4-25 8-49 12-73-4 0-7 0-11 0-2 13-5 31-9 38-3 3-30 3-40 3-25 0-50 0-76 0z"><text:p/></draw:path><draw:path draw:style-name="gr317" draw:text-style-name="P46" svg:width="0.28cm" svg:height="0.097cm" svg:x="1.158cm" svg:y="0.317cm" svg:viewBox="0 0 281 98" svg:d="M266 17c6 0 15 0 15-9 0-8-9-8-15-8-84 0-168 0-252 0-6 0-14 0-14 8 0 9 8 9 14 9 84 0 168 0 252 0zM266 98c6 0 15 0 15-8 0-9-9-9-15-9-84 0-168 0-252 0-6 0-14 0-14 9 0 8 8 8 14 8 84 0 168 0 252 0z"><text:p/></draw:path><draw:path draw:style-name="gr318" draw:text-style-name="P46" svg:width="0.167cm" svg:height="0.288cm" svg:x="1.6cm" svg:y="0.191cm" svg:viewBox="0 0 168 289" svg:d="M168 195c0-50-35-92-80-92-21 0-39 7-53 22 0-28 0-54 0-82 8 3 21 5 36 5 51 0 80-38 80-43 0-4-1-5-3-5s-2 0-4 1c-8 4-29 12-58 12-16 0-36-2-56-12-2-1-4-1-5-1-3 0-3 4-3 11 0 41 0 82 0 123 0 9 0 11 6 11 2 0 3-1 4-4 5-6 21-28 56-28 21 0 32 19 34 26 8 16 9 32 9 53 0 15 0 40-11 57-10 17-25 28-44 28-32 0-56-22-63-47 1 0 3 1 7 1 15 0 22-12 22-21 0-11-7-21-22-21-6 0-20 4-20 23 0 36 29 77 76 77 49 0 92-41 92-94z"><text:p/></draw:path><draw:path draw:style-name="gr319" draw:text-style-name="P46" svg:width="0.202cm" svg:height="0.202cm" svg:x="1.946cm" svg:y="0.264cm" svg:viewBox="0 0 203 203" svg:d="M102 90c-29-28-56-56-85-84-5-5-6-6-9-6-4 0-8 4-8 8s0 4 5 9c27 29 56 56 84 85-28 27-57 55-84 84-5 5-5 6-5 8 0 5 4 9 8 9 3 0 4 0 9-6 27-29 56-57 84-84 29 28 59 57 87 87 2 0 4 3 6 3 5 0 9-4 9-9 0-1 0-2-1-5-30-30-68-66-89-87 26-27 51-52 78-78 2-2 8-7 11-10 0-1 1-2 1-6s-4-8-9-8c-3 0-4 2-9 6-28 28-55 56-83 84z"><text:p/></draw:path><draw:path draw:style-name="gr320" draw:text-style-name="P46" svg:width="0.167cm" svg:height="0.278cm" svg:x="2.326cm" svg:y="0.191cm" svg:viewBox="0 0 168 279" svg:d="M32 247c15-15 30-29 45-43 66-58 91-81 91-123 0-47-38-81-89-81-48 0-79 38-79 75 0 24 20 24 22 24 7 0 22-4 22-22 0-11-8-22-22-22-4 0-4 0-5 0 9-26 32-42 56-42 39 0 57 34 57 68s-22 68-45 93c-26 30-54 60-80 90-5 4-5 6-5 15 52 0 104 0 156 0 4-25 8-49 12-73-4 0-7 0-11 0-2 13-5 31-9 38-3 3-30 3-40 3-25 0-50 0-76 0z"><text:p/></draw:path></draw:g></draw:g></text:p>
      <text:p text:style-name="P21"><draw:g text:anchor-type="as-char" svg:y="-0.288cm" draw:z-index="5" draw:style-name="gr1"><svg:title>TexMaths</svg:title><svg:desc>12§display§\(x = 10\)§svg§600§FALSE§</svg:desc><draw:g draw:style-name="gr2"><draw:path draw:style-name="gr306" draw:text-style-name="P45" svg:width="1.162cm" svg:height="0.244cm" svg:x="0.01cm" svg:y="0.021cm" svg:viewBox="0 0 1163 245" svg:d="M0 0c388 0 775 0 1163 0 0 82 0 163 0 245-388 0-775 0-1163 0 0-82 0-163 0-245z"><text:p/></draw:path><draw:path draw:style-name="gr307" draw:text-style-name="P46" svg:width="0.209cm" svg:height="0.188cm" svg:x="0.001cm" svg:y="0.093cm" svg:viewBox="0 0 210 189" svg:d="M128 60c3-12 12-50 42-50 3 0 12 0 22 6-12 1-20 12-20 22 0 6 4 15 15 15 10 0 23-7 23-24 0-23-25-29-40-29-24 0-38 23-43 32-11-27-33-32-45-32-45 0-69 55-69 65 0 5 4 2 5 5 4 0 5-2 6-5 14-45 42-55 56-55 9 0 23 3 23 28 0 14-7 41-23 100-7 25-21 42-39 42-4 0-13 0-22-5 11-2 19-11 19-23 0-9-8-13-15-13-12 0-23 10-23 23 0 19 22 27 40 27 27 0 43-28 44-31 5 15 20 31 46 31 43 0 67-52 67-63 0-4-4-4-5-4-4 0-5 1-6 5-13 43-42 53-55 53-17 0-24-13-24-28 0-7 2-17 7-36s10-38 14-56z"><text:p/></draw:path><draw:path draw:style-name="gr308" draw:text-style-name="P46" svg:width="0.279cm" svg:height="0.097cm" svg:x="0.371cm" svg:y="0.125cm" svg:viewBox="0 0 280 98" svg:d="M265 17c7 0 15 0 15-9 0-8-8-8-14-8-84 0-169 0-253 0-5 0-13 0-13 8 0 9 8 9 14 9 84 0 167 0 251 0zM266 98c6 0 14 0 14-8 0-9-8-9-15-9-84 0-167 0-251 0-6 0-14 0-14 9 0 8 8 8 13 8 84 0 169 0 253 0z"><text:p/></draw:path><draw:path draw:style-name="gr309" draw:text-style-name="P46" svg:width="0.138cm" svg:height="0.277cm" svg:x="0.828cm" svg:y="0cm" svg:viewBox="0 0 139 278" svg:d="M86 11c0-10 0-11-9-11-27 26-64 26-77 26 0 5 0 9 0 14 8 0 34 0 55-11 0 72 0 145 0 217 0 14-1 19-39 19-5 0-9 0-14 0 0 5 0 8 0 13 16-1 52-1 69-1s54 0 68 1c0-5 0-8 0-13-5 0-8 0-13 0-38 0-40-4-40-19 0-78 0-157 0-235z"><text:p/></draw:path><draw:path draw:style-name="gr310" draw:text-style-name="P46" svg:width="0.177cm" svg:height="0.287cm" svg:x="1.018cm" svg:y="0cm" svg:viewBox="0 0 178 288" svg:d="M178 145c0-34-3-67-17-98-19-40-54-47-72-47-25 0-55 11-73 50-14 29-16 61-16 95 0 30 2 68 19 101 18 33 49 42 70 42 23 0 55-9 73-49 13-29 16-62 16-94zM89 278c-17 0-42-10-49-50-5-25-5-64-5-88 0-26 0-55 3-76 9-51 40-54 51-54 13 0 42 7 49 49 5 22 5 55 5 81 0 30 0 59-5 87-6 39-30 51-49 51z"><text:p/></draw:path></draw:g></draw:g></text:p>
      <text:p text:style-name="P21">Donc 10 est la solution de cette équation.</text:p>
      <text:p text:style-name="P21"/>
      <text:p text:style-name="P21">Exemple 2</text:p>
      <text:p text:style-name="P21">On veut résoudre l'équation <draw:g text:anchor-type="as-char" svg:y="-0.256cm" draw:z-index="6" draw:style-name="gr1"><svg:title>TexMaths</svg:title><svg:desc>12§display§\(3x = -1\)§svg§600§FALSE§</svg:desc><draw:g draw:style-name="gr2"><draw:path draw:style-name="gr300" draw:text-style-name="P45" svg:width="1.473cm" svg:height="0.244cm" svg:x="0.004cm" svg:y="0.022cm" svg:viewBox="0 0 1474 245" svg:d="M0 0c491 0 983 0 1474 0 0 82 0 163 0 245-491 0-983 0-1474 0 0-82 0-163 0-245z"><text:p/></draw:path><draw:path draw:style-name="gr301" draw:text-style-name="P46" svg:width="0.174cm" svg:height="0.287cm" svg:x="0.001cm" svg:y="0cm" svg:viewBox="0 0 175 288" svg:d="M104 132c35-11 59-41 59-74 0-34-37-58-78-58-42 0-74 25-74 58 0 13 9 21 21 21 14 0 22-9 22-21 0-22-19-22-26-22 13-20 40-25 56-25 17 0 41 8 41 47 0 4-1 29-12 47-13 21-28 22-37 22-4 0-15 1-17 1-4 1-6 1-6 5 0 5 2 5 9 5 6 0 14 0 20 0 33 0 49 27 49 68 0 58-29 70-47 70s-50-8-65-31c15 1 28-8 28-24 0-15-11-23-24-23-10 0-23 6-23 24 0 38 38 66 85 66 52 0 90-39 90-82 0-33-27-66-71-74z"><text:p/></draw:path><draw:path draw:style-name="gr302" draw:text-style-name="P46" svg:width="0.209cm" svg:height="0.188cm" svg:x="0.206cm" svg:y="0.093cm" svg:viewBox="0 0 210 189" svg:d="M128 60c3-12 12-50 42-50 2 0 12 0 21 6-12 1-21 12-21 22 0 6 5 15 17 15 9 0 23-7 23-24 0-23-25-29-40-29-24 0-39 23-44 32-11-27-34-32-46-32-43 0-67 55-67 65 0 5 4 5 5 5 4 0 5-2 5-5 14-45 43-55 57-55 8 0 23 3 23 28 0 14-7 41-23 100-7 25-21 42-40 42-3 0-12 0-21-5 10-2 19-11 19-23 0-9-9-13-15-13-12 0-23 10-23 23 0 19 20 27 40 27 27 0 43-28 44-31 5 15 20 31 46 31 43 0 67-52 67-63 0-4-4-4-5-4-5 0-5 1-6 5-14 43-42 53-56 53-16 0-23-13-23-28 0-7 2-17 7-36s10-38 14-56z"><text:p/></draw:path><draw:path draw:style-name="gr303" draw:text-style-name="P46" svg:width="0.279cm" svg:height="0.097cm" svg:x="0.576cm" svg:y="0.126cm" svg:viewBox="0 0 280 98" svg:d="M265 17c6 0 15 0 15-9 0-8-9-8-13-8-85 0-170 0-254 0-6 0-13 0-13 8 0 9 7 9 14 9 84 0 167 0 251 0zM267 98c4 0 13 0 13-8 0-9-9-9-15-9-84 0-167 0-251 0-7 0-14 0-14 9 0 8 7 8 13 8 84 0 169 0 254 0z"><text:p/></draw:path><draw:path draw:style-name="gr304" draw:text-style-name="P46" svg:width="0.256cm" svg:height="0.016cm" svg:x="1.031cm" svg:y="0.166cm" svg:viewBox="0 0 257 17" svg:d="M243 17c7 0 14 0 14-9 0-8-7-8-14-8-76 0-153 0-229 0-7 0-14 0-14 8 0 9 7 9 14 9 76 0 153 0 229 0z"><text:p/></draw:path><draw:path draw:style-name="gr305" draw:text-style-name="P46" svg:width="0.138cm" svg:height="0.277cm" svg:x="1.361cm" svg:y="0cm" svg:viewBox="0 0 139 278" svg:d="M86 11c0-10 0-11-9-11-27 26-64 26-77 26 0 5 0 9 0 14 8 0 34 0 55-11 0 72 0 145 0 217 0 14-1 19-39 19-5 0-9 0-14 0 0 5 0 8 0 13 15-1 52-1 69-1s54 0 68 1c0-5 0-8 0-13-5 0-8 0-13 0-38 0-40-4-40-19 0-78 0-157 0-235z"><text:p/></draw:path></draw:g></draw:g>.</text:p>
      <text:p text:style-name="P21"><text:soft-page-break/>On divise par 3 chacun de ses membres :</text:p>
      <text:p text:style-name="P21"><draw:g text:anchor-type="as-char" svg:y="-0.566cm" draw:z-index="7" draw:style-name="gr1"><svg:title>TexMaths</svg:title><svg:desc>12§display§\(\frac{3x}{3} = \frac{-1}{3}\)§svg§600§FALSE§</svg:desc><draw:g draw:style-name="gr2"><draw:path draw:style-name="gr290" draw:text-style-name="P45" svg:width="1.608cm" svg:height="0.82cm" svg:x="0.022cm" svg:y="0.022cm" svg:viewBox="0 0 1609 821" svg:d="M805 821c-269 0-536 0-805 0 0-274 0-547 0-821 536 0 1073 0 1609 0 0 274 0 547 0 821-267 0-536 0-804 0z"><text:p/></draw:path><draw:path draw:style-name="gr291" draw:text-style-name="P46" svg:width="0.174cm" svg:height="0.29cm" svg:x="0.019cm" svg:y="0.001cm" svg:viewBox="0 0 175 291" svg:d="M104 132c35-11 59-41 59-73 0-35-37-59-77-59-43 0-75 25-75 58 0 14 9 21 21 21 14 0 22-9 22-21 0-21-19-21-26-21 13-20 42-26 56-26 18 0 41 9 41 47 0 4-1 30-12 48-12 20-27 21-37 23-4 0-14 1-17 1-4 0-6 0-6 5 0 4 2 4 9 4 6 0 14 0 20 0 34 0 50 29 50 70 0 58-30 70-48 70s-50-7-65-33c15 3 28-7 28-23 0-15-11-24-23-24-11 0-24 6-24 26 0 37 40 66 85 66 52 0 90-39 90-82 0-35-26-67-71-77z"><text:p/></draw:path><draw:path draw:style-name="gr292" draw:text-style-name="P46" svg:width="0.209cm" svg:height="0.19cm" svg:x="0.224cm" svg:y="0.096cm" svg:viewBox="0 0 210 191" svg:d="M128 59c3-11 12-49 42-49 3 0 12 0 21 4-11 3-19 14-19 23 0 7 3 15 15 15 10 0 23-8 23-24 0-22-25-28-40-28-24 0-38 22-44 31-10-27-32-31-46-31-43 0-67 54-67 65 0 3 4 3 5 3 4 0 5 0 6-3 14-46 42-55 56-55 8 0 23 3 23 27 0 13-7 41-23 101-7 25-21 43-40 43-3 0-12 0-21-4 11-3 19-12 19-23 0-12-8-16-15-16-12 0-23 11-23 25 0 20 22 28 40 28 27 0 43-30 44-32 5 15 20 32 46 32 43 0 67-54 67-65 0-5-4-5-5-5-4 0-5 3-6 5-13 46-42 55-55 55-17 0-24-13-24-27 0-10 2-19 7-37 5-20 10-39 14-58z"><text:p/></draw:path><draw:path draw:style-name="gr293" draw:text-style-name="P46" svg:width="0.451cm" svg:height="0.016cm" svg:x="0.001cm" svg:y="0.452cm" svg:viewBox="0 0 452 17" svg:d="M226 17c-76 0-150 0-226 0 0-6 0-11 0-17 151 0 301 0 452 0 0 6 0 11 0 17-75 0-151 0-226 0z"><text:p/></draw:path><draw:path draw:style-name="gr294" draw:text-style-name="P46" svg:width="0.174cm" svg:height="0.29cm" svg:x="0.139cm" svg:y="0.574cm" svg:viewBox="0 0 175 291" svg:d="M104 133c35-12 60-42 60-74 0-35-37-59-78-59-43 0-74 25-74 58 0 14 10 21 22 21 13 0 21-8 21-21 0-21-20-21-26-21 13-20 41-26 56-26 17 0 40 9 40 47 0 6 0 30-12 48-12 20-27 21-37 23-4 0-14 1-17 1s-6 0-6 5c0 4 3 4 11 4 6 0 12 0 18 0 34 0 50 29 50 70 0 58-29 70-48 70-18 0-49-7-65-33 16 3 29-7 29-23 0-15-12-24-24-24-10 0-24 6-24 26 0 38 40 66 85 66 52 0 90-39 90-82 0-35-26-67-71-76z"><text:p/></draw:path><draw:path draw:style-name="gr295" draw:text-style-name="P46" svg:width="0.279cm" svg:height="0.098cm" svg:x="0.644cm" svg:y="0.413cm" svg:viewBox="0 0 280 99" svg:d="M265 17c7 0 15 0 15-9 0-8-8-8-14-8-84 0-169 0-253 0-5 0-13 0-13 8 0 9 8 9 14 9 84 0 167 0 251 0zM266 99c6 0 14 0 14-9 0-8-8-8-15-8-84 0-167 0-251 0-6 0-14 0-14 8 0 9 8 9 13 9 84 0 169 0 253 0z"><text:p/></draw:path><draw:path draw:style-name="gr296" draw:text-style-name="P46" svg:width="0.257cm" svg:height="0.016cm" svg:x="1.149cm" svg:y="0.169cm" svg:viewBox="0 0 258 17" svg:d="M242 17c8 0 16 0 16-9 0-8-8-8-16-8-75 0-152 0-228 0-6 0-14 0-14 8 0 9 8 9 14 9 76 0 153 0 228 0z"><text:p/></draw:path><draw:path draw:style-name="gr297" draw:text-style-name="P46" svg:width="0.138cm" svg:height="0.28cm" svg:x="1.479cm" svg:y="0.001cm" svg:viewBox="0 0 139 281" svg:d="M86 11c0-10 0-11-9-11-25 28-63 28-77 28 0 4 0 8 0 13 8 0 34 0 55-12 0 73 0 145 0 219 0 15-1 20-38 20-5 0-9 0-13 0 0 4 0 8 0 13 14-1 50-1 67-1s54 0 68 1c0-5 0-9 0-13-5 0-8 0-13 0-38 0-40-5-40-20 0-80 0-158 0-237z"><text:p/></draw:path><draw:path draw:style-name="gr298" draw:text-style-name="P46" svg:width="0.538cm" svg:height="0.016cm" svg:x="1.114cm" svg:y="0.452cm" svg:viewBox="0 0 539 17" svg:d="M269 17c-90 0-179 0-269 0 0-6 0-11 0-17 180 0 359 0 539 0 0 6 0 11 0 17-90 0-180 0-270 0z"><text:p/></draw:path><draw:path draw:style-name="gr299" draw:text-style-name="P46" svg:width="0.174cm" svg:height="0.29cm" svg:x="1.296cm" svg:y="0.574cm" svg:viewBox="0 0 175 291" svg:d="M104 133c35-12 60-42 60-74 0-35-37-59-78-59-42 0-74 25-74 58 0 14 10 21 22 21 13 0 21-8 21-21 0-21-20-21-26-21 13-20 41-26 56-26 17 0 40 9 40 47 0 6 0 30-12 48-12 20-27 21-37 23-4 0-14 1-16 1-4 0-7 0-7 5 0 4 3 4 11 4 6 0 12 0 18 0 34 0 50 29 50 70 0 58-29 70-48 70-18 0-49-7-64-33 15 3 28-7 28-23 0-15-12-24-24-24-10 0-24 6-24 26 0 38 40 66 85 66 52 0 90-39 90-82 0-35-26-67-71-76z"><text:p/></draw:path></draw:g></draw:g></text:p>
      <text:p text:style-name="P21"><draw:g text:anchor-type="as-char" svg:y="-0.566cm" draw:z-index="8" draw:style-name="gr1"><svg:title>TexMaths</svg:title><svg:desc>12§display§\(x = -\frac{1}{3}\)§svg§600§FALSE§</svg:desc><draw:g draw:style-name="gr2"><draw:path draw:style-name="gr283" draw:text-style-name="P45" svg:width="1.346cm" svg:height="0.82cm" svg:x="0.01cm" svg:y="0.022cm" svg:viewBox="0 0 1347 821" svg:d="M674 821c-225 0-450 0-674 0 0-274 0-547 0-821 449 0 899 0 1347 0 0 274 0 547 0 821-224 0-448 0-673 0z"><text:p/></draw:path><draw:path draw:style-name="gr284" draw:text-style-name="P46" svg:width="0.209cm" svg:height="0.19cm" svg:x="0.001cm" svg:y="0.38cm" svg:viewBox="0 0 210 191" svg:d="M128 59c4-11 14-49 42-49 3 0 12 0 22 6-12 1-20 12-20 21 0 7 4 16 15 16 10 0 23-9 23-25 0-22-24-28-38-28-26 0-40 23-45 32-11-27-33-32-45-32-45 0-69 55-69 65 0 5 4 3 5 5 4 0 5-2 6-5 14-45 42-55 56-55 9 0 23 3 23 27 0 13-7 42-23 101-7 27-21 43-39 43-3 0-12 0-22-4 11-3 21-11 21-23s-10-15-16-15c-13 0-24 11-24 24 0 20 22 28 40 28 28 0 43-29 44-31 5 15 20 31 46 31 43 0 67-54 67-65 0-3-4-3-5-3-4 0-5 1-5 4-14 45-43 54-56 54-17 0-23-13-23-27 0-9 2-18 7-37 5-20 9-39 13-58z"><text:p/></draw:path><draw:path draw:style-name="gr285" draw:text-style-name="P46" svg:width="0.28cm" svg:height="0.098cm" svg:x="0.37cm" svg:y="0.413cm" svg:viewBox="0 0 281 99" svg:d="M266 17c6 0 15 0 15-9 0-8-9-8-15-8-84 0-168 0-252 0-6 0-14 0-14 8 0 9 8 9 14 9 84 0 168 0 252 0zM266 99c6 0 15 0 15-9 0-8-9-8-15-8-84 0-168 0-252 0-6 0-14 0-14 8 0 9 8 9 14 9 84 0 168 0 252 0z"><text:p/></draw:path><draw:path draw:style-name="gr286" draw:text-style-name="P46" svg:width="0.257cm" svg:height="0.016cm" svg:x="0.825cm" svg:y="0.452cm" svg:viewBox="0 0 258 17" svg:d="M242 17c8 0 16 0 16-9 0-8-8-8-16-8-75 0-152 0-228 0-7 0-14 0-14 8 0 9 7 9 14 9 76 0 153 0 228 0z"><text:p/></draw:path><draw:path draw:style-name="gr287" draw:text-style-name="P46" svg:width="0.138cm" svg:height="0.28cm" svg:x="1.205cm" svg:y="0.001cm" svg:viewBox="0 0 139 281" svg:d="M86 11c0-10 0-11-9-11-25 28-63 28-77 28 0 4 0 8 0 13 10 0 34 0 55-12 0 73 0 145 0 219 0 15-1 20-38 20-5 0-9 0-13 0 0 4 0 8 0 13 14-1 49-1 67-1 17 0 54 0 68 1 0-5 0-9 0-13-5 0-8 0-13 0-37 0-40-5-40-20 0-80 0-158 0-237z"><text:p/></draw:path><draw:path draw:style-name="gr288" draw:text-style-name="P46" svg:width="0.21cm" svg:height="0.016cm" svg:x="1.168cm" svg:y="0.452cm" svg:viewBox="0 0 211 17" svg:d="M106 17c-35 0-71 0-106 0 0-6 0-11 0-17 71 0 140 0 211 0 0 6 0 11 0 17-35 0-71 0-105 0z"><text:p/></draw:path><draw:path draw:style-name="gr289" draw:text-style-name="P46" svg:width="0.174cm" svg:height="0.29cm" svg:x="1.186cm" svg:y="0.574cm" svg:viewBox="0 0 175 291" svg:d="M104 133c35-12 59-42 59-74 0-35-37-59-77-59-43 0-75 25-75 58 0 14 9 21 21 21 14 0 22-8 22-21 0-21-19-21-25-21 12-20 41-26 55-26 18 0 41 9 41 47 0 6-1 30-12 48-12 20-27 21-37 23-4 0-14 1-17 1-4 0-6 0-6 5 0 4 2 4 9 4 6 0 14 0 20 0 34 0 50 29 50 70 0 58-30 70-48 70s-50-7-65-33c15 3 28-7 28-23 0-15-11-24-23-24-11 0-24 6-24 26 0 38 40 66 85 66 52 0 90-39 90-82 0-35-26-67-71-76z"><text:p/></draw:path></draw:g></draw:g></text:p>
      <text:p text:style-name="P21">Donc <draw:g text:anchor-type="as-char" svg:y="-0.566cm" draw:z-index="9" draw:style-name="gr1"><svg:title>TexMaths</svg:title><svg:desc>12§display§\(-\frac{1}{3}\)§svg§600§FALSE§</svg:desc><draw:g draw:style-name="gr2"><draw:path draw:style-name="gr278" draw:text-style-name="P45" svg:width="0.543cm" svg:height="0.82cm" svg:x="0.001cm" svg:y="0.022cm" svg:viewBox="0 0 544 821" svg:d="M273 821c-91 0-182 0-273 0 0-274 0-547 0-821 181 0 363 0 544 0 0 274 0 547 0 821-90 0-181 0-271 0z"><text:p/></draw:path><draw:path draw:style-name="gr279" draw:text-style-name="P46" svg:width="0.257cm" svg:height="0.016cm" svg:x="0.014cm" svg:y="0.452cm" svg:viewBox="0 0 258 17" svg:d="M242 17c7 0 16 0 16-9 0-8-9-8-16-8-75 0-151 0-226 0-8 0-16 0-16 8 0 9 8 9 16 9 75 0 151 0 226 0z"><text:p/></draw:path><draw:path draw:style-name="gr280" draw:text-style-name="P46" svg:width="0.137cm" svg:height="0.28cm" svg:x="0.394cm" svg:y="0.001cm" svg:viewBox="0 0 138 281" svg:d="M85 11c0-10 0-11-9-11-26 28-63 28-76 28 0 4 0 8 0 13 8 0 32 0 55-12 0 73 0 145 0 219 0 15-2 20-39 20-5 0-9 0-14 0 0 4 0 8 0 13 15-1 51-1 69-1 16 0 52 0 67 1 0-5 0-9 0-13-5 0-10 0-13 0-38 0-40-5-40-20 0-80 0-158 0-237z"><text:p/></draw:path><draw:path draw:style-name="gr281" draw:text-style-name="P46" svg:width="0.21cm" svg:height="0.016cm" svg:x="0.356cm" svg:y="0.452cm" svg:viewBox="0 0 211 17" svg:d="M105 17c-34 0-70 0-105 0 0-6 0-11 0-17 71 0 140 0 211 0 0 6 0 11 0 17-36 0-71 0-106 0z"><text:p/></draw:path><draw:path draw:style-name="gr282" draw:text-style-name="P46" svg:width="0.174cm" svg:height="0.29cm" svg:x="0.374cm" svg:y="0.574cm" svg:viewBox="0 0 175 291" svg:d="M104 133c35-12 59-42 59-74 0-35-37-59-77-59-43 0-74 25-74 58 0 14 8 21 20 21 14 0 22-8 22-21 0-21-19-21-25-21 12-20 41-26 55-26 18 0 41 9 41 47 0 6-2 30-12 48-12 20-27 21-37 23-4 0-14 1-17 1-4 0-6 0-6 5 0 4 2 4 9 4 6 0 14 0 19 0 35 0 51 29 51 70 0 58-30 70-48 70s-50-7-65-33c15 3 28-7 28-23 0-15-11-24-23-24-11 0-24 6-24 26 0 38 40 66 85 66 52 0 90-39 90-82 0-35-26-67-71-76z"><text:p/></draw:path></draw:g></draw:g><text:s/>est la solution de cette équation.</text:p>
      <text:p text:style-name="P19"/>
      <table:table table:name="Tableau3" table:style-name="Tableau3">
        <table:table-column table:style-name="Tableau3.A"/>
        <table:table-row>
          <table:table-cell table:style-name="Tableau3.A1" office:value-type="string">
            <text:p text:style-name="P38">Mon exemple :</text:p>
            <text:p text:style-name="P34"/>
            <text:p text:style-name="P34"/>
            <text:p text:style-name="P34"/>
            <text:p text:style-name="P34"/>
            <text:p text:style-name="P34"/>
            <text:p text:style-name="P34"/>
          </table:table-cell>
        </table:table-row>
      </table:table>
      <text:p text:style-name="P19"/>
      <text:p text:style-name="P5">II] Résoudre une équation produit</text:p>
      <text:p text:style-name="P22"/>
      <text:p text:style-name="P8">Propriété</text:p>
      <text:p text:style-name="P8">On considère un produit de deux facteurs :</text:p>
      <text:p text:style-name="P8">- si au moins l'un des facteurs est nul, alors ce produit est nul ;</text:p>
      <text:p text:style-name="P8">- si ce produit est nul, alors au moins l'un de ses facteurs est nul.</text:p>
      <text:p text:style-name="P22"/>
      <text:p text:style-name="P22">Exemple</text:p>
      <text:p text:style-name="P23">On veut résoudre l'équation <draw:g text:anchor-type="as-char" svg:y="-0.314cm" draw:z-index="10" draw:style-name="gr1"><svg:title>TexMaths</svg:title><svg:desc>12§display§\((3x + 4)(2x - 3) = 0\)§svg§600§FALSE§</svg:desc><draw:g draw:style-name="gr2"><draw:path draw:style-name="gr263" draw:text-style-name="P45" svg:width="3.723cm" svg:height="0.376cm" svg:x="0.001cm" svg:y="0.023cm" svg:viewBox="0 0 3724 377" svg:d="M1863 377c-622 0-1243 0-1863 0 0-126 0-251 0-377 1241 0 2483 0 3724 0 0 126 0 251 0 377-621 0-1241 0-1861 0z"><text:p/></draw:path><draw:path draw:style-name="gr264" draw:text-style-name="P46" svg:width="0.097cm" svg:height="0.42cm" svg:x="0.021cm" svg:y="0.001cm" svg:viewBox="0 0 98 421" svg:d="M98 416c0-1 0-1-7-9-53-54-67-133-67-197 0-73 17-146 68-198 6-6 6-6 6-7 0-4-2-5-4-5-5 0-42 29-68 83-21 46-26 92-26 127 0 33 5 83 28 131 25 52 61 80 66 80 2 0 4-1 4-5z"><text:p/></draw:path><draw:path draw:style-name="gr265" draw:text-style-name="P46" svg:width="0.173cm" svg:height="0.287cm" svg:x="0.162cm" svg:y="0.037cm" svg:viewBox="0 0 174 288" svg:d="M104 132c35-12 59-41 59-74 0-35-37-58-78-58-42 0-74 25-74 56 0 15 9 23 21 23 14 0 22-9 22-21 0-22-20-22-26-22 13-20 40-26 56-26 17 0 41 9 41 48 0 5-1 29-12 48-13 19-28 21-39 21-2 0-13 2-15 2-4 0-6 1-6 4 0 5 2 5 9 5 6 0 12 0 18 0 35 0 51 29 51 70 0 56-29 68-47 68-19 0-50-7-65-32 15 2 28-7 28-22s-12-24-24-24c-10 0-23 6-23 26 0 37 38 64 85 64 51 0 89-38 89-80 0-35-26-67-70-76z"><text:p/></draw:path><draw:path draw:style-name="gr266" draw:text-style-name="P46" svg:width="0.209cm" svg:height="0.19cm" svg:x="0.367cm" svg:y="0.131cm" svg:viewBox="0 0 210 191" svg:d="M128 59c3-11 12-49 42-49 2 0 12 0 21 4-12 3-21 14-21 23 0 7 5 16 17 16 9 0 23-9 23-25 0-22-25-28-40-28-24 0-39 23-44 32-11-27-34-32-46-32-43 0-67 54-67 65 0 5 4 5 5 5 4 0 5-1 5-5 14-45 43-55 56-55 9 0 23 3 23 27 0 13-7 42-23 101-6 27-20 44-39 44-3 0-12 0-21-5 10-3 19-11 19-23s-9-15-15-15c-13 0-23 11-23 24 0 20 20 28 40 28 27 0 43-30 44-32 5 15 19 32 46 32 43 0 67-54 67-65 0-3-4-3-5-3-5 0-5 1-6 3-14 46-42 56-56 56-16 0-23-14-23-28 0-10 2-18 7-37 5-20 10-39 14-58z"><text:p/></draw:path><draw:path draw:style-name="gr267" draw:text-style-name="P46" svg:width="0.28cm" svg:height="0.278cm" svg:x="0.713cm" svg:y="0.072cm" svg:viewBox="0 0 281 279" svg:d="M149 149c39 0 78 0 117 0 6 0 15-1 15-10s-9-8-15-8c-39 0-78 0-117 0 0-40 0-78 0-118 0-6 0-13-9-13-8 0-8 7-8 13 0 40 0 78 0 118-40 0-78 0-118 0-6 0-14-1-14 8s8 10 14 10c40 0 78 0 118 0 0 39 0 78 0 117 0 6 0 13 8 13 9 0 9-7 9-13 0-39 0-78 0-117z"><text:p/></draw:path><draw:path draw:style-name="gr268" draw:text-style-name="P46" svg:width="0.185cm" svg:height="0.283cm" svg:x="1.123cm" svg:y="0.032cm" svg:viewBox="0 0 186 284" svg:d="M112 215c0 12 0 24 0 36 0 15-2 19-33 19-2 0-6 0-8 0 0 5 0 10 0 14 17-2 38-2 56-2 17 0 41 0 58 2 0-4 0-9 0-14-3 0-6 0-9 0-31 0-32-4-32-19 0-12 0-24 0-36 14 0 28 0 42 0 0-5 0-9 0-13-14 0-28 0-42 0 0-64 0-127 0-191 0-9 0-11-7-11-4 0-5 0-9 5-43 66-85 131-128 197 0 4 0 8 0 13 37 0 74 0 112 0zM114 202c-35 0-68 0-103 0 35-53 68-105 103-156 0 51 0 103 0 156z"><text:p/></draw:path><draw:path draw:style-name="gr269" draw:text-style-name="P46" svg:width="0.097cm" svg:height="0.42cm" svg:x="1.345cm" svg:y="0.001cm" svg:viewBox="0 0 98 421" svg:d="M98 210c0-32-4-83-27-131-25-51-63-79-66-79s-5 2-5 5c0 1 0 1 8 9 41 41 66 109 66 196 0 71-15 146-68 199-6 6-6 6-6 7 0 2 2 5 5 5s42-29 67-83c22-46 26-93 26-128z"><text:p/></draw:path><draw:path draw:style-name="gr270" draw:text-style-name="P46" svg:width="0.096cm" svg:height="0.42cm" svg:x="1.527cm" svg:y="0.001cm" svg:viewBox="0 0 97 421" svg:d="M97 416c0-1 0-1-7-9-53-54-66-133-66-197 0-73 16-146 68-198 5-6 5-6 5-7 0-4-1-5-3-5-5 0-42 29-68 83-21 46-26 92-26 127 0 33 5 83 28 131 25 52 61 80 66 80 2 0 3-1 3-5z"><text:p/></draw:path><draw:path draw:style-name="gr271" draw:text-style-name="P46" svg:width="0.167cm" svg:height="0.278cm" svg:x="1.67cm" svg:y="0.037cm" svg:viewBox="0 0 168 279" svg:d="M32 246c15-14 30-27 45-42 66-57 91-80 91-122 0-48-37-82-89-82-48 0-79 38-79 76 0 24 22 24 23 24 7 0 21-5 21-23 0-11-7-22-22-22-3 0-4 0-5 0 9-27 32-42 56-42 39 0 57 34 57 69 0 33-21 66-45 92-26 30-54 59-80 89-5 5-5 6-5 16 53 0 104 0 157 0 4-24 7-48 11-72-4 0-6 0-10 0-2 13-6 30-9 36-4 3-31 3-41 3-25 0-50 0-76 0z"><text:p/></draw:path><draw:path draw:style-name="gr272" draw:text-style-name="P46" svg:width="0.209cm" svg:height="0.19cm" svg:x="1.871cm" svg:y="0.131cm"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4 0 68-54 68-65 0-3-5-3-6-3-4 0-5 1-5 3-14 46-43 56-56 56-17 0-23-14-23-28 0-10 2-18 7-37 5-20 10-39 15-58z"><text:p/></draw:path><draw:path draw:style-name="gr273" draw:text-style-name="P46" svg:width="0.257cm" svg:height="0.017cm" svg:x="2.228cm" svg:y="0.203cm" svg:viewBox="0 0 258 18" svg:d="M244 18c7 0 14-1 14-10 0-8-7-8-14-8-76 0-153 0-228 0-8 0-16 0-16 8 0 9 8 10 16 10 75 0 152 0 228 0z"><text:p/></draw:path><draw:path draw:style-name="gr274" draw:text-style-name="P46" svg:width="0.174cm" svg:height="0.287cm" svg:x="2.633cm" svg:y="0.037cm" svg:viewBox="0 0 175 288" svg:d="M104 132c35-12 60-41 60-74 0-35-37-58-78-58-43 0-74 25-74 56 0 15 8 23 22 23 13 0 21-9 21-21 0-22-20-22-26-22 13-20 41-26 55-26 18 0 41 9 41 48 0 5-1 29-12 48-12 19-27 21-37 21-4 0-14 2-17 2s-6 1-6 4c0 5 3 5 11 5 6 0 12 0 18 0 34 0 50 29 50 70 0 56-29 68-48 68-18 0-49-7-65-32 16 2 29-7 29-22s-12-24-24-24c-11 0-24 6-24 26 0 37 40 64 85 64 52 0 90-38 90-80 0-35-26-67-71-76z"><text:p/></draw:path><draw:path draw:style-name="gr275" draw:text-style-name="P46" svg:width="0.097cm" svg:height="0.42cm" svg:x="2.85cm" svg:y="0.001cm" svg:viewBox="0 0 98 421" svg:d="M98 210c0-32-4-83-28-131-26-51-62-79-65-79s-5 2-5 5c0 1 0 1 8 9 41 41 65 109 65 196 0 71-15 146-67 199-6 6-6 6-6 7 0 2 2 5 5 5s42-29 67-83c20-46 26-93 26-128z"><text:p/></draw:path><draw:path draw:style-name="gr276" draw:text-style-name="P46" svg:width="0.28cm" svg:height="0.099cm" svg:x="3.131cm" svg:y="0.162cm" svg:viewBox="0 0 281 100" svg:d="M266 18c6 0 15-1 15-10 0-8-9-8-15-8-84 0-168 0-252 0-6 0-14 0-14 8 0 9 8 10 14 10 84 0 168 0 252 0zM266 100c6 0 15 0 15-9s-9-9-15-9c-84 0-168 0-252 0-6 0-14 0-14 9s8 9 14 9c84 0 168 0 252 0z"><text:p/></draw:path><draw:path draw:style-name="gr277" draw:text-style-name="P46" svg:width="0.177cm" svg:height="0.287cm" svg:x="3.569cm" svg:y="0.037cm"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draw:g>.</text:p>
      <text:p text:style-name="P22">On veut résoudre cette équation, écrite sous la forme d'un produit égal à 0, peut se traduire par :</text:p>
      <text:p text:style-name="P23"><draw:g text:anchor-type="as-char" svg:y="-0.282cm" draw:z-index="12" draw:style-name="gr1"><svg:title>TexMaths</svg:title><svg:desc>12§display§\(3x + 4 = 0\)§svg§600§FALSE§</svg:desc><draw:g draw:style-name="gr2"><draw:path draw:style-name="gr249" draw:text-style-name="P45" svg:width="1.888cm" svg:height="0.274cm" svg:x="0.004cm" svg:y="0.021cm" svg:viewBox="0 0 1889 275" svg:d="M0 0c630 0 1259 0 1889 0 0 91 0 184 0 275-630 0-1259 0-1889 0 0-91 0-184 0-275z"><text:p/></draw:path><draw:path draw:style-name="gr250" draw:text-style-name="P46" svg:width="0.174cm" svg:height="0.287cm" svg:x="0.001cm" svg:y="0.005cm" svg:viewBox="0 0 175 288" svg:d="M104 132c35-12 59-41 59-74 0-35-37-58-78-58-42 0-74 25-74 56 0 15 9 23 21 23 14 0 22-9 22-21 0-22-19-22-26-22 13-20 40-25 56-25 17 0 41 8 41 47 0 4-1 28-12 48-13 20-28 21-37 21-4 0-15 1-17 1-4 0-6 2-6 5 0 5 2 5 9 5 6 0 14 0 20 0 33 0 49 28 49 68 0 58-29 70-47 70s-50-7-65-32c15 2 28-8 28-23 0-16-11-24-24-24-10 0-23 6-23 25 0 38 38 66 85 66 52 0 90-38 90-82 0-34-27-66-71-74z"><text:p/></draw:path><draw:path draw:style-name="gr251" draw:text-style-name="P46" svg:width="0.209cm" svg:height="0.189cm" svg:x="0.206cm" svg:y="0.098cm" svg:viewBox="0 0 210 190" svg:d="M128 59c3-11 12-49 42-49 2 0 12 0 21 6-12 1-21 12-21 21 0 7 5 16 17 16 9 0 23-9 23-25 0-22-25-28-40-28-24 0-39 23-44 32-11-27-34-32-46-32-43 0-67 54-67 65 0 5 4 5 5 5 4 0 5-2 5-5 14-45 43-55 57-55 8 0 22 3 22 27 0 13-6 42-22 101-7 24-21 42-40 42-3 0-12 0-21-5 10-2 19-12 19-21 0-12-9-16-15-16-12 0-23 12-23 24 0 19 20 28 40 28 27 0 43-30 44-32 5 15 20 32 46 32 43 0 67-53 67-64 0-5-4-5-5-5-5 0-5 3-6 5-14 44-42 54-56 54-16 0-23-13-23-26 0-10 2-18 7-38 5-19 10-38 14-57z"><text:p/></draw:path><draw:path draw:style-name="gr252" draw:text-style-name="P46" svg:width="0.28cm" svg:height="0.277cm" svg:x="0.552cm" svg:y="0.039cm" svg:viewBox="0 0 281 278" svg:d="M149 148c39 0 78 0 117 0 6 0 15 0 15-9 0-8-9-8-15-8-39 0-78 0-117 0 0-40 0-78 0-118 0-5 0-13-9-13-8 0-8 8-8 13 0 40 0 78 0 118-40 0-78 0-118 0-6 0-14 0-14 8 0 9 8 9 14 9 40 0 78 0 118 0 0 38 0 78 0 116 0 6 0 14 8 14 9 0 9-8 9-14 0-38 0-78 0-116z"><text:p/></draw:path><draw:path draw:style-name="gr253" draw:text-style-name="P46" svg:width="0.186cm" svg:height="0.282cm" svg:x="0.96cm" svg:y="0cm" svg:viewBox="0 0 187 283" svg:d="M113 214c0 13 0 25 0 37 0 14-1 19-33 19-2 0-6 0-8 0 0 5 0 8 0 13 17-1 38-1 56-1s41 0 58 1c0-5 0-8 0-13-2 0-6 0-8 0-32 0-33-5-33-19 0-12 0-24 0-37 15 0 28 0 42 0 0-4 0-9 0-14-14 0-27 0-42 0 0-62 0-126 0-189 0-9 0-11-7-11-4 0-5 0-8 5-44 65-87 131-130 195 0 5 0 10 0 14 37 0 76 0 113 0zM115 200c-35 0-68 0-103 0 35-51 68-103 103-154 0 51 0 103 0 154z"><text:p/></draw:path><draw:path draw:style-name="gr254" draw:text-style-name="P46" svg:width="0.28cm" svg:height="0.096cm" svg:x="1.299cm" svg:y="0.132cm" svg:viewBox="0 0 281 97" svg:d="M266 17c6 0 15 0 15-9 0-8-9-8-15-8-84 0-168 0-252 0-6 0-14 0-14 8 0 9 8 9 14 9 84 0 168 0 252 0zM266 97c6 0 15 0 15-8 0-9-9-9-15-9-84 0-168 0-252 0-6 0-14 0-14 9 0 8 8 8 14 8 84 0 168 0 252 0z"><text:p/></draw:path><draw:path draw:style-name="gr255" draw:text-style-name="P46" svg:width="0.177cm" svg:height="0.287cm" svg:x="1.738cm" svg:y="0.005cm" svg:viewBox="0 0 178 288" svg:d="M178 145c0-33-3-67-17-98-19-41-54-47-72-47-25 0-55 11-73 49-14 30-16 63-16 96 0 30 2 69 19 100 18 35 49 43 70 43 23 0 55-10 73-49 13-29 16-61 16-94zM89 278c-17 0-42-10-49-50-5-25-5-65-5-88 0-27 0-55 3-78 9-49 40-52 51-52 13 0 42 7 49 49 5 23 5 55 5 81 0 30 0 59-5 86-6 39-30 52-49 52z"><text:p/></draw:path></draw:g></draw:g><text:s/>ou <draw:g text:anchor-type="as-char" svg:y="-0.256cm" draw:z-index="11" draw:style-name="gr1"><svg:title>TexMaths</svg:title><svg:desc>12§display§\(2x - 3 = 0\)§svg§600§FALSE§</svg:desc><draw:g draw:style-name="gr2"><draw:path draw:style-name="gr256" draw:text-style-name="P45" svg:width="1.887cm" svg:height="0.244cm" svg:x="0.001cm" svg:y="0.022cm" svg:viewBox="0 0 1888 245" svg:d="M0 0c630 0 1258 0 1888 0 0 82 0 163 0 245-630 0-1258 0-1888 0 0-82 0-163 0-245z"><text:p/></draw:path><draw:path draw:style-name="gr257" draw:text-style-name="P46" svg:width="0.167cm" svg:height="0.277cm" svg:x="0.001cm" svg:y="0cm" svg:viewBox="0 0 168 278" svg:d="M32 246c15-15 30-29 45-43 66-58 91-80 91-122 0-47-38-81-90-81-47 0-78 38-78 76 0 23 20 23 22 23 7 0 21-4 21-22 0-11-7-22-21-22-4 0-5 0-6 1 9-27 32-43 57-43 39 0 57 34 57 68s-22 66-45 92c-27 30-54 60-81 89-4 5-4 6-4 16 52 0 104 0 156 0 4-24 8-48 12-73-4 0-7 0-11 0-2 13-5 31-9 38-3 3-30 3-40 3-25 0-50 0-76 0z"><text:p/></draw:path><draw:path draw:style-name="gr258" draw:text-style-name="P46" svg:width="0.209cm" svg:height="0.188cm" svg:x="0.202cm" svg:y="0.093cm" svg:viewBox="0 0 210 189" svg:d="M128 60c3-12 12-50 42-50 2 0 12 0 21 6-12 1-21 12-21 22 0 6 5 15 17 15 9 0 23-7 23-24 0-23-25-29-40-29-24 0-39 23-44 32-11-27-34-32-46-32-43 0-67 55-67 65 0 5 4 5 5 5 4 0 5-2 5-5 14-45 43-55 57-55 8 0 22 3 22 28 0 14-6 41-22 100-7 25-21 42-40 42-3 0-12 0-21-5 10-2 19-11 19-23 0-9-9-13-15-13-12 0-23 10-23 23 0 19 20 27 40 27 27 0 43-28 44-31 5 15 20 31 46 31 43 0 67-52 67-63 0-4-4-4-5-4-5 0-5 1-6 5-14 43-42 53-56 53-16 0-23-13-23-28 0-7 2-17 7-36s10-38 14-56z"><text:p/></draw:path><draw:path draw:style-name="gr259" draw:text-style-name="P46" svg:width="0.256cm" svg:height="0.016cm" svg:x="0.56cm" svg:y="0.166cm" svg:viewBox="0 0 257 17" svg:d="M242 17c8 0 15 0 15-9 0-8-7-8-15-8-75 0-152 0-228 0-7 0-14 0-14 8 0 9 7 9 14 9 76 0 153 0 228 0z"><text:p/></draw:path><draw:path draw:style-name="gr260" draw:text-style-name="P46" svg:width="0.174cm" svg:height="0.287cm" svg:x="0.962cm" svg:y="0cm" svg:viewBox="0 0 175 288" svg:d="M104 132c35-11 60-41 60-74 0-34-37-58-78-58-43 0-74 25-74 58 0 13 10 21 22 21 13 0 21-9 21-21 0-22-20-22-26-22 13-20 41-25 56-25 17 0 40 8 40 47 0 4 0 29-12 47-12 21-27 22-37 22-4 0-14 1-17 1-3 1-6 1-6 5 0 5 3 5 11 5 6 0 12 0 18 0 34 0 50 27 50 68 0 58-29 70-48 70-18 0-49-8-65-32 16 2 29-7 29-23 0-15-12-23-24-23-10 0-24 6-24 24 0 38 40 66 85 66 52 0 90-39 90-82 0-33-26-66-71-74z"><text:p/></draw:path><draw:path draw:style-name="gr261" draw:text-style-name="P46" svg:width="0.28cm" svg:height="0.097cm" svg:x="1.295cm" svg:y="0.126cm" svg:viewBox="0 0 281 98" svg:d="M266 17c6 0 15 0 15-9 0-8-9-8-15-8-84 0-168 0-252 0-6 0-14 0-14 8 0 9 8 9 14 9 84 0 168 0 252 0zM266 98c6 0 15 0 15-8 0-9-9-8-15-8-84 0-168 0-252 0-6 0-14-1-14 8 0 8 8 8 14 8 84 0 168 0 252 0z"><text:p/></draw:path><draw:path draw:style-name="gr262" draw:text-style-name="P46" svg:width="0.177cm" svg:height="0.287cm" svg:x="1.733cm" svg:y="0cm" svg:viewBox="0 0 178 288" svg:d="M178 145c0-34-3-67-17-98-19-40-54-47-72-47-25 0-55 11-73 50-14 29-16 61-16 95 0 30 2 68 19 101 18 33 49 42 70 42 23 0 55-9 73-49 13-29 16-62 16-94zM89 278c-17 0-42-10-49-50-5-25-5-64-5-88 0-26 0-55 3-76 9-51 40-54 51-54 13 0 42 7 49 49 5 22 5 55 5 81 0 30 0 59-5 87-6 39-30 51-49 51z"><text:p/></draw:path></draw:g></draw:g></text:p>
      <text:p text:style-name="P23"><draw:g text:anchor-type="as-char" svg:y="-0.259cm" draw:z-index="14" draw:style-name="gr1"><svg:title>TexMaths</svg:title><svg:desc>12§display§\(3x = -4\)§svg§600§FALSE§</svg:desc><draw:g draw:style-name="gr2"><draw:path draw:style-name="gr238" draw:text-style-name="P45" svg:width="1.493cm" svg:height="0.249cm" svg:x="0.004cm" svg:y="0.021cm" svg:viewBox="0 0 1494 250" svg:d="M0 0c498 0 997 0 1494 0 0 83 0 167 0 250-497 0-996 0-1494 0 0-83 0-167 0-250z"><text:p/></draw:path><draw:path draw:style-name="gr239" draw:text-style-name="P46" svg:width="0.173cm" svg:height="0.288cm" svg:x="0.001cm" svg:y="0.005cm" svg:viewBox="0 0 174 289" svg:d="M104 132c35-12 59-41 59-74 0-35-37-58-78-58-42 0-74 25-74 58 0 13 9 21 21 21 14 0 22-9 22-21 0-22-19-22-26-22 13-20 40-25 56-25 17 0 41 8 41 47 0 5-1 29-12 48-13 20-28 22-37 22-4 0-15 1-17 1-4 0-6 1-6 5s2 4 9 4c6 0 14 0 20 0 33 0 49 28 49 69 0 58-29 70-47 70s-50-8-65-32c15 2 28-7 28-24 0-14-11-23-24-23-10 0-23 6-23 25 0 38 38 66 85 66 52 0 89-39 89-82 0-34-27-66-70-75z"><text:p/></draw:path><draw:path draw:style-name="gr240" draw:text-style-name="P46" svg:width="0.209cm" svg:height="0.189cm" svg:x="0.206cm" svg:y="0.099cm" svg:viewBox="0 0 210 190" svg:d="M128 59c3-11 12-49 42-49 1 0 12 0 21 6-12 1-21 12-21 22 0 7 5 15 17 15 8 0 23-7 23-24 0-23-25-29-40-29-24 0-39 23-44 32-11-27-34-32-46-32-43 0-67 55-67 65 0 5 4 5 5 5 4 0 5-1 5-5 14-45 43-55 56-55 9 0 23 3 23 28 0 13-7 41-23 100-6 26-20 42-39 42-3 0-12 0-21-4 10-3 19-11 19-23 0-11-9-13-15-13-12 0-23 9-23 22 0 20 20 28 40 28 27 0 43-29 44-31 5 14 19 31 46 31 43 0 67-53 67-64 0-3-4-3-5-3-5 0-5 1-6 5-15 43-42 52-56 52-16 0-23-13-23-27 0-7 2-17 7-36 5-20 10-39 14-58z"><text:p/></draw:path><draw:path draw:style-name="gr241" draw:text-style-name="P46" svg:width="0.28cm" svg:height="0.098cm" svg:x="0.574cm" svg:y="0.132cm" svg:viewBox="0 0 281 99" svg:d="M266 17c6 0 15 0 15-9 0-8-9-8-15-8-84 0-168 0-252 0-6 0-14 0-14 8 0 9 8 9 14 9 84 0 168 0 252 0zM266 99c6 0 15 0 15-9 0-8-9-8-15-8-84 0-168 0-252 0-6 0-14 0-14 8 0 9 8 9 14 9 84 0 168 0 252 0z"><text:p/></draw:path><draw:path draw:style-name="gr242" draw:text-style-name="P46" svg:width="0.256cm" svg:height="0.016cm" svg:x="1.03cm" svg:y="0.171cm" svg:viewBox="0 0 257 17" svg:d="M242 17c7 0 15 0 15-9 0-8-8-8-15-8-75 0-152 0-228 0-7 0-14 0-14 8 0 9 7 9 14 9 76 0 153 0 228 0z"><text:p/></draw:path><draw:path draw:style-name="gr243" draw:text-style-name="P46" svg:width="0.186cm" svg:height="0.283cm" svg:x="1.333cm" svg:y="0cm" svg:viewBox="0 0 187 284" svg:d="M113 214c0 13 0 25 0 37 0 16-1 20-33 20-2 0-6 0-8 0 0 4 0 8 0 13 17-1 38-1 56-1s41 0 58 1c0-5 0-9 0-13-3 0-6 0-9 0-31 0-32-4-32-20 0-12 0-24 0-37 14 0 28 0 42 0 0-3 0-7 0-12-14 0-28 0-42 0 0-64 0-127 0-191 0-9 0-11-7-11-4 0-5 0-8 5-44 66-87 132-130 197 0 5 0 9 0 12 37 0 76 0 113 0zM115 202c-35 0-68 0-103 0 35-52 68-105 103-156 0 51 0 104 0 156z"><text:p/></draw:path></draw:g></draw:g><text:s/>ou <draw:g text:anchor-type="as-char" svg:y="-0.288cm" draw:z-index="13" draw:style-name="gr1"><svg:title>TexMaths</svg:title><svg:desc>12§display§\(2x = 3\)§svg§600§FALSE§</svg:desc><draw:g draw:style-name="gr2"><draw:path draw:style-name="gr244" draw:text-style-name="P45" svg:width="1.161cm" svg:height="0.244cm" svg:x="0.001cm" svg:y="0.021cm" svg:viewBox="0 0 1162 245" svg:d="M0 0c388 0 774 0 1162 0 0 82 0 163 0 245-388 0-774 0-1162 0 0-82 0-163 0-245z"><text:p/></draw:path><draw:path draw:style-name="gr245" draw:text-style-name="P46" svg:width="0.167cm" svg:height="0.277cm" svg:x="0.001cm" svg:y="0cm" svg:viewBox="0 0 168 278" svg:d="M32 246c15-15 30-29 45-43 66-58 91-80 91-122 0-47-38-81-90-81-47 0-78 38-78 76 0 23 20 23 22 23 7 0 21-4 21-22 0-11-7-22-21-22-4 0-5 0-6 1 9-27 32-43 57-43 39 0 57 34 57 68s-22 66-45 92c-27 30-54 60-81 89-4 5-4 6-4 16 52 0 104 0 156 0 4-24 8-48 12-73-4 0-7 0-11 0-2 13-5 31-9 38-3 3-30 3-40 3-25 0-50 0-76 0z"><text:p/></draw:path><draw:path draw:style-name="gr246" draw:text-style-name="P46" svg:width="0.209cm" svg:height="0.188cm" svg:x="0.203cm" svg:y="0.093cm" svg:viewBox="0 0 210 189" svg:d="M128 60c3-12 12-50 42-50 2 0 12 0 21 6-12 1-21 12-21 22 0 6 5 15 17 15 9 0 23-7 23-24 0-23-25-29-40-29-24 0-39 23-44 32-11-27-34-32-46-32-43 0-67 55-67 65 0 5 4 5 5 5 4 0 5-2 5-5 14-45 43-55 56-55 9 0 23 3 23 28 0 14-7 41-23 100-6 25-20 42-39 42-3 0-12 0-21-5 10-2 19-11 19-23 0-9-9-13-15-13-12 0-23 10-23 23 0 19 20 27 40 27 27 0 43-28 44-31 5 15 20 31 46 31 43 0 67-52 67-63 0-4-4-4-5-4-5 0-5 1-6 5-14 43-42 53-56 53-16 0-23-13-23-28 0-7 2-17 7-36s10-38 14-56z"><text:p/></draw:path><draw:path draw:style-name="gr247" draw:text-style-name="P46" svg:width="0.279cm" svg:height="0.097cm" svg:x="0.572cm" svg:y="0.125cm" svg:viewBox="0 0 280 98" svg:d="M265 17c6 0 15 0 15-9 0-8-9-8-15-8-84 0-168 0-252 0-6 0-13 0-13 8 0 9 7 9 13 9 84 0 168 0 252 0zM265 98c6 0 15 0 15-8 0-9-9-9-15-9-84 0-168 0-252 0-6 0-13 0-13 9 0 8 7 8 13 8 84 0 168 0 252 0z"><text:p/></draw:path><draw:path draw:style-name="gr248" draw:text-style-name="P46" svg:width="0.174cm" svg:height="0.287cm" svg:x="1.009cm" svg:y="0cm" svg:viewBox="0 0 175 288" svg:d="M104 132c35-11 60-41 60-74 0-34-37-58-78-58-43 0-74 25-74 58 0 13 8 21 22 21 13 0 21-9 21-21 0-22-20-22-26-22 13-20 41-25 55-25 18 0 41 8 41 47 0 4 0 29-12 47-12 21-27 22-37 22-4 0-14 1-17 1-3 1-6 1-6 5 0 5 3 5 11 5 6 0 12 0 18 0 34 0 50 27 50 68 0 58-29 70-48 70-18 0-49-8-65-32 16 2 29-7 29-23 0-15-12-23-24-23-10 0-24 6-24 24 0 38 40 66 85 66 52 0 90-39 90-82 0-33-26-66-71-74z"><text:p/></draw:path></draw:g></draw:g></text:p>
      <text:p text:style-name="P23"><draw:g text:anchor-type="as-char" svg:y="-0.57cm" draw:z-index="16" draw:style-name="gr1"><svg:title>TexMaths</svg:title><svg:desc>12§display§\(x = -\frac{4}{3}\)§svg§600§FALSE§</svg:desc><draw:g draw:style-name="gr2"><draw:path draw:style-name="gr225" draw:text-style-name="P45" svg:width="1.346cm" svg:height="0.822cm" svg:x="0.01cm" svg:y="0.023cm" svg:viewBox="0 0 1347 823" svg:d="M674 823c-225 0-450 0-674 0 0-274 0-549 0-823 449 0 899 0 1347 0 0 274 0 549 0 823-224 0-448 0-673 0z"><text:p/></draw:path><draw:path draw:style-name="gr226" draw:text-style-name="P46" svg:width="0.209cm" svg:height="0.189cm" svg:x="0.001cm" svg:y="0.384cm" svg:viewBox="0 0 210 190" svg:d="M128 59c4-11 14-49 42-49 3 0 12 0 22 4-12 3-20 14-20 23 0 7 4 16 15 16 10 0 23-9 23-25 0-22-24-28-38-28-26 0-40 23-45 32-11-27-33-32-45-32-45 0-69 54-69 65 0 4 4 3 5 4 4 0 5-1 6-4 14-45 42-55 56-55 9 0 23 3 23 27 0 13-7 42-23 101-7 26-21 43-39 43-3 0-12 0-22-5 11-2 21-11 21-23s-10-14-16-14c-13 0-24 11-24 24 0 19 22 27 40 27 28 0 43-28 44-32 5 16 20 32 46 32 43 0 67-53 67-64 0-4-4-4-5-4-4 0-5 1-5 4-14 45-43 55-56 55-17 0-23-13-23-28 0-8 2-18 7-37s9-38 13-57z"><text:p/></draw:path><draw:path draw:style-name="gr227" draw:text-style-name="P46" svg:width="0.28cm" svg:height="0.098cm" svg:x="0.37cm" svg:y="0.416cm" svg:viewBox="0 0 281 99" svg:d="M266 18c6 0 15-1 15-10 0-8-9-8-15-8-84 0-168 0-252 0-6 0-14 0-14 8 0 9 8 10 14 10 84 0 168 0 252 0zM266 99c6 0 15 0 15-8s-9-8-15-8c-84 0-168 0-252 0-6 0-14 0-14 8s8 8 14 8c84 0 168 0 252 0z"><text:p/></draw:path><draw:path draw:style-name="gr228" draw:text-style-name="P46" svg:width="0.257cm" svg:height="0.016cm" svg:x="0.825cm" svg:y="0.456cm" svg:viewBox="0 0 258 17" svg:d="M242 17c8 0 16 0 16-9 0-8-8-8-16-8-75 0-152 0-228 0-7 0-14 0-14 8 0 9 7 9 14 9 76 0 153 0 228 0z"><text:p/></draw:path><draw:path draw:style-name="gr229" draw:text-style-name="P46" svg:width="0.186cm" svg:height="0.284cm" svg:x="1.18cm" svg:y="0.001cm" svg:viewBox="0 0 187 285" svg:d="M112 216c0 12 0 24 0 36 0 15 0 20-32 20-3 0-6 0-9 0 0 4 0 8 0 13 18-1 39-1 57-1s40 0 58 1c0-5 0-9 0-13-4 0-6 0-10 0-31 0-32-5-32-20 0-12 0-24 0-36 14 0 29 0 43 0 0-5 0-10 0-14-14 0-29 0-43 0 0-63 0-128 0-191 0-9 0-11-6-11-4 0-5 0-8 5-44 66-87 132-130 197 0 4 0 9 0 14 37 0 74 0 112 0zM115 202c-35 0-68 0-103 0 35-52 68-104 103-156 0 52 0 104 0 156z"><text:p/></draw:path><draw:path draw:style-name="gr230" draw:text-style-name="P46" svg:width="0.21cm" svg:height="0.016cm" svg:x="1.168cm" svg:y="0.456cm" svg:viewBox="0 0 211 17" svg:d="M106 17c-35 0-71 0-106 0 0-6 0-11 0-17 71 0 140 0 211 0 0 6 0 11 0 17-35 0-71 0-105 0z"><text:p/></draw:path><draw:path draw:style-name="gr231" draw:text-style-name="P46" svg:width="0.174cm" svg:height="0.289cm" svg:x="1.186cm" svg:y="0.577cm" svg:viewBox="0 0 175 290" svg:d="M104 133c35-12 59-42 59-74 0-35-37-59-77-59-43 0-75 25-75 58 0 14 9 21 21 21 14 0 22-8 22-21 0-21-19-21-25-21 12-20 41-26 55-26 18 0 41 9 41 47 0 5-1 29-12 47-12 21-27 22-37 23-4 0-14 1-17 1-4 0-6 0-6 5s2 5 9 5c6 0 14 0 20 0 34 0 50 29 50 69 0 58-30 70-48 70s-50-7-65-32c15 2 28-8 28-23 0-16-11-24-23-24-11 0-24 6-24 25 0 38 40 66 85 66 52 0 90-38 90-82 0-34-26-67-71-75z"><text:p/></draw:path></draw:g></draw:g><text:s/>ou <draw:g text:anchor-type="as-char" svg:y="-0.561cm" draw:z-index="15" draw:style-name="gr1"><svg:title>TexMaths</svg:title><svg:desc>12§display§\(x = \frac{3}{2}\)§svg§600§FALSE§</svg:desc><draw:g draw:style-name="gr2"><draw:path draw:style-name="gr232" draw:text-style-name="P45" svg:width="1.019cm" svg:height="0.81cm" svg:x="0.01cm" svg:y="0.023cm" svg:viewBox="0 0 1020 811" svg:d="M511 811c-170 0-341 0-511 0 0-271 0-541 0-811 339 0 680 0 1020 0 0 270 0 540 0 811-169 0-340 0-509 0z"><text:p/></draw:path><draw:path draw:style-name="gr233" draw:text-style-name="P46" svg:width="0.209cm" svg:height="0.19cm" svg:x="0.001cm" svg:y="0.38cm" svg:viewBox="0 0 210 191" svg:d="M128 59c4-11 14-49 42-49 3 0 12 0 22 4-12 3-20 14-20 23 0 7 4 16 15 16 10 0 23-9 23-25 0-22-24-28-38-28-26 0-40 23-45 32-11-27-33-32-45-32-45 0-69 54-69 65 0 5 4 3 5 5 4 0 5-2 6-5 14-45 42-55 56-55 9 0 23 3 23 27 0 13-7 42-23 101-7 27-21 43-39 43-3 0-12 0-22-4 11-3 21-11 21-23s-10-15-16-15c-13 0-24 11-24 24 0 20 22 28 40 28 28 0 43-30 44-32 5 15 20 32 46 32 43 0 67-54 67-65 0-5-4-5-5-5-4 0-5 3-5 5-14 46-43 55-56 55-17 0-23-13-23-27 0-10 2-18 7-38 5-19 9-38 13-57z"><text:p/></draw:path><draw:path draw:style-name="gr234" draw:text-style-name="P46" svg:width="0.28cm" svg:height="0.099cm" svg:x="0.37cm" svg:y="0.412cm" svg:viewBox="0 0 281 100" svg:d="M266 17c6 0 15 0 15-9 0-8-9-8-15-8-84 0-168 0-252 0-6 0-14 0-14 8 0 9 8 9 14 9 84 0 168 0 252 0zM266 100c6 0 15-2 15-10 0-10-9-8-15-8-84 0-168 0-252 0-6 0-14-2-14 8 0 8 8 10 14 10 84 0 168 0 252 0z"><text:p/></draw:path><draw:path draw:style-name="gr235" draw:text-style-name="P46" svg:width="0.174cm" svg:height="0.29cm" svg:x="0.859cm" svg:y="0.001cm" svg:viewBox="0 0 175 291" svg:d="M104 132c35-11 59-41 59-73 0-35-37-59-77-59-43 0-75 25-75 58 0 13 9 21 21 21 14 0 22-9 22-21 0-21-19-21-26-21 13-20 42-26 56-26 18 0 41 9 41 47 0 4-1 30-12 48-12 20-27 21-37 21-4 2-14 3-17 3-4 0-6 0-6 5 0 4 2 4 9 4 6 0 14 0 20 0 34 0 50 28 50 70 0 58-30 70-48 70s-50-8-65-33c15 3 28-7 28-23 0-15-11-24-23-24-11 0-24 6-24 24 0 39 40 68 85 68 52 0 90-39 90-82 0-35-26-67-71-77z"><text:p/></draw:path><draw:path draw:style-name="gr236" draw:text-style-name="P46" svg:width="0.21cm" svg:height="0.016cm" svg:x="0.841cm" svg:y="0.451cm" svg:viewBox="0 0 211 17" svg:d="M106 17c-35 0-71 0-106 0 0-6 0-11 0-17 71 0 140 0 211 0 0 6 0 11 0 17-35 0-71 0-105 0z"><text:p/></draw:path><draw:path draw:style-name="gr237" draw:text-style-name="P46" svg:width="0.167cm" svg:height="0.28cm" svg:x="0.862cm" svg:y="0.574cm" svg:viewBox="0 0 168 281" svg:d="M32 249c15-15 30-29 45-44 66-58 91-81 91-123 0-48-38-82-90-82-47 0-78 38-78 77 0 23 20 23 22 23 7 0 22-5 22-22 0-11-8-23-22-23-4 0-4 0-6 1 10-27 33-43 57-43 39 0 57 34 57 69 0 33-22 67-45 93-26 30-54 60-80 90-5 5-5 5-5 16 52 0 104 0 156 0 4-25 8-49 12-73-4 0-7 0-11 0-2 12-5 31-9 37-3 4-30 4-40 4-25 0-50 0-76 0z"><text:p/></draw:path></draw:g></draw:g></text:p>
      <text:p text:style-name="P23">Les solutions de l'équation <draw:g text:anchor-type="as-char" svg:y="-0.314cm" draw:z-index="17" draw:style-name="gr1"><svg:title>TexMaths</svg:title><svg:desc>12§display§\((3x + 4)(2x - 3) = 0\) §svg§600§FALSE§</svg:desc><draw:g draw:style-name="gr2"><draw:path draw:style-name="gr210" draw:text-style-name="P45" svg:width="3.723cm" svg:height="0.376cm" svg:x="0.001cm" svg:y="0.023cm" svg:viewBox="0 0 3724 377" svg:d="M1863 377c-622 0-1243 0-1863 0 0-126 0-251 0-377 1241 0 2483 0 3724 0 0 126 0 251 0 377-621 0-1241 0-1861 0z"><text:p/></draw:path><draw:path draw:style-name="gr211" draw:text-style-name="P46" svg:width="0.097cm" svg:height="0.42cm" svg:x="0.021cm" svg:y="0.001cm" svg:viewBox="0 0 98 421" svg:d="M98 416c0-1 0-1-7-9-53-54-67-133-67-197 0-73 17-146 68-198 6-6 6-6 6-7 0-4-2-5-4-5-5 0-42 29-68 83-21 46-26 92-26 127 0 33 5 83 28 131 25 52 61 80 66 80 2 0 4-1 4-5z"><text:p/></draw:path><draw:path draw:style-name="gr212" draw:text-style-name="P46" svg:width="0.173cm" svg:height="0.287cm" svg:x="0.162cm" svg:y="0.037cm" svg:viewBox="0 0 174 288" svg:d="M104 132c35-12 59-41 59-74 0-35-37-58-78-58-42 0-74 25-74 56 0 15 9 23 21 23 14 0 22-9 22-21 0-22-20-22-26-22 13-20 40-26 56-26 17 0 41 9 41 48 0 5-1 29-12 48-13 19-28 21-39 21-2 0-13 2-15 2-4 0-6 1-6 4 0 5 2 5 9 5 6 0 12 0 18 0 35 0 51 29 51 70 0 56-29 68-47 68-19 0-50-7-65-32 15 2 28-7 28-22s-12-24-24-24c-10 0-23 6-23 26 0 37 38 64 85 64 51 0 89-38 89-80 0-35-26-67-70-76z"><text:p/></draw:path><draw:path draw:style-name="gr213" draw:text-style-name="P46" svg:width="0.209cm" svg:height="0.19cm" svg:x="0.367cm" svg:y="0.131cm" svg:viewBox="0 0 210 191" svg:d="M128 59c3-11 12-49 42-49 2 0 12 0 21 4-12 3-21 14-21 23 0 7 5 16 17 16 9 0 23-9 23-25 0-22-25-28-40-28-24 0-39 23-44 32-11-27-34-32-46-32-43 0-67 54-67 65 0 5 4 5 5 5 4 0 5-1 5-5 14-45 43-55 56-55 9 0 23 3 23 27 0 13-7 42-23 101-6 27-20 44-39 44-3 0-12 0-21-5 10-3 19-11 19-23s-9-15-15-15c-13 0-23 11-23 24 0 20 20 28 40 28 27 0 43-30 44-32 5 15 19 32 46 32 43 0 67-54 67-65 0-3-4-3-5-3-5 0-5 1-6 3-14 46-42 56-56 56-16 0-23-14-23-28 0-10 2-18 7-37 5-20 10-39 14-58z"><text:p/></draw:path><draw:path draw:style-name="gr214" draw:text-style-name="P46" svg:width="0.28cm" svg:height="0.278cm" svg:x="0.713cm" svg:y="0.072cm" svg:viewBox="0 0 281 279" svg:d="M149 149c39 0 78 0 117 0 6 0 15-1 15-10s-9-8-15-8c-39 0-78 0-117 0 0-40 0-78 0-118 0-6 0-13-9-13-8 0-8 7-8 13 0 40 0 78 0 118-40 0-78 0-118 0-6 0-14-1-14 8s8 10 14 10c40 0 78 0 118 0 0 39 0 78 0 117 0 6 0 13 8 13 9 0 9-7 9-13 0-39 0-78 0-117z"><text:p/></draw:path><draw:path draw:style-name="gr215" draw:text-style-name="P46" svg:width="0.185cm" svg:height="0.283cm" svg:x="1.123cm" svg:y="0.032cm" svg:viewBox="0 0 186 284" svg:d="M112 215c0 12 0 24 0 36 0 15-2 19-33 19-2 0-6 0-8 0 0 5 0 10 0 14 17-2 38-2 56-2 17 0 41 0 58 2 0-4 0-9 0-14-3 0-6 0-9 0-31 0-32-4-32-19 0-12 0-24 0-36 14 0 28 0 42 0 0-5 0-9 0-13-14 0-28 0-42 0 0-64 0-127 0-191 0-9 0-11-7-11-4 0-5 0-9 5-43 66-85 131-128 197 0 4 0 8 0 13 37 0 74 0 112 0zM114 202c-35 0-68 0-103 0 35-53 68-105 103-156 0 51 0 103 0 156z"><text:p/></draw:path><draw:path draw:style-name="gr216" draw:text-style-name="P46" svg:width="0.097cm" svg:height="0.42cm" svg:x="1.345cm" svg:y="0.001cm" svg:viewBox="0 0 98 421" svg:d="M98 210c0-32-4-83-27-131-25-51-63-79-66-79s-5 2-5 5c0 1 0 1 8 9 41 41 66 109 66 196 0 71-15 146-68 199-6 6-6 6-6 7 0 2 2 5 5 5s42-29 67-83c22-46 26-93 26-128z"><text:p/></draw:path><draw:path draw:style-name="gr217" draw:text-style-name="P46" svg:width="0.096cm" svg:height="0.42cm" svg:x="1.527cm" svg:y="0.001cm" svg:viewBox="0 0 97 421" svg:d="M97 416c0-1 0-1-7-9-53-54-66-133-66-197 0-73 16-146 68-198 5-6 5-6 5-7 0-4-1-5-3-5-5 0-42 29-68 83-21 46-26 92-26 127 0 33 5 83 28 131 25 52 61 80 66 80 2 0 3-1 3-5z"><text:p/></draw:path><draw:path draw:style-name="gr218" draw:text-style-name="P46" svg:width="0.167cm" svg:height="0.278cm" svg:x="1.67cm" svg:y="0.037cm" svg:viewBox="0 0 168 279" svg:d="M32 246c15-14 30-27 45-42 66-57 91-80 91-122 0-48-37-82-89-82-48 0-79 38-79 76 0 24 22 24 23 24 7 0 21-5 21-23 0-11-7-22-22-22-3 0-4 0-5 0 9-27 32-42 56-42 39 0 57 34 57 69 0 33-21 66-45 92-26 30-54 59-80 89-5 5-5 6-5 16 53 0 104 0 157 0 4-24 7-48 11-72-4 0-6 0-10 0-2 13-6 30-9 36-4 3-31 3-41 3-25 0-50 0-76 0z"><text:p/></draw:path><draw:path draw:style-name="gr219" draw:text-style-name="P46" svg:width="0.209cm" svg:height="0.19cm" svg:x="1.871cm" svg:y="0.131cm"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4 0 68-54 68-65 0-3-5-3-6-3-4 0-5 1-5 3-14 46-43 56-56 56-17 0-23-14-23-28 0-10 2-18 7-37 5-20 10-39 15-58z"><text:p/></draw:path><draw:path draw:style-name="gr220" draw:text-style-name="P46" svg:width="0.257cm" svg:height="0.017cm" svg:x="2.228cm" svg:y="0.203cm" svg:viewBox="0 0 258 18" svg:d="M244 18c7 0 14-1 14-10 0-8-7-8-14-8-76 0-153 0-228 0-8 0-16 0-16 8 0 9 8 10 16 10 75 0 152 0 228 0z"><text:p/></draw:path><draw:path draw:style-name="gr221" draw:text-style-name="P46" svg:width="0.174cm" svg:height="0.287cm" svg:x="2.633cm" svg:y="0.037cm" svg:viewBox="0 0 175 288" svg:d="M104 132c35-12 60-41 60-74 0-35-37-58-78-58-43 0-74 25-74 56 0 15 8 23 22 23 13 0 21-9 21-21 0-22-20-22-26-22 13-20 41-26 55-26 18 0 41 9 41 48 0 5-1 29-12 48-12 19-27 21-37 21-4 0-14 2-17 2s-6 1-6 4c0 5 3 5 11 5 6 0 12 0 18 0 34 0 50 29 50 70 0 56-29 68-48 68-18 0-49-7-65-32 16 2 29-7 29-22s-12-24-24-24c-11 0-24 6-24 26 0 37 40 64 85 64 52 0 90-38 90-80 0-35-26-67-71-76z"><text:p/></draw:path><draw:path draw:style-name="gr222" draw:text-style-name="P46" svg:width="0.097cm" svg:height="0.42cm" svg:x="2.85cm" svg:y="0.001cm" svg:viewBox="0 0 98 421" svg:d="M98 210c0-32-4-83-28-131-26-51-62-79-65-79s-5 2-5 5c0 1 0 1 8 9 41 41 65 109 65 196 0 71-15 146-67 199-6 6-6 6-6 7 0 2 2 5 5 5s42-29 67-83c20-46 26-93 26-128z"><text:p/></draw:path><draw:path draw:style-name="gr223" draw:text-style-name="P46" svg:width="0.28cm" svg:height="0.099cm" svg:x="3.131cm" svg:y="0.162cm" svg:viewBox="0 0 281 100" svg:d="M266 18c6 0 15-1 15-10 0-8-9-8-15-8-84 0-168 0-252 0-6 0-14 0-14 8 0 9 8 10 14 10 84 0 168 0 252 0zM266 100c6 0 15 0 15-9s-9-9-15-9c-84 0-168 0-252 0-6 0-14 0-14 9s8 9 14 9c84 0 168 0 252 0z"><text:p/></draw:path><draw:path draw:style-name="gr224" draw:text-style-name="P46" svg:width="0.177cm" svg:height="0.287cm" svg:x="3.569cm" svg:y="0.037cm"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draw:g><text:s/>sont <draw:g text:anchor-type="as-char" svg:y="-0.57cm" draw:z-index="18" draw:style-name="gr1"><svg:title>TexMaths</svg:title><svg:desc>12§display§\(-\frac{4}{3}\)§svg§600§FALSE§</svg:desc><draw:g draw:style-name="gr2"><draw:path draw:style-name="gr205" draw:text-style-name="P45" svg:width="0.543cm" svg:height="0.822cm" svg:x="0.001cm" svg:y="0.023cm" svg:viewBox="0 0 544 823" svg:d="M273 823c-91 0-182 0-273 0 0-274 0-549 0-823 181 0 363 0 544 0 0 274 0 549 0 823-90 0-181 0-271 0z"><text:p/></draw:path><draw:path draw:style-name="gr206" draw:text-style-name="P46" svg:width="0.257cm" svg:height="0.016cm" svg:x="0.014cm" svg:y="0.456cm" svg:viewBox="0 0 258 17" svg:d="M242 17c7 0 16 0 16-9 0-8-9-8-16-8-75 0-151 0-226 0-8 0-16 0-16 8 0 9 8 9 16 9 75 0 151 0 226 0z"><text:p/></draw:path><draw:path draw:style-name="gr207" draw:text-style-name="P46" svg:width="0.186cm" svg:height="0.284cm" svg:x="0.368cm" svg:y="0.001cm" svg:viewBox="0 0 187 285" svg:d="M111 216c0 12 0 24 0 36 0 15 0 20-31 20-3 0-6 0-9 0 0 4 0 8 0 13 18-1 39-1 57-1s40 0 58 1c0-5 0-9 0-13-4 0-7 0-10 0-31 0-31-5-31-20 0-12 0-24 0-36 13 0 28 0 42 0 0-5 0-10 0-14-14 0-29 0-42 0 0-63 0-128 0-191 0-9 0-11-7-11-4 0-5 0-9 5-43 66-86 132-129 197 0 4 0 9 0 14 37 0 74 0 111 0zM115 202c-35 0-68 0-103 0 35-52 68-104 103-156 0 52 0 104 0 156z"><text:p/></draw:path><draw:path draw:style-name="gr208" draw:text-style-name="P46" svg:width="0.21cm" svg:height="0.016cm" svg:x="0.356cm" svg:y="0.456cm" svg:viewBox="0 0 211 17" svg:d="M105 17c-34 0-70 0-105 0 0-6 0-11 0-17 71 0 140 0 211 0 0 6 0 11 0 17-36 0-71 0-106 0z"><text:p/></draw:path><draw:path draw:style-name="gr209" draw:text-style-name="P46" svg:width="0.174cm" svg:height="0.289cm" svg:x="0.374cm" svg:y="0.577cm" svg:viewBox="0 0 175 290" svg:d="M104 133c35-12 59-42 59-74 0-35-37-59-77-59-43 0-74 25-74 58 0 14 8 21 20 21 14 0 22-8 22-21 0-21-19-21-25-21 12-20 41-26 55-26 18 0 41 9 41 47 0 5-2 29-12 47-12 21-27 22-37 23-4 0-14 1-17 1-4 0-6 0-6 5s2 5 9 5c6 0 14 0 19 0 35 0 51 29 51 69 0 58-30 70-48 70s-50-7-65-32c15 2 28-8 28-23 0-16-11-24-23-24-11 0-24 6-24 25 0 38 40 66 85 66 52 0 90-38 90-82 0-34-26-67-71-75z"><text:p/></draw:path></draw:g></draw:g><text:s/>et <draw:g text:anchor-type="as-char" svg:y="-0.561cm" draw:z-index="19" draw:style-name="gr1"><svg:title>TexMaths</svg:title><svg:desc>12§display§\(\frac{3}{2}\)§svg§600§FALSE§</svg:desc><draw:g draw:style-name="gr2"><draw:path draw:style-name="gr201" draw:text-style-name="P45" svg:width="0.165cm" svg:height="0.81cm" svg:x="0.022cm" svg:y="0.022cm" svg:viewBox="0 0 166 811" svg:d="M0 0c55 0 111 0 166 0 0 270 0 540 0 811-55 0-111 0-166 0 0-271 0-541 0-811z"><text:p/></draw:path><draw:path draw:style-name="gr202" draw:text-style-name="P46" svg:width="0.172cm" svg:height="0.288cm" svg:x="0.018cm" svg:y="0cm" svg:viewBox="0 0 173 289" svg:d="M103 132c34-11 58-41 58-74 0-34-36-58-76-58-42 0-74 25-74 58 0 13 9 21 21 21 14 0 22-9 22-21 0-21-20-21-26-21 13-21 41-26 56-26 17 0 39 8 39 47 0 4 0 30-12 48-11 20-26 21-36 21-3 2-14 2-16 2-4 1-7 1-7 6 0 3 3 3 11 3 6 0 12 0 18 0 33 0 49 29 49 71 0 56-28 70-47 70-18 0-49-8-64-33 15 3 28-7 28-23 0-15-12-24-24-24-10 0-23 6-23 24 0 39 38 66 84 66 51 0 89-37 89-80 0-35-26-67-70-77z"><text:p/></draw:path><draw:path draw:style-name="gr203" draw:text-style-name="P46" svg:width="0.208cm" svg:height="0.016cm" svg:x="0cm" svg:y="0.45cm" svg:viewBox="0 0 209 17" svg:d="M0 0c70 0 139 0 209 0 0 6 0 11 0 17-70 0-139 0-209 0 0-6 0-11 0-17z"><text:p/></draw:path><draw:path draw:style-name="gr204" draw:text-style-name="P46" svg:width="0.166cm" svg:height="0.28cm" svg:x="0.02cm" svg:y="0.573cm" svg:viewBox="0 0 167 281" svg:d="M32 249c15-15 31-29 46-44 64-58 89-81 89-123 0-48-37-82-88-82-48 0-79 40-79 77 0 23 22 23 23 23 7 0 21-5 21-22 0-11-7-22-21-22-4 0-5 0-6 0 9-27 32-43 56-43 38 0 56 35 56 69 0 33-21 67-42 93-28 30-55 60-82 90-5 5-5 6-5 16 52 0 103 0 155 0 5-25 8-49 12-73-4 0-7 0-11 0-1 12-5 31-8 37-4 4-31 4-41 4-24 0-49 0-75 0z"><text:p/></draw:path></draw:g></draw:g>.</text:p>
      <text:p text:style-name="P20"/>
      <table:table table:name="Tableau4" table:style-name="Tableau4">
        <table:table-column table:style-name="Tableau4.A"/>
        <table:table-row>
          <table:table-cell table:style-name="Tableau4.A1" office:value-type="string">
            <text:p text:style-name="P39">Mon exemple :</text:p>
            <text:p text:style-name="P35"/>
            <text:p text:style-name="P35"/>
            <text:p text:style-name="P35"/>
            <text:p text:style-name="P35"/>
            <text:p text:style-name="P35"/>
            <text:p text:style-name="P35"/>
          </table:table-cell>
        </table:table-row>
      </table:table>
      <text:p text:style-name="P24"/>
      <text:p text:style-name="P22"/>
      <text:p text:style-name="P8">Remarque</text:p>
      <text:p text:style-name="P22"><text:span text:style-name="T4">Ce type d'équation, écrite sous la forme d'un produit égal à 0, est appelée une </text:span><text:span text:style-name="T1">équation produit</text:span><text:span text:style-name="T3">.</text:span></text:p>
      <text:p text:style-name="P22"/>
      <text:p text:style-name="P8">Méthode</text:p>
      <text:p text:style-name="P8">Pour se ramener à une équation produit, il est parfois nécessaire de factoriser une expression.</text:p>
      <text:p text:style-name="P22"/>
      <text:p text:style-name="P22">Exemple</text:p>
      <text:p text:style-name="P25">On veut résoudre l'équation <draw:g text:anchor-type="as-char" svg:y="-0.367cm" draw:z-index="20" draw:style-name="gr1"><svg:title>TexMaths</svg:title><svg:desc>12§display§\(x^2 + 7x = 0\)§svg§600§FALSE§</svg:desc><draw:g draw:style-name="gr2"><draw:path draw:style-name="gr193" draw:text-style-name="P45" svg:width="2.107cm" svg:height="0.359cm" svg:x="0.01cm" svg:y="0.022cm" svg:viewBox="0 0 2108 360" svg:d="M0 0c703 0 1405 0 2108 0 0 120 0 240 0 360-703 0-1405 0-2108 0 0-120 0-240 0-360z"><text:p/></draw:path><draw:path draw:style-name="gr194" draw:text-style-name="P46" svg:width="0.209cm" svg:height="0.19cm" svg:x="0.001cm" svg:y="0.183cm" svg:viewBox="0 0 210 191" svg:d="M128 59c3-11 14-49 42-49 3 0 12 0 22 4-12 3-20 14-20 23 0 7 4 15 15 15 10 0 23-8 23-24 0-22-25-28-40-28-24 0-38 22-43 31-11-27-33-31-45-31-45 0-69 54-69 65 0 3 4 2 5 3 4 0 5 0 6-3 14-46 42-55 56-55 9 0 23 3 23 27 0 13-7 41-23 101-7 25-21 43-39 43-4 0-13 0-22-6 11-1 21-11 21-21 0-12-10-16-16-16-13 0-24 11-24 25 0 19 22 28 40 28 27 0 43-30 44-33 5 16 20 33 46 33 43 0 67-55 67-65 0-5-4-5-5-5-4 0-5 3-6 5-13 46-42 55-55 55-17 0-24-13-24-27 0-10 3-20 7-38 5-19 10-38 14-57z"><text:p/></draw:path><draw:path draw:style-name="gr195" draw:text-style-name="P46" svg:width="0.13cm" svg:height="0.195cm" svg:x="0.248cm" svg:y="0cm" svg:viewBox="0 0 131 196" svg:d="M131 142c-4 0-6 0-10 0-1 7-5 24-8 27-3 1-25 1-29 1-18 0-36 0-54 0 30-27 41-36 59-49 21-18 42-36 42-63 0-36-31-58-70-58-36 0-61 25-61 53 0 14 13 17 16 17 7 0 15-5 15-16 0-6-1-16-17-16 9-21 29-27 44-27 28 0 44 23 44 47 0 25-18 45-28 56-24 23-46 46-70 70-4 3-4 3-4 12 41 0 82 0 122 0 3-18 6-36 9-54z"><text:p/></draw:path><draw:path draw:style-name="gr196" draw:text-style-name="P46" svg:width="0.28cm" svg:height="0.279cm" svg:x="0.536cm" svg:y="0.123cm" svg:viewBox="0 0 281 280" svg:d="M149 149c39 0 78 0 117 0 6 0 15 0 15-9 0-8-9-8-15-8-39 0-78 0-117 0 0-40 0-78 0-118 0-6 0-14-9-14-8 0-8 8-8 14 0 40 0 78 0 118-40 0-78 0-118 0-6 0-14 0-14 8 0 9 8 9 14 9 40 0 78 0 118 0 0 38 0 78 0 116 0 6 0 15 8 15 9 0 9-9 9-15 0-38 0-78 0-116z"><text:p/></draw:path><draw:path draw:style-name="gr197" draw:text-style-name="P46" svg:width="0.18cm" svg:height="0.292cm" svg:x="0.957cm" svg:y="0.085cm" svg:viewBox="0 0 181 293" svg:d="M178 28c3-5 3-6 3-15-33 0-68 0-102 0-51 0-53-6-54-13-3 0-7 0-11 0-4 29-9 58-14 86 4 0 7 0 11 0 1-7 5-33 11-38 2-2 36-2 40-2 29 0 59 0 88 0-5 7-38 52-47 66-38 57-53 115-53 157 0 5 0 24 21 24 19 0 19-19 19-24 0-7 0-15 0-22 0-23 1-44 5-67 1-10 7-46 25-72 19-28 38-54 58-80z"><text:p/></draw:path><draw:path draw:style-name="gr198" draw:text-style-name="P46" svg:width="0.209cm" svg:height="0.19cm" svg:x="1.155cm" svg:y="0.183cm" svg:viewBox="0 0 210 191" svg:d="M130 59c2-11 12-49 40-49 3 0 14 0 22 4-12 3-20 14-20 23 0 7 4 15 15 15 10 0 23-8 23-24 0-22-24-28-38-28-26 0-40 22-45 31-11-27-33-31-45-31-45 0-69 54-69 65 0 3 5 3 6 3 3 0 4 0 5-3 14-46 42-55 56-55 9 0 23 3 23 27 0 13-7 41-23 101-6 25-21 43-39 43-3 0-12 0-22-6 11-1 21-11 21-21 0-12-10-16-16-16-13 0-24 11-24 25 0 19 22 28 41 28 27 0 42-30 43-33 6 16 20 33 46 33 44 0 68-55 68-65 0-5-5-5-6-5-4 0-5 3-5 5-14 46-43 55-56 55-17 0-23-13-23-27 0-10 2-20 7-38 5-19 10-38 15-57z"><text:p/></draw:path><draw:path draw:style-name="gr199" draw:text-style-name="P46" svg:width="0.28cm" svg:height="0.097cm" svg:x="1.525cm" svg:y="0.213cm" svg:viewBox="0 0 281 98" svg:d="M266 17c6 0 15 0 15-9 0-8-9-8-15-8-84 0-168 0-252 0-6 0-14 0-14 8 0 9 8 9 14 9 84 0 168 0 252 0zM266 98c6 0 15 0 15-8s-9-8-15-8c-84 0-168 0-252 0-6 0-14 0-14 8s8 8 14 8c84 0 168 0 252 0z"><text:p/></draw:path><draw:path draw:style-name="gr200" draw:text-style-name="P46" svg:width="0.177cm" svg:height="0.288cm" svg:x="1.963cm" svg:y="0.089cm" svg:viewBox="0 0 178 289" svg:d="M178 146c0-33-3-67-17-98-19-41-54-48-72-48-25 0-55 11-73 50-14 29-16 63-16 96 0 32 2 69 19 100 18 35 49 43 70 43 23 0 55-9 73-49 13-29 16-61 16-94zM89 280c-17 0-42-11-49-52-5-25-5-62-5-88s0-54 3-76c9-51 40-54 51-54 13 0 42 7 49 49 5 24 5 55 5 81 0 33 0 62-5 87-6 39-30 53-49 53z"><text:p/></draw:path></draw:g></draw:g>.</text:p>
      <text:p text:style-name="P25">En factorisant le membre de gauche, on obtient <draw:g text:anchor-type="as-char" svg:y="-0.314cm" draw:z-index="21" draw:style-name="gr1"><svg:title>TexMaths</svg:title><svg:desc>12§display§\(x(x + 7) = 0\) §svg§600§FALSE§</svg:desc><draw:g draw:style-name="gr2"><draw:path draw:style-name="gr184" draw:text-style-name="P45" svg:width="2.246cm" svg:height="0.376cm" svg:x="0.01cm" svg:y="0.023cm" svg:viewBox="0 0 2247 377" svg:d="M1124 377c-375 0-750 0-1124 0 0-126 0-251 0-377 749 0 1499 0 2247 0 0 126 0 251 0 377-374 0-748 0-1123 0z"><text:p/></draw:path><draw:path draw:style-name="gr185" draw:text-style-name="P46" svg:width="0.209cm" svg:height="0.19cm" svg:x="0.001cm" svg:y="0.131cm"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3 0 67-54 67-65 0-3-4-3-5-3-4 0-5 1-5 3-14 46-43 56-56 56-17 0-23-14-23-28 0-10 2-18 7-37 5-20 10-39 15-58z"><text:p/></draw:path><draw:path draw:style-name="gr186" draw:text-style-name="P46" svg:width="0.096cm" svg:height="0.42cm" svg:x="0.272cm" svg:y="0.001cm" svg:viewBox="0 0 97 421" svg:d="M97 416c0-1 0-1-7-9-53-54-66-133-66-197 0-73 16-146 68-198 5-6 5-6 5-7 0-4-1-5-3-5-5 0-42 29-68 83-21 46-26 92-26 127 0 33 5 83 28 131 25 52 61 80 66 80 2 0 3-1 3-5z"><text:p/></draw:path><draw:path draw:style-name="gr187" draw:text-style-name="P46" svg:width="0.209cm" svg:height="0.19cm" svg:x="0.406cm" svg:y="0.131cm" svg:viewBox="0 0 210 191" svg:d="M128 59c3-11 12-49 42-49 2 0 12 0 21 4-12 3-21 14-21 23 0 7 5 16 17 16 9 0 23-9 23-25 0-22-25-28-40-28-24 0-39 23-44 32-11-27-34-32-46-32-43 0-67 54-67 65 0 5 4 5 5 5 4 0 5-1 5-5 14-45 43-55 56-55 9 0 23 3 23 27 0 13-7 42-23 101-6 27-20 44-39 44-3 0-12 0-21-5 10-3 19-11 19-23s-9-15-15-15c-12 0-23 11-23 24 0 20 20 28 40 28 27 0 43-30 44-32 5 15 20 32 46 32 43 0 67-54 67-65 0-3-4-3-5-3-5 0-5 1-6 3-14 46-42 56-56 56-16 0-23-14-23-28 0-10 2-18 7-37 5-20 10-39 14-58z"><text:p/></draw:path><draw:path draw:style-name="gr188" draw:text-style-name="P46" svg:width="0.28cm" svg:height="0.278cm" svg:x="0.752cm" svg:y="0.072cm" svg:viewBox="0 0 281 279" svg:d="M149 149c39 0 78 0 117 0 6 0 15-1 15-10s-9-8-15-8c-39 0-78 0-117 0 0-40 0-78 0-118 0-6 0-13-9-13-8 0-8 7-8 13 0 40 0 78 0 118-40 0-78 0-118 0-6 0-14-1-14 8s8 10 14 10c40 0 78 0 118 0 0 39 0 78 0 117 0 6 0 13 8 13 9 0 9-7 9-13 0-39 0-78 0-117z"><text:p/></draw:path><draw:path draw:style-name="gr189" draw:text-style-name="P46" svg:width="0.18cm" svg:height="0.292cm" svg:x="1.172cm" svg:y="0.032cm" svg:viewBox="0 0 181 293" svg:d="M178 29c3-6 3-6 3-16-33 0-68 0-102 0-51 0-53-5-54-13-3 0-7 0-11 0-4 29-9 58-14 87 4 0 7 0 11 0 1-6 5-33 11-39 2-2 36-2 40-2 29 0 59 0 88 0-5 7-38 53-47 67-38 56-53 114-53 157 0 4 0 23 21 23 19 0 19-19 19-23 0-7 0-14 0-21 0-23 1-46 5-69 1-9 7-45 25-72 19-26 38-53 58-79z"><text:p/></draw:path><draw:path draw:style-name="gr190" draw:text-style-name="P46" svg:width="0.097cm" svg:height="0.42cm" svg:x="1.383cm" svg:y="0.001cm" svg:viewBox="0 0 98 421" svg:d="M98 210c0-32-4-83-27-131-25-51-63-79-66-79s-5 2-5 5c0 1 0 1 8 9 41 41 65 109 65 196 0 71-15 146-67 199-6 6-6 6-6 7 0 2 2 5 5 5s42-29 67-83c22-46 26-93 26-128z"><text:p/></draw:path><draw:path draw:style-name="gr191" draw:text-style-name="P46" svg:width="0.28cm" svg:height="0.099cm" svg:x="1.664cm" svg:y="0.162cm" svg:viewBox="0 0 281 100" svg:d="M266 18c6 0 15-1 15-10 0-8-9-8-15-8-84 0-168 0-252 0-6 0-14 0-14 8 0 9 8 10 14 10 84 0 168 0 252 0zM266 100c6 0 15 0 15-9s-9-9-15-9c-84 0-168 0-252 0-6 0-14 0-14 9s8 9 14 9c84 0 168 0 252 0z"><text:p/></draw:path><draw:path draw:style-name="gr192" draw:text-style-name="P46" svg:width="0.177cm" svg:height="0.287cm" svg:x="2.102cm" svg:y="0.037cm" svg:viewBox="0 0 178 288" svg:d="M178 145c0-33-3-67-17-98-19-41-54-47-72-47-25 0-57 11-73 49-14 30-16 63-16 96 0 32 1 70 19 100 18 35 48 43 70 43 23 0 54-8 73-49 13-27 16-60 16-94zM89 279c-17 0-42-11-49-51-5-24-5-63-5-87 0-28 0-56 3-78 9-50 40-55 51-55 13 0 41 9 49 50 5 24 5 56 5 83 0 31 0 60-5 86-7 40-31 52-49 52z"><text:p/></draw:path></draw:g></draw:g><text:s/>qui est une équation produit.</text:p>
      <text:p text:style-name="P22">On résout cette équation :</text:p>
      <text:p text:style-name="P25"><draw:g text:anchor-type="as-char" svg:y="-0.288cm" draw:z-index="23" draw:style-name="gr1"><svg:title>TexMaths</svg:title><svg:desc>12§display§\(x = 0\)§svg§600§FALSE§</svg:desc><draw:g draw:style-name="gr2"><draw:path draw:style-name="gr174" draw:text-style-name="P45" svg:width="0.951cm" svg:height="0.244cm" svg:x="0.01cm" svg:y="0.021cm" svg:viewBox="0 0 952 245" svg:d="M0 0c317 0 635 0 952 0 0 82 0 163 0 245-317 0-635 0-952 0 0-82 0-163 0-245z"><text:p/></draw:path><draw:path draw:style-name="gr175" draw:text-style-name="P46" svg:width="0.209cm" svg:height="0.188cm" svg:x="0.001cm" svg:y="0.093cm" svg:viewBox="0 0 210 189" svg:d="M128 60c3-12 12-50 42-50 3 0 12 0 22 6-12 1-20 12-20 22 0 6 4 15 15 15 10 0 23-7 23-24 0-23-25-29-40-29-24 0-38 23-44 32-10-27-32-32-44-32-45 0-69 55-69 65 0 5 4 2 5 5 4 0 5-2 6-5 14-45 42-55 56-55 9 0 23 3 23 28 0 14-7 41-23 100-7 25-21 42-39 42-4 0-13 0-22-5 11-2 19-11 19-23 0-9-8-13-15-13-12 0-23 10-23 23 0 19 22 27 40 27 27 0 43-28 44-31 5 15 20 31 46 31 43 0 67-52 67-63 0-4-4-4-5-4-4 0-5 1-6 5-13 43-42 53-55 53-17 0-24-13-24-28 0-7 2-17 7-36s10-38 14-56z"><text:p/></draw:path><draw:path draw:style-name="gr176" draw:text-style-name="P46" svg:width="0.279cm" svg:height="0.097cm" svg:x="0.371cm" svg:y="0.125cm" svg:viewBox="0 0 280 98" svg:d="M265 17c6 0 15 0 15-9 0-8-9-8-14-8-85 0-169 0-253 0-6 0-13 0-13 8 0 9 7 9 14 9 84 0 167 0 251 0zM266 98c5 0 14 0 14-8 0-9-9-9-15-9-84 0-167 0-251 0-7 0-14 0-14 9 0 8 7 8 13 8 84 0 168 0 253 0z"><text:p/></draw:path><draw:path draw:style-name="gr177" draw:text-style-name="P46" svg:width="0.177cm" svg:height="0.287cm" svg:x="0.806cm" svg:y="0cm" svg:viewBox="0 0 178 288" svg:d="M178 145c0-34-3-67-17-98-19-40-54-47-72-47-25 0-55 11-73 50-14 29-16 61-16 95 0 30 2 68 19 101 18 33 49 42 70 42 23 0 55-9 73-49 13-29 16-62 16-94zM89 278c-17 0-41-10-49-50-5-25-5-64-5-88 0-26 0-55 3-76 9-51 40-54 51-54 14 0 42 7 49 49 5 22 5 55 5 81 0 30 0 59-5 87-6 39-30 51-49 51z"><text:p/></draw:path></draw:g></draw:g><text:s/>ou <draw:g text:anchor-type="as-char" svg:y="-0.282cm" draw:z-index="22" draw:style-name="gr1"><svg:title>TexMaths</svg:title><svg:desc>12§display§\(x + 7 = 0\)§svg§600§FALSE§</svg:desc><draw:g draw:style-name="gr2"><draw:path draw:style-name="gr178" draw:text-style-name="P45" svg:width="1.676cm" svg:height="0.274cm" svg:x="0.01cm" svg:y="0.021cm" svg:viewBox="0 0 1677 275" svg:d="M0 0c559 0 1118 0 1677 0 0 91 0 184 0 275-559 0-1118 0-1677 0 0-91 0-184 0-275z"><text:p/></draw:path><draw:path draw:style-name="gr179" draw:text-style-name="P46" svg:width="0.209cm" svg:height="0.189cm" svg:x="0.001cm" svg:y="0.098cm" svg:viewBox="0 0 210 190" svg:d="M128 59c3-11 12-49 42-49 3 0 12 0 22 4-12 3-20 14-20 23 0 7 4 15 15 15 10 0 23-8 23-24 0-22-25-28-40-28-24 0-38 23-43 32-11-27-33-32-45-32-45 0-69 54-69 65 0 3 4 2 5 3 4 0 5 0 6-3 14-46 42-55 56-55 9 0 23 3 23 27 0 13-7 42-23 101-7 24-21 42-39 42-4 0-13 0-22-5 11-2 19-12 19-21 0-12-8-16-15-16-12 0-23 11-23 24 0 19 22 28 40 28 27 0 43-30 44-32 5 15 20 32 46 32 43 0 67-53 67-64 0-5-4-5-5-5-4 0-5 3-6 5-13 44-42 54-55 54-17 0-24-13-24-26 0-10 2-18 7-38 5-19 10-38 14-57z"><text:p/></draw:path><draw:path draw:style-name="gr180" draw:text-style-name="P46" svg:width="0.28cm" svg:height="0.277cm" svg:x="0.346cm" svg:y="0.039cm" svg:viewBox="0 0 281 278" svg:d="M149 148c39 0 78 0 117 0 6 0 15 0 15-9 0-8-9-8-15-8-39 0-78 0-117 0 0-40 0-78 0-118 0-6 0-13-9-13-8 0-8 7-8 13 0 40 0 78 0 118-40 0-78 0-118 0-6 0-14 0-14 8 0 9 8 9 14 9 40 0 78 0 118 0 0 38 0 78 0 116 0 6 0 14 8 14 9 0 9-8 9-14 0-38 0-78 0-116z"><text:p/></draw:path><draw:path draw:style-name="gr181" draw:text-style-name="P46" svg:width="0.18cm" svg:height="0.292cm" svg:x="0.767cm" svg:y="0cm" svg:viewBox="0 0 181 293" svg:d="M178 28c3-5 3-5 3-15-33 0-68 0-102 0-51 0-53-5-54-13-3 0-7 0-11 0-4 29-9 58-14 86 4 0 7 0 11 0 1-6 5-32 11-38 2-2 36-2 40-2 29 0 59 0 88 0-5 7-37 52-47 67-38 55-51 114-51 156 0 5 0 24 19 24s19-19 19-24c0-7 0-15 0-22 0-23 1-45 5-68 1-10 7-45 26-71 19-28 37-54 57-80z"><text:p/></draw:path><draw:path draw:style-name="gr182" draw:text-style-name="P46" svg:width="0.278cm" svg:height="0.097cm" svg:x="1.095cm" svg:y="0.129cm" svg:viewBox="0 0 279 98" svg:d="M265 17c6 0 14 0 14-9 0-8-8-8-14-8-84 0-168 0-252 0-6 0-13 0-13 8 0 9 7 9 13 9 84 0 168 0 252 0zM265 98c6 0 14 0 14-8s-8-8-14-8c-84 0-168 0-252 0-6 0-13 0-13 8s7 8 13 8c84 0 168 0 252 0z"><text:p/></draw:path><draw:path draw:style-name="gr183" draw:text-style-name="P46" svg:width="0.177cm" svg:height="0.287cm" svg:x="1.531cm" svg:y="0.005cm" svg:viewBox="0 0 178 288" svg:d="M178 145c0-33-3-67-17-98-19-41-54-47-72-47-25 0-55 11-73 49-14 29-16 63-16 96 0 30 2 69 19 100 18 35 49 43 70 43 23 0 55-10 73-49 13-29 16-63 16-94zM89 278c-17 0-41-10-49-50-5-26-5-65-5-88 0-27 0-55 3-78 9-50 40-54 51-54 14 0 42 9 49 50 5 24 5 55 5 82 0 30 0 59-5 86-6 39-30 52-49 52z"><text:p/></draw:path></draw:g></draw:g></text:p>
      <text:p text:style-name="P25"><draw:g text:anchor-type="as-char" svg:y="-0.288cm" draw:z-index="24" draw:style-name="gr1"><svg:title>TexMaths</svg:title><svg:desc>12§display§\(x = 0\)§svg§600§FALSE§</svg:desc><draw:g draw:style-name="gr2"><draw:path draw:style-name="gr170" draw:text-style-name="P45" svg:width="0.951cm" svg:height="0.244cm" svg:x="0.01cm" svg:y="0.021cm" svg:viewBox="0 0 952 245" svg:d="M0 0c317 0 635 0 952 0 0 82 0 163 0 245-317 0-635 0-952 0 0-82 0-163 0-245z"><text:p/></draw:path><draw:path draw:style-name="gr171" draw:text-style-name="P46" svg:width="0.209cm" svg:height="0.188cm" svg:x="0.001cm" svg:y="0.093cm" svg:viewBox="0 0 210 189" svg:d="M128 60c3-12 12-50 42-50 3 0 12 0 22 6-12 1-20 12-20 22 0 6 4 15 15 15 10 0 23-7 23-24 0-23-25-29-40-29-24 0-38 23-44 32-10-27-32-32-44-32-45 0-69 55-69 65 0 5 4 2 5 5 4 0 5-2 6-5 14-45 42-55 56-55 9 0 23 3 23 28 0 14-7 41-23 100-7 25-21 42-39 42-4 0-13 0-22-5 11-2 19-11 19-23 0-9-8-13-15-13-12 0-23 10-23 23 0 19 22 27 40 27 27 0 43-28 44-31 5 15 20 31 46 31 43 0 67-52 67-63 0-4-4-4-5-4-4 0-5 1-6 5-13 43-42 53-55 53-17 0-24-13-24-28 0-7 2-17 7-36s10-38 14-56z"><text:p/></draw:path><draw:path draw:style-name="gr172" draw:text-style-name="P46" svg:width="0.279cm" svg:height="0.097cm" svg:x="0.371cm" svg:y="0.125cm" svg:viewBox="0 0 280 98" svg:d="M265 17c6 0 15 0 15-9 0-8-9-8-14-8-85 0-169 0-253 0-6 0-13 0-13 8 0 9 7 9 14 9 84 0 167 0 251 0zM266 98c5 0 14 0 14-8 0-9-9-9-15-9-84 0-167 0-251 0-7 0-14 0-14 9 0 8 7 8 13 8 84 0 168 0 253 0z"><text:p/></draw:path><draw:path draw:style-name="gr173" draw:text-style-name="P46" svg:width="0.177cm" svg:height="0.287cm" svg:x="0.806cm" svg:y="0cm" svg:viewBox="0 0 178 288" svg:d="M178 145c0-34-3-67-17-98-19-40-54-47-72-47-25 0-55 11-73 50-14 29-16 61-16 95 0 30 2 68 19 101 18 33 49 42 70 42 23 0 55-9 73-49 13-29 16-62 16-94zM89 278c-17 0-41-10-49-50-5-25-5-64-5-88 0-26 0-55 3-76 9-51 40-54 51-54 14 0 42 7 49 49 5 22 5 55 5 81 0 30 0 59-5 87-6 39-30 51-49 51z"><text:p/></draw:path></draw:g></draw:g><text:s/>ou <draw:g text:anchor-type="as-char" svg:y="-0.259cm" draw:z-index="25" draw:style-name="gr1"><svg:title>TexMaths</svg:title><svg:desc>12§display§\(x = -7\)§svg§600§FALSE§</svg:desc><draw:g draw:style-name="gr2"><draw:path draw:style-name="gr165" draw:text-style-name="P45" svg:width="1.291cm" svg:height="0.249cm" svg:x="0.01cm" svg:y="0.022cm" svg:viewBox="0 0 1292 250" svg:d="M646 250c-216 0-431 0-646 0 0-83 0-167 0-250 431 0 861 0 1292 0 0 83 0 167 0 250-215 0-431 0-646 0z"><text:p/></draw:path><draw:path draw:style-name="gr166" draw:text-style-name="P46" svg:width="0.209cm" svg:height="0.189cm" svg:x="0.001cm" svg:y="0.1cm" svg:viewBox="0 0 210 190" svg:d="M130 59c2-11 12-49 40-49 3 0 12 0 22 4-12 3-20 14-20 23 0 8 4 16 15 16 10 0 23-8 23-25 0-22-24-28-38-28-26 0-40 23-45 32-11-27-33-32-45-32-45 0-69 54-69 65 0 5 5 5 6 5 3 0 4-1 5-5 14-45 42-55 56-55 9 0 23 3 23 27 0 14-7 42-23 101-6 26-21 42-39 42-3 0-12 0-22-4 11-3 21-11 21-22 0-12-10-16-16-16-13 0-24 12-24 26 0 18 22 26 40 26 28 0 43-29 44-31 6 14 20 31 46 31 43 0 67-53 67-64 0-5-4-5-5-5-4 0-5 3-5 5-14 45-43 54-56 54-17 0-23-13-23-26 0-10 2-18 7-37 5-20 10-39 15-58z"><text:p/></draw:path><draw:path draw:style-name="gr167" draw:text-style-name="P46" svg:width="0.28cm" svg:height="0.098cm" svg:x="0.371cm" svg:y="0.131cm" svg:viewBox="0 0 281 99" svg:d="M266 17c6 0 15 0 15-9 0-8-9-8-15-8-84 0-168 0-252 0-6 0-14 0-14 8 0 9 8 9 14 9 84 0 168 0 252 0zM266 99c6 0 15 0 15-9 0-8-9-8-15-8-84 0-168 0-252 0-6 0-14 0-14 8 0 9 8 9 14 9 84 0 168 0 252 0z"><text:p/></draw:path><draw:path draw:style-name="gr168" draw:text-style-name="P46" svg:width="0.257cm" svg:height="0.016cm" svg:x="0.825cm" svg:y="0.17cm" svg:viewBox="0 0 258 17" svg:d="M244 17c7 0 14 0 14-9 0-8-7-8-14-8-76 0-153 0-228 0-8 0-16 0-16 8 0 9 8 9 16 9 75 0 152 0 228 0z"><text:p/></draw:path><draw:path draw:style-name="gr169" draw:text-style-name="P46" svg:width="0.18cm" svg:height="0.293cm" svg:x="1.142cm" svg:y="0.001cm" svg:viewBox="0 0 181 294" svg:d="M178 29c3-6 3-6 3-16-35 0-68 0-103 0-50 0-52-5-54-13-4 0-6 0-10 0-4 29-9 58-14 87 4 0 7 0 11 0 1-6 5-33 11-39 2-2 36-2 40-2 29 0 59 0 88 0-5 7-38 53-48 67-37 55-52 114-52 158 0 3-1 23 20 23 19 0 20-20 20-23 0-8 0-15 0-22 0-24 1-47 4-70 2-9 8-44 26-71 19-26 38-53 58-79z"><text:p/></draw:path></draw:g></draw:g></text:p>
      <text:p text:style-name="P25">Les solutions de l'équation <draw:g text:anchor-type="as-char" svg:y="-0.367cm" draw:z-index="26" draw:style-name="gr1"><svg:title>TexMaths</svg:title><svg:desc>12§display§\(x^2 + 7x = 0\)§svg§600§FALSE§</svg:desc><draw:g draw:style-name="gr2"><draw:path draw:style-name="gr157" draw:text-style-name="P45" svg:width="2.107cm" svg:height="0.359cm" svg:x="0.01cm" svg:y="0.022cm" svg:viewBox="0 0 2108 360" svg:d="M0 0c703 0 1405 0 2108 0 0 120 0 240 0 360-703 0-1405 0-2108 0 0-120 0-240 0-360z"><text:p/></draw:path><draw:path draw:style-name="gr158" draw:text-style-name="P46" svg:width="0.209cm" svg:height="0.19cm" svg:x="0.001cm" svg:y="0.183cm" svg:viewBox="0 0 210 191" svg:d="M128 59c3-11 14-49 42-49 3 0 12 0 22 4-12 3-20 14-20 23 0 7 4 15 15 15 10 0 23-8 23-24 0-22-25-28-40-28-24 0-38 22-43 31-11-27-33-31-45-31-45 0-69 54-69 65 0 3 4 2 5 3 4 0 5 0 6-3 14-46 42-55 56-55 9 0 23 3 23 27 0 13-7 41-23 101-7 25-21 43-39 43-4 0-13 0-22-6 11-1 21-11 21-21 0-12-10-16-16-16-13 0-24 11-24 25 0 19 22 28 40 28 27 0 43-30 44-33 5 16 20 33 46 33 43 0 67-55 67-65 0-5-4-5-5-5-4 0-5 3-6 5-13 46-42 55-55 55-17 0-24-13-24-27 0-10 3-20 7-38 5-19 10-38 14-57z"><text:p/></draw:path><draw:path draw:style-name="gr159" draw:text-style-name="P46" svg:width="0.13cm" svg:height="0.195cm" svg:x="0.248cm" svg:y="0cm" svg:viewBox="0 0 131 196" svg:d="M131 142c-4 0-6 0-10 0-1 7-5 24-8 27-3 1-25 1-29 1-18 0-36 0-54 0 30-27 41-36 59-49 21-18 42-36 42-63 0-36-31-58-70-58-36 0-61 25-61 53 0 14 13 17 16 17 7 0 15-5 15-16 0-6-1-16-17-16 9-21 29-27 44-27 28 0 44 23 44 47 0 25-18 45-28 56-24 23-46 46-70 70-4 3-4 3-4 12 41 0 82 0 122 0 3-18 6-36 9-54z"><text:p/></draw:path><draw:path draw:style-name="gr160" draw:text-style-name="P46" svg:width="0.28cm" svg:height="0.279cm" svg:x="0.536cm" svg:y="0.123cm" svg:viewBox="0 0 281 280" svg:d="M149 149c39 0 78 0 117 0 6 0 15 0 15-9 0-8-9-8-15-8-39 0-78 0-117 0 0-40 0-78 0-118 0-6 0-14-9-14-8 0-8 8-8 14 0 40 0 78 0 118-40 0-78 0-118 0-6 0-14 0-14 8 0 9 8 9 14 9 40 0 78 0 118 0 0 38 0 78 0 116 0 6 0 15 8 15 9 0 9-9 9-15 0-38 0-78 0-116z"><text:p/></draw:path><draw:path draw:style-name="gr161" draw:text-style-name="P46" svg:width="0.18cm" svg:height="0.292cm" svg:x="0.957cm" svg:y="0.085cm" svg:viewBox="0 0 181 293" svg:d="M178 28c3-5 3-6 3-15-33 0-68 0-102 0-51 0-53-6-54-13-3 0-7 0-11 0-4 29-9 58-14 86 4 0 7 0 11 0 1-7 5-33 11-38 2-2 36-2 40-2 29 0 59 0 88 0-5 7-38 52-47 66-38 57-53 115-53 157 0 5 0 24 21 24 19 0 19-19 19-24 0-7 0-15 0-22 0-23 1-44 5-67 1-10 7-46 25-72 19-28 38-54 58-80z"><text:p/></draw:path><draw:path draw:style-name="gr162" draw:text-style-name="P46" svg:width="0.209cm" svg:height="0.19cm" svg:x="1.155cm" svg:y="0.183cm" svg:viewBox="0 0 210 191" svg:d="M130 59c2-11 12-49 40-49 3 0 14 0 22 4-12 3-20 14-20 23 0 7 4 15 15 15 10 0 23-8 23-24 0-22-24-28-38-28-26 0-40 22-45 31-11-27-33-31-45-31-45 0-69 54-69 65 0 3 5 3 6 3 3 0 4 0 5-3 14-46 42-55 56-55 9 0 23 3 23 27 0 13-7 41-23 101-6 25-21 43-39 43-3 0-12 0-22-6 11-1 21-11 21-21 0-12-10-16-16-16-13 0-24 11-24 25 0 19 22 28 41 28 27 0 42-30 43-33 6 16 20 33 46 33 44 0 68-55 68-65 0-5-5-5-6-5-4 0-5 3-5 5-14 46-43 55-56 55-17 0-23-13-23-27 0-10 2-20 7-38 5-19 10-38 15-57z"><text:p/></draw:path><draw:path draw:style-name="gr163" draw:text-style-name="P46" svg:width="0.28cm" svg:height="0.097cm" svg:x="1.525cm" svg:y="0.213cm" svg:viewBox="0 0 281 98" svg:d="M266 17c6 0 15 0 15-9 0-8-9-8-15-8-84 0-168 0-252 0-6 0-14 0-14 8 0 9 8 9 14 9 84 0 168 0 252 0zM266 98c6 0 15 0 15-8s-9-8-15-8c-84 0-168 0-252 0-6 0-14 0-14 8s8 8 14 8c84 0 168 0 252 0z"><text:p/></draw:path><draw:path draw:style-name="gr164" draw:text-style-name="P46" svg:width="0.177cm" svg:height="0.288cm" svg:x="1.963cm" svg:y="0.089cm" svg:viewBox="0 0 178 289" svg:d="M178 146c0-33-3-67-17-98-19-41-54-48-72-48-25 0-55 11-73 50-14 29-16 63-16 96 0 32 2 69 19 100 18 35 49 43 70 43 23 0 55-9 73-49 13-29 16-61 16-94zM89 280c-17 0-42-11-49-52-5-25-5-62-5-88s0-54 3-76c9-51 40-54 51-54 13 0 42 7 49 49 5 24 5 55 5 81 0 33 0 62-5 87-6 39-30 53-49 53z"><text:p/></draw:path></draw:g></draw:g><text:s/>sont 0 et -7.</text:p>
      <text:p text:style-name="P22"/>
      <text:p text:style-name="P20"><text:soft-page-break/></text:p>
      <table:table table:name="Tableau5" table:style-name="Tableau5">
        <table:table-column table:style-name="Tableau5.A"/>
        <table:table-row>
          <table:table-cell table:style-name="Tableau5.A1" office:value-type="string">
            <text:p text:style-name="P39">Mon exemple :</text:p>
            <text:p text:style-name="P35"/>
            <text:p text:style-name="P35"/>
            <text:p text:style-name="P35"/>
            <text:p text:style-name="P35"/>
            <text:p text:style-name="P35"/>
            <text:p text:style-name="P35"/>
          </table:table-cell>
        </table:table-row>
      </table:table>
      <text:p text:style-name="P20"/>
      <text:p text:style-name="P1">III] Résoudre une équation du type <draw:g text:anchor-type="as-char" svg:y="-0.372cm" draw:z-index="27" draw:style-name="gr1"><svg:title>TexMaths</svg:title><svg:desc>12§display§x^2 = a§svg§600§FALSE§</svg:desc><draw:g draw:style-name="gr2"><draw:path draw:style-name="gr152" draw:text-style-name="P45" svg:width="1.158cm" svg:height="0.329cm" svg:x="0.01cm" svg:y="0.022cm" svg:viewBox="0 0 1159 330" svg:d="M580 330c-193 0-387 0-580 0 0-111 0-220 0-330 387 0 773 0 1159 0 0 110 0 219 0 330-193 0-386 0-579 0z"><text:p/></draw:path><draw:path draw:style-name="gr153" draw:text-style-name="P46" svg:width="0.209cm" svg:height="0.19cm" svg:x="0.001cm" svg:y="0.184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154" draw:text-style-name="P46" svg:width="0.13cm" svg:height="0.194cm" svg:x="0.248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155" draw:text-style-name="P46" svg:width="0.279cm" svg:height="0.097cm" svg:x="0.561cm" svg:y="0.214cm" svg:viewBox="0 0 280 98" svg:d="M266 17c7 0 14 0 14-9 0-8-7-8-13-8-84 0-170 0-254 0-6 0-13 0-13 8 0 9 7 9 14 9 85 0 167 0 252 0zM267 98c6 0 13 0 13-8s-7-8-14-8c-85 0-167 0-252 0-7 0-14 0-14 8s7 8 13 8c84 0 170 0 254 0z"><text:p/></draw:path><draw:path draw:style-name="gr156" draw:text-style-name="P46" svg:width="0.192cm" svg:height="0.19cm" svg:x="0.998cm" svg:y="0.184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p>
      <text:p text:style-name="P26"/>
      <text:p text:style-name="P9">Propriété</text:p>
      <text:p text:style-name="P10"><draw:g text:anchor-type="as-char" svg:y="-0.189cm" draw:z-index="28" draw:style-name="gr1"><svg:title>TexMaths</svg:title><svg:desc>12§display§\(a\)§svg§600§FALSE§</svg:desc><draw:g draw:style-name="gr2"><draw:path draw:style-name="gr150" draw:text-style-name="P45" svg:width="0.163cm" svg:height="0.144cm" svg:x="0.006cm" svg:y="0.022cm" svg:viewBox="0 0 164 145" svg:d="M0 0c55 0 109 0 164 0 0 48 0 97 0 145-55 0-109 0-164 0 0-48 0-97 0-145z"><text:p/></draw:path><draw:path draw:style-name="gr151" draw:text-style-name="P46"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désigne un nombre.</text:p>
      <text:p text:style-name="P11">- Si <draw:g text:anchor-type="as-char" svg:y="-0.277cm" draw:z-index="29" draw:style-name="gr1"><svg:title>TexMaths</svg:title><svg:desc>12§display§\(a &gt; 0\)§svg§600§FALSE§</svg:desc><draw:g draw:style-name="gr2"><draw:path draw:style-name="gr146" draw:text-style-name="P45" svg:width="0.933cm" svg:height="0.251cm" svg:x="0.006cm" svg:y="0.022cm" svg:viewBox="0 0 934 252" svg:d="M0 0c311 0 623 0 934 0 0 84 0 168 0 252-311 0-623 0-934 0 0-84 0-168 0-252z"><text:p/></draw:path><draw:path draw:style-name="gr147" draw:text-style-name="P46" svg:width="0.192cm" svg:height="0.189cm" svg:x="0.001cm" svg:y="0.093cm" svg:viewBox="0 0 193 190" svg:d="M141 28c-8-16-21-28-39-28-49 0-102 62-102 124 0 38 23 66 56 66 9 0 29-3 54-31 4 16 18 31 39 31 16 0 25-10 31-23 7-16 13-40 13-41 0-5-3-5-4-5-5 0-5 3-6 9-8 26-16 50-33 50-11 0-13-11-13-19 0-10 1-12 6-30s6-22 10-37c4-21 9-40 14-59 4-12 4-13 4-15 0-7-5-12-12-12-11 0-17 10-18 20zM113 136c-3 8-3 8-9 14-18 24-36 30-48 30-20 0-26-23-26-38 0-21 13-72 23-92 13-25 32-40 49-40 28 0 34 34 34 37 0 2-2 5-2 7-7 26-14 54-21 82z"><text:p/></draw:path><draw:path draw:style-name="gr148" draw:text-style-name="P46" svg:width="0.257cm" svg:height="0.242cm" svg:x="0.359cm" svg:y="0.053cm" svg:viewBox="0 0 258 243" svg:d="M250 131c5-2 8-4 8-8 0-6-3-8-8-10-78-37-155-73-233-109-6-4-7-4-9-4-4 0-8 4-8 8s2 6 8 10c74 35 148 70 221 105-73 33-147 68-221 102-6 3-8 6-8 9 0 5 4 9 8 9 2 0 3 0 9-3 78-36 155-73 233-109z"><text:p/></draw:path><draw:path draw:style-name="gr149" draw:text-style-name="P46" svg:width="0.177cm" svg:height="0.287cm" svg:x="0.784cm" svg:y="0cm" svg:viewBox="0 0 178 288" svg:d="M178 145c0-33-3-67-17-98-19-40-54-47-72-47-25 0-55 11-73 50-14 29-16 62-16 95 0 30 2 69 19 100 18 35 49 43 70 43 23 0 55-9 73-49 13-29 16-61 16-94zM89 279c-17 0-41-11-49-51-5-25-5-65-5-87 0-28 0-56 3-79 9-49 40-52 51-52 14 0 42 7 49 49 5 23 5 55 5 82 0 30 0 58-5 85-6 41-30 53-49 53z"><text:p/></draw:path></draw:g></draw:g>, alors les solutions de l'équation <draw:g text:anchor-type="as-char" svg:y="-0.372cm" draw:z-index="39" draw:style-name="gr1"><svg:title>TexMaths</svg:title><svg:desc>12§display§\(x^2 = a\)§svg§600§FALSE§</svg:desc><draw:g draw:style-name="gr2"><draw:path draw:style-name="gr94" draw:text-style-name="P45" svg:width="1.158cm" svg:height="0.329cm" svg:x="0.01cm" svg:y="0.022cm" svg:viewBox="0 0 1159 330" svg:d="M580 330c-193 0-387 0-580 0 0-111 0-220 0-330 387 0 773 0 1159 0 0 110 0 219 0 330-193 0-386 0-579 0z"><text:p/></draw:path><draw:path draw:style-name="gr95" draw:text-style-name="P46" svg:width="0.209cm" svg:height="0.19cm" svg:x="0.001cm" svg:y="0.184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96" draw:text-style-name="P46" svg:width="0.13cm" svg:height="0.194cm" svg:x="0.248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97" draw:text-style-name="P46" svg:width="0.279cm" svg:height="0.097cm" svg:x="0.561cm" svg:y="0.214cm" svg:viewBox="0 0 280 98" svg:d="M266 17c7 0 14 0 14-9 0-8-7-8-13-8-84 0-170 0-254 0-6 0-13 0-13 8 0 9 7 9 14 9 85 0 167 0 252 0zM267 98c6 0 13 0 13-8s-7-8-14-8c-85 0-167 0-252 0-7 0-14 0-14 8s7 8 13 8c84 0 170 0 254 0z"><text:p/></draw:path><draw:path draw:style-name="gr98" draw:text-style-name="P46" svg:width="0.192cm" svg:height="0.19cm" svg:x="0.998cm" svg:y="0.184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s/>sont <draw:g text:anchor-type="as-char" svg:y="-0.342cm" draw:z-index="40" draw:style-name="gr1"><svg:title>TexMaths</svg:title><svg:desc>12§display§\(\sqrt{a}\)§svg§600§FALSE§</svg:desc><draw:g draw:style-name="gr2"><draw:path draw:style-name="gr90" draw:text-style-name="P45" svg:width="0.528cm" svg:height="0.375cm" svg:x="0.001cm" svg:y="0.021cm" svg:viewBox="0 0 529 376" svg:d="M0 0c176 0 353 0 529 0 0 125 0 251 0 376-176 0-353 0-529 0 0-125 0-251 0-376z"><text:p/></draw:path><draw:path draw:style-name="gr91" draw:text-style-name="P46" svg:width="0.325cm" svg:height="0.419cm" svg:x="0.01cm" svg:y="0cm" svg:viewBox="0 0 326 420" svg:d="M133 375c-25-54-49-108-74-163-4-6-5-6-7-6-3 1-3 0-6 3-14 10-28 19-41 29-5 5-5 6-5 7 0 3 1 5 4 5 2 0 9-6 14-10 2-2 8-6 13-9 28 61 55 121 83 181 4 8 6 8 10 8 6 0 7-3 10-9 64-131 128-263 190-394 2-6 2-7 2-9 0-4-2-8-8-8-2 0-6 2-10 8-57 123-116 244-175 367z"><text:p/></draw:path><draw:path draw:style-name="gr92" draw:text-style-name="P46" svg:width="0.222cm" svg:height="0.016cm" svg:x="0.328cm" svg:y="0cm" svg:viewBox="0 0 223 17" svg:d="M0 0c74 0 149 0 223 0 0 6 0 11 0 17-74 0-149 0-223 0 0-6 0-11 0-17z"><text:p/></draw:path><draw:path draw:style-name="gr93" draw:text-style-name="P46" svg:width="0.191cm" svg:height="0.19cm" svg:x="0.346cm" svg:y="0.154cm" svg:viewBox="0 0 192 191" svg:d="M139 28c-7-16-19-28-38-28-49 0-101 63-101 124 0 39 23 67 55 67 9 0 30-1 55-31 4 17 18 31 39 31 14 0 24-9 31-23 7-15 12-41 12-42 0-3-4-3-5-3-3 0-5 1-6 7-7 27-14 52-32 52-11 0-12-11-12-20 0-8 1-12 5-31 4-17 6-22 9-37 5-21 10-40 16-59 2-12 2-13 2-15 0-7-5-12-12-12-9 0-17 10-18 20zM113 137c-3 7-3 8-9 14-19 24-36 31-48 31-21 0-27-23-27-40 0-21 14-72 24-92 13-25 31-40 48-40 27 0 33 34 33 37 0 2-1 5-1 7-7 28-14 55-20 83z"><text:p/></draw:path></draw:g></draw:g><text:s/>et <draw:g text:anchor-type="as-char" svg:y="-0.342cm" draw:z-index="41" draw:style-name="gr1"><svg:title>TexMaths</svg:title><svg:desc>12§display§\(-\sqrt{a}\)§svg§600§FALSE§</svg:desc><draw:g draw:style-name="gr2"><draw:path draw:style-name="gr85" draw:text-style-name="P45" svg:width="0.856cm" svg:height="0.376cm" svg:x="0.001cm" svg:y="0.022cm" svg:viewBox="0 0 857 377" svg:d="M428 377c-142 0-285 0-428 0 0-126 0-251 0-377 286 0 571 0 857 0 0 126 0 251 0 377-143 0-286 0-429 0z"><text:p/></draw:path><draw:path draw:style-name="gr86" draw:text-style-name="P46" svg:width="0.257cm" svg:height="0.016cm" svg:x="0.014cm" svg:y="0.228cm" svg:viewBox="0 0 258 17" svg:d="M242 17c8 0 16 0 16-9 0-8-8-8-16-8-75 0-151 0-226 0-8 0-16 0-16 8 0 9 8 9 16 9 75 0 151 0 226 0z"><text:p/></draw:path><draw:path draw:style-name="gr87" draw:text-style-name="P46" svg:width="0.327cm" svg:height="0.42cm" svg:x="0.338cm" svg:y="0.001cm" svg:viewBox="0 0 328 421" svg:d="M133 376c-25-54-49-108-74-162-4-7-5-7-6-7s-4 0-7 3c-14 10-28 20-41 29-5 5-5 6-5 7 0 2 1 5 4 5 2 0 9-6 14-9 2-3 8-8 13-11 28 61 55 122 83 182 4 8 6 8 10 8 6 0 7-3 10-9 64-132 128-263 191-395 3-6 3-7 3-9 0-3-4-8-9-8-3 0-6 2-9 10-59 122-118 244-177 366z"><text:p/></draw:path><draw:path draw:style-name="gr88" draw:text-style-name="P46" svg:width="0.222cm" svg:height="0.016cm" svg:x="0.656cm" svg:y="0.001cm" svg:viewBox="0 0 223 17" svg:d="M112 17c-38 0-75 0-112 0 0-6 0-11 0-17 74 0 149 0 223 0 0 6 0 11 0 17-37 0-74 0-111 0z"><text:p/></draw:path><draw:path draw:style-name="gr89" draw:text-style-name="P46" svg:width="0.192cm" svg:height="0.19cm" svg:x="0.673cm" svg:y="0.156cm" svg:viewBox="0 0 193 191" svg:d="M140 26c-7-15-19-26-38-26-49 0-102 61-102 124 0 39 24 67 56 67 9 0 30-2 56-32 2 18 18 32 38 32 14 0 24-9 31-24 7-14 7-28 12-41 0-5-3-5-5-5-4 0-4 3-6 9-7 26-14 52-32 52-11 0-12-11-12-20s0-13 5-31 6-22 9-38c5-20 10-40 16-59 2-12 2-12 2-15 0-7-4-11-12-11-9 0-16 10-18 18zM113 136c-1 7-1 8-9 15-18 23-34 31-46 31-22 0-28-23-28-40 0-21 14-73 24-93 12-24 31-39 48-39 28 0 34 32 34 36 0 2-2 6-2 7-7 28-14 55-21 83z"><text:p/></draw:path></draw:g></draw:g>.</text:p>
      <text:p text:style-name="P11">- Si <draw:g text:anchor-type="as-char" svg:y="-0.288cm" draw:z-index="30" draw:style-name="gr1"><svg:title>TexMaths</svg:title><svg:desc>12§display§\(a = 0\)§svg§600§FALSE§</svg:desc><draw:g draw:style-name="gr2"><draw:path draw:style-name="gr142" draw:text-style-name="P45" svg:width="0.933cm" svg:height="0.244cm" svg:x="0.006cm" svg:y="0.021cm" svg:viewBox="0 0 934 245" svg:d="M0 0c311 0 623 0 934 0 0 82 0 163 0 245-311 0-623 0-934 0 0-82 0-163 0-245z"><text:p/></draw:path><draw:path draw:style-name="gr143" draw:text-style-name="P46" svg:width="0.192cm" svg:height="0.188cm" svg:x="0.001cm" svg:y="0.093cm" svg:viewBox="0 0 193 189" svg:d="M141 28c-8-16-21-28-39-28-49 0-102 62-102 123 0 39 23 66 56 66 9 0 29-1 54-31 4 18 18 31 39 31 16 0 25-9 31-22 7-16 13-40 13-41 0-4-3-4-4-4-5 0-5 1-6 7-8 27-16 51-33 51-11 0-13-11-13-19 0-9 1-12 6-30 5-17 6-22 10-38 4-20 9-39 14-58 4-12 4-13 4-15 0-7-5-12-12-12-11 0-17 10-18 20zM113 137c-3 7-3 8-9 14-18 23-36 29-48 29-20 0-26-23-26-37 0-22 13-73 23-93 13-25 32-40 49-40 28 0 34 34 34 37 0 2-2 5-2 7-7 28-14 55-21 83z"><text:p/></draw:path><draw:path draw:style-name="gr144" draw:text-style-name="P46" svg:width="0.279cm" svg:height="0.097cm" svg:x="0.348cm" svg:y="0.125cm" svg:viewBox="0 0 280 98" svg:d="M265 17c6 0 15 0 15-9 0-8-9-8-13-8-86 0-170 0-254 0-6 0-13 0-13 8 0 9 7 9 14 9 84 0 167 0 251 0zM267 98c4 0 13 0 13-8s-9-8-15-8c-84 0-167 0-251 0-7 0-14 0-14 8s7 8 13 8c84 0 168 0 254 0z"><text:p/></draw:path><draw:path draw:style-name="gr145" draw:text-style-name="P46" svg:width="0.177cm" svg:height="0.287cm" svg:x="0.784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 alors la solution de l'équation <draw:g text:anchor-type="as-char" svg:y="-0.372cm" draw:z-index="31" draw:style-name="gr1"><svg:title>TexMaths</svg:title><svg:desc>12§display§\(x^2 = a\)§svg§600§FALSE§</svg:desc><draw:g draw:style-name="gr2"><draw:path draw:style-name="gr137" draw:text-style-name="P45" svg:width="1.158cm" svg:height="0.329cm" svg:x="0.01cm" svg:y="0.022cm" svg:viewBox="0 0 1159 330" svg:d="M580 330c-193 0-387 0-580 0 0-111 0-220 0-330 387 0 773 0 1159 0 0 110 0 219 0 330-193 0-386 0-579 0z"><text:p/></draw:path><draw:path draw:style-name="gr138" draw:text-style-name="P46" svg:width="0.209cm" svg:height="0.19cm" svg:x="0.001cm" svg:y="0.184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139" draw:text-style-name="P46" svg:width="0.13cm" svg:height="0.194cm" svg:x="0.248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140" draw:text-style-name="P46" svg:width="0.279cm" svg:height="0.097cm" svg:x="0.561cm" svg:y="0.214cm" svg:viewBox="0 0 280 98" svg:d="M266 17c7 0 14 0 14-9 0-8-7-8-13-8-84 0-170 0-254 0-6 0-13 0-13 8 0 9 7 9 14 9 85 0 167 0 252 0zM267 98c6 0 13 0 13-8s-7-8-14-8c-85 0-167 0-252 0-7 0-14 0-14 8s7 8 13 8c84 0 170 0 254 0z"><text:p/></draw:path><draw:path draw:style-name="gr141" draw:text-style-name="P46" svg:width="0.192cm" svg:height="0.19cm" svg:x="0.998cm" svg:y="0.184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s/>est 0.</text:p>
      <text:p text:style-name="P11">- Si <draw:g text:anchor-type="as-char" svg:y="-0.277cm" draw:z-index="32" draw:style-name="gr1"><svg:title>TexMaths</svg:title><svg:desc>12§display§\(a &lt; 0\)§svg§600§FALSE§</svg:desc><draw:g draw:style-name="gr2"><draw:path draw:style-name="gr133" draw:text-style-name="P45" svg:width="0.933cm" svg:height="0.251cm" svg:x="0.006cm" svg:y="0.022cm" svg:viewBox="0 0 934 252" svg:d="M0 0c311 0 623 0 934 0 0 84 0 168 0 252-311 0-623 0-934 0 0-84 0-168 0-252z"><text:p/></draw:path><draw:path draw:style-name="gr134" draw:text-style-name="P46" svg:width="0.192cm" svg:height="0.189cm" svg:x="0.001cm" svg:y="0.093cm" svg:viewBox="0 0 193 190" svg:d="M141 28c-8-16-21-28-39-28-49 0-102 62-102 124 0 38 23 66 56 66 9 0 29-3 54-31 4 16 18 31 39 31 16 0 25-10 31-23 7-16 13-40 13-41 0-5-3-5-4-5-5 0-5 3-6 9-8 26-16 50-33 50-11 0-13-11-13-19 0-10 1-12 6-30s6-22 10-37c4-21 9-40 14-59 4-12 4-13 4-15 0-7-5-12-12-12-11 0-17 10-18 20zM113 136c-3 8-3 8-9 14-18 24-36 30-48 30-20 0-26-23-26-38 0-21 13-72 23-92 13-25 32-40 49-40 28 0 34 34 34 37 0 2-2 5-2 7-7 26-14 54-21 82z"><text:p/></draw:path><draw:path draw:style-name="gr135" draw:text-style-name="P46" svg:width="0.257cm" svg:height="0.242cm" svg:x="0.359cm" svg:y="0.053cm" svg:viewBox="0 0 258 243" svg:d="M250 18c5-2 8-5 8-10 0-4-5-8-8-8-1 0-3 0-9 4-78 36-155 72-233 109-4 2-8 4-8 10 0 4 4 6 8 8 78 36 155 73 233 109 6 3 8 3 9 3 3 0 8-4 8-9s-3-7-8-9c-75-34-148-69-221-102 73-35 146-70 221-105z"><text:p/></draw:path><draw:path draw:style-name="gr136" draw:text-style-name="P46" svg:width="0.177cm" svg:height="0.287cm" svg:x="0.784cm" svg:y="0cm" svg:viewBox="0 0 178 288" svg:d="M178 145c0-33-3-67-17-98-19-40-54-47-72-47-25 0-55 11-73 50-14 29-16 62-16 95 0 30 2 69 19 100 18 35 49 43 70 43 23 0 55-9 73-49 13-29 16-61 16-94zM89 279c-17 0-41-11-49-51-5-25-5-65-5-87 0-28 0-56 3-79 9-49 40-52 51-52 14 0 42 7 49 49 5 23 5 55 5 82 0 30 0 58-5 85-6 41-30 53-49 53z"><text:p/></draw:path></draw:g></draw:g>, alors l'équation <draw:g text:anchor-type="as-char" svg:y="-0.372cm" draw:z-index="33" draw:style-name="gr1"><svg:title>TexMaths</svg:title><svg:desc>12§display§\(x^2 = a\)§svg§600§FALSE§</svg:desc><draw:g draw:style-name="gr2"><draw:path draw:style-name="gr128" draw:text-style-name="P45" svg:width="1.158cm" svg:height="0.329cm" svg:x="0.01cm" svg:y="0.022cm" svg:viewBox="0 0 1159 330" svg:d="M580 330c-193 0-387 0-580 0 0-111 0-220 0-330 387 0 773 0 1159 0 0 110 0 219 0 330-193 0-386 0-579 0z"><text:p/></draw:path><draw:path draw:style-name="gr129" draw:text-style-name="P46" svg:width="0.209cm" svg:height="0.19cm" svg:x="0.001cm" svg:y="0.184cm" svg:viewBox="0 0 210 191" svg:d="M130 59c2-11 12-49 41-49 2 0 12 0 21 4-12 3-20 14-20 23 0 7 5 15 15 15s23-8 23-24c0-22-24-28-38-28-25 0-40 23-45 32-10-28-33-32-45-32-45 0-69 54-69 65 0 3 5 3 6 3 3 0 4 0 5-3 14-46 42-55 56-55 9 0 23 3 23 27 0 13-7 42-23 101-6 25-21 43-39 43-3 0-12 0-22-5 11-2 21-12 21-23 0-12-10-15-16-15-13 0-24 11-24 25 0 19 22 28 40 28 28 0 43-30 44-33 6 16 21 33 46 33 43 0 67-54 67-65 0-5-4-5-5-5-3 0-5 2-5 5-14 45-43 55-56 55-17 0-23-13-23-28 0-9 3-18 7-37 5-19 10-38 15-57z"><text:p/></draw:path><draw:path draw:style-name="gr130" draw:text-style-name="P46" svg:width="0.13cm" svg:height="0.194cm" svg:x="0.248cm" svg:y="0.001cm" svg:viewBox="0 0 131 195" svg:d="M131 143c-4 0-6 0-10 0-1 6-3 22-8 26-2 1-25 1-29 1-18 0-36 0-54 0 31-27 41-35 59-49 22-17 42-36 42-63 0-36-31-58-69-58-37 0-62 26-62 53 0 15 13 17 16 17 7 0 16-5 16-16 0-6-2-16-18-16 10-21 29-27 44-27 29 0 44 23 44 47 0 25-18 45-28 56-24 23-46 47-70 71-4 2-4 2-4 10 41 0 82 0 123 0 2-18 6-36 8-52z"><text:p/></draw:path><draw:path draw:style-name="gr131" draw:text-style-name="P46" svg:width="0.279cm" svg:height="0.097cm" svg:x="0.561cm" svg:y="0.214cm" svg:viewBox="0 0 280 98" svg:d="M266 17c7 0 14 0 14-9 0-8-7-8-13-8-84 0-170 0-254 0-6 0-13 0-13 8 0 9 7 9 14 9 85 0 167 0 252 0zM267 98c6 0 13 0 13-8s-7-8-14-8c-85 0-167 0-252 0-7 0-14 0-14 8s7 8 13 8c84 0 170 0 254 0z"><text:p/></draw:path><draw:path draw:style-name="gr132" draw:text-style-name="P46" svg:width="0.192cm" svg:height="0.19cm" svg:x="0.998cm" svg:y="0.184cm" svg:viewBox="0 0 193 191" svg:d="M141 26c-8-15-21-26-39-26-50 0-102 62-102 123 0 40 23 68 56 68 9 0 29-3 55-32 3 17 18 32 38 32 16 0 25-10 31-23 7-16 13-41 13-42 0-5-3-5-4-5-5 0-5 2-6 8-8 27-16 52-33 52-12 0-13-11-13-19 0-10 1-13 6-31s6-22 10-39c4-20 9-39 14-58 4-11 4-12 4-15 0-7-5-11-12-11-11 0-17 10-18 18zM113 135c-2 9-2 9-8 16-18 23-37 30-49 30-20 0-26-23-26-40 0-20 13-73 23-92 13-24 32-39 49-39 28 0 34 33 34 37 0 2-1 5-1 6-8 27-15 55-22 82z"><text:p/></draw:path></draw:g></draw:g><text:s/>n'a aucune solution.</text:p>
      <text:p text:style-name="P26"/>
      <text:p text:style-name="P26">Exemples</text:p>
      <text:p text:style-name="P27">- L'équation <draw:g text:anchor-type="as-char" svg:y="-0.377cm" draw:z-index="34" draw:style-name="gr1"><svg:title>TexMaths</svg:title><svg:desc>12§display§\(x^2 = 9\)§svg§600§FALSE§</svg:desc><draw:g draw:style-name="gr2"><draw:path draw:style-name="gr123" draw:text-style-name="P45" svg:width="1.138cm" svg:height="0.334cm" svg:x="0.01cm" svg:y="0.023cm" svg:viewBox="0 0 1139 335" svg:d="M569 335c-190 0-380 0-569 0 0-111 0-223 0-335 380 0 759 0 1139 0 0 112 0 224 0 335-189 0-380 0-570 0z"><text:p/></draw:path><draw:path draw:style-name="gr124" draw:text-style-name="P46" svg:width="0.209cm" svg:height="0.19cm" svg:x="0.001cm" svg:y="0.184cm" svg:viewBox="0 0 210 191" svg:d="M128 59c4-11 13-49 42-49 3 0 12 0 22 4-12 3-21 14-21 23 0 7 5 16 16 16 10 0 23-9 23-25 0-22-25-28-39-28-25 0-39 23-44 32-11-27-33-32-45-32-45 0-69 54-69 65 0 5 4 4 5 5 4 0 5-1 6-5 14-45 42-55 56-55 9 0 23 3 23 27 0 13-7 42-23 101-7 26-21 44-39 44-3 0-12 0-22-5 11-3 21-11 21-23s-10-16-16-16c-13 0-24 12-24 26 0 19 22 27 40 27 28 0 43-30 44-32 5 15 20 32 45 32 44 0 68-54 68-65 0-5-4-5-5-5-4 0-5 3-5 5-14 46-43 56-56 56-17 0-23-14-23-28 0-10 2-18 7-37 5-20 8-39 13-58z"><text:p/></draw:path><draw:path draw:style-name="gr125" draw:text-style-name="P46" svg:width="0.13cm" svg:height="0.195cm" svg:x="0.248cm" svg:y="0cm" svg:viewBox="0 0 131 196" svg:d="M131 143c-4 0-6 0-10 0-1 6-5 23-8 27-3 1-25 1-29 1-18 0-36 0-54 0 30-27 41-35 59-50 21-16 42-36 42-63 0-36-31-58-70-58-36 0-61 26-61 53 0 16 13 17 16 17 7 0 15-5 15-16 0-6-1-16-17-16 9-21 29-27 44-27 28 0 44 23 44 47 0 25-18 45-28 56-24 23-46 47-70 71-4 3-4 3-4 11 41 0 82 0 122 0 3-18 6-36 9-53z"><text:p/></draw:path><draw:path draw:style-name="gr126" draw:text-style-name="P46" svg:width="0.28cm" svg:height="0.098cm" svg:x="0.558cm" svg:y="0.214cm" svg:viewBox="0 0 281 99" svg:d="M266 17c6 0 15 0 15-9 0-8-9-8-15-8-84 0-168 0-252 0-6 0-14 0-14 8 0 9 8 9 14 9 84 0 168 0 252 0zM266 99c6 0 15 0 15-9 0-8-9-8-15-8-84 0-168 0-252 0-6 0-14 0-14 8 0 9 8 9 14 9 84 0 168 0 252 0z"><text:p/></draw:path><draw:path draw:style-name="gr127" draw:text-style-name="P46" svg:width="0.174cm" svg:height="0.289cm" svg:x="0.996cm" svg:y="0.09cm" svg:viewBox="0 0 175 290" svg:d="M137 148c0 3 0 8 0 13 0 97-43 117-69 117-7 0-30-1-40-16 18 0 21-12 21-19 0-13-9-19-19-19-7 0-19 3-19 20 0 28 23 46 59 46 53 0 105-58 105-147 0-114-49-143-86-143-23 0-43 8-61 28-18 18-28 36-28 67 0 53 37 95 84 95 26 0 43-18 53-42zM85 180c-7 0-26 0-39-27-8-16-8-36-8-57 0-23 0-43 9-59 12-20 27-26 42-26 19 0 33 14 40 33 5 14 6 40 6 59 0 36-13 77-50 77z"><text:p/></draw:path></draw:g></draw:g><text:s/>a deux solutions : <draw:g text:anchor-type="as-char" svg:y="-0.385cm" draw:z-index="35" draw:style-name="gr1"><svg:title>TexMaths</svg:title><svg:desc>12§display§\(\sqrt{9} = 3\)§svg§600§FALSE§</svg:desc><draw:g draw:style-name="gr2"><draw:path draw:style-name="gr117" draw:text-style-name="P45" svg:width="1.272cm" svg:height="0.376cm" svg:x="0.001cm" svg:y="0.023cm" svg:viewBox="0 0 1273 377" svg:d="M637 377c-213 0-424 0-637 0 0-126 0-251 0-377 424 0 849 0 1273 0 0 126 0 251 0 377-212 0-425 0-636 0z"><text:p/></draw:path><draw:path draw:style-name="gr118" draw:text-style-name="P46" svg:width="0.328cm" svg:height="0.42cm" svg:x="0.01cm" svg:y="0.001cm" svg:viewBox="0 0 329 421" svg:d="M133 376c-25-54-49-108-74-162-3-7-5-7-6-7s-3 0-7 3c-14 10-28 20-41 29-5 5-5 6-5 7 0 2 1 5 4 5 2 0 9-6 14-9 2-3 10-8 14-11 28 61 56 122 83 182 3 8 5 8 9 8 6 0 7-3 11-9 63-132 127-263 191-395 3-6 3-7 3-9 0-3-3-8-8-8-4 0-7 2-10 10-60 122-119 244-178 366z"><text:p/></draw:path><draw:path draw:style-name="gr119" draw:text-style-name="P46" svg:width="0.209cm" svg:height="0.016cm" svg:x="0.331cm" svg:y="0.001cm" svg:viewBox="0 0 210 17" svg:d="M106 17c-35 0-71 0-106 0 0-6 0-11 0-17 70 0 141 0 210 0 0 6 0 11 0 17-35 0-69 0-104 0z"><text:p/></draw:path><draw:path draw:style-name="gr120" draw:text-style-name="P46" svg:width="0.173cm" svg:height="0.287cm" svg:x="0.349cm" svg:y="0.107cm" svg:viewBox="0 0 174 288" svg:d="M137 147c0 3 0 8 0 13 0 97-44 116-69 116-7 0-30 0-42-14 20 0 23-13 23-19 0-13-11-19-20-19-6 0-19 3-19 19 0 29 22 45 58 45 55 0 106-57 106-146 0-113-48-142-85-142-24 0-45 7-63 26-16 20-26 37-26 69 0 53 36 94 84 94 25 0 43-18 53-42zM84 179c-7 0-26 0-40-26-7-16-7-38-7-58 0-23 0-42 9-58 12-21 27-26 43-26 19 0 32 14 40 32 4 15 7 41 7 60 0 35-15 76-52 76z"><text:p/></draw:path><draw:path draw:style-name="gr121" draw:text-style-name="P46" svg:width="0.28cm" svg:height="0.098cm" svg:x="0.681cm" svg:y="0.231cm" svg:viewBox="0 0 281 99" svg:d="M267 17c6 0 14 0 14-9 0-8-8-8-14-8-84 0-168 0-253 0-6 0-14 0-14 8 0 9 8 9 14 9 85 0 169 0 253 0zM267 99c6 0 14 0 14-9 0-8-8-8-14-8-84 0-168 0-253 0-6 0-14 0-14 8 0 9 8 9 14 9 85 0 169 0 253 0z"><text:p/></draw:path><draw:path draw:style-name="gr122" draw:text-style-name="P46" svg:width="0.174cm" svg:height="0.287cm" svg:x="1.12cm" svg:y="0.107cm" svg:viewBox="0 0 175 288" svg:d="M105 132c34-12 58-41 58-74 0-35-37-58-77-58-43 0-74 25-74 58 0 13 8 21 20 21 14 0 22-9 22-21 0-22-19-22-25-22 13-20 41-25 55-25 18 0 41 8 41 47 0 5-1 29-12 48-12 20-27 21-37 21-4 0-14 2-17 2-4 0-6 1-6 4 0 5 2 5 9 5 6 0 14 0 20 0 35 0 50 29 50 70 0 56-30 68-48 68s-49-7-65-31c16 1 28-7 28-23 0-14-11-22-23-22-11 0-24 6-24 24 0 37 40 64 85 64 52 0 90-38 90-80 0-34-26-67-70-76z"><text:p/></draw:path></draw:g></draw:g><text:s/>et <draw:g text:anchor-type="as-char" svg:y="-0.385cm" draw:z-index="36" draw:style-name="gr1"><svg:title>TexMaths</svg:title><svg:desc>12§display§\(-\sqrt{9} = -3\)§svg§600§FALSE§</svg:desc><draw:g draw:style-name="gr2"><draw:path draw:style-name="gr109" draw:text-style-name="P45" svg:width="1.929cm" svg:height="0.376cm" svg:x="0.001cm" svg:y="0.023cm" svg:viewBox="0 0 1930 377" svg:d="M965 377c-321 0-643 0-965 0 0-126 0-251 0-377 644 0 1286 0 1930 0 0 126 0 251 0 377-322 0-644 0-965 0z"><text:p/></draw:path><draw:path draw:style-name="gr110" draw:text-style-name="P46" svg:width="0.257cm" svg:height="0.016cm" svg:x="0.014cm" svg:y="0.273cm" svg:viewBox="0 0 258 17" svg:d="M244 17c7 0 14 0 14-9 0-8-7-8-14-8-76 0-153 0-228 0-8 0-16 0-16 8 0 9 8 9 16 9 75 0 152 0 228 0z"><text:p/></draw:path><draw:path draw:style-name="gr111" draw:text-style-name="P46" svg:width="0.328cm" svg:height="0.42cm" svg:x="0.338cm" svg:y="0.001cm" svg:viewBox="0 0 329 421" svg:d="M133 376c-25-54-49-108-74-162-3-7-5-7-6-7-3 1-3 0-7 3-14 10-27 20-40 29-6 5-6 6-6 7 0 2 1 5 5 5 2 0 9-6 14-9 3-3 9-8 13-11 28 61 56 122 83 182 3 8 5 8 9 8 7 0 8-3 10-9 64-132 129-263 193-395 2-6 2-7 2-9 0-3-4-8-8-8s-6 2-10 10c-59 122-119 244-178 366z"><text:p/></draw:path><draw:path draw:style-name="gr112" draw:text-style-name="P46" svg:width="0.21cm" svg:height="0.016cm" svg:x="0.659cm" svg:y="0.001cm" svg:viewBox="0 0 211 17" svg:d="M106 17c-35 0-71 0-106 0 0-6 0-11 0-17 71 0 141 0 211 0 0 6 0 11 0 17-34 0-70 0-105 0z"><text:p/></draw:path><draw:path draw:style-name="gr113" draw:text-style-name="P46" svg:width="0.174cm" svg:height="0.287cm" svg:x="0.677cm" svg:y="0.107cm" svg:viewBox="0 0 175 288" svg:d="M137 147c0 3 0 8 0 13 0 97-45 116-69 116-7 0-30 0-40-14 18 0 21-13 21-19 0-13-9-19-19-19-7 0-19 3-19 19 0 29 23 45 57 45 56 0 107-57 107-146 0-113-49-142-86-142-23 0-45 7-63 26-16 20-26 37-26 69 0 53 37 94 84 94 26 0 43-18 53-42zM84 179c-6 0-25 0-38-26-9-16-9-38-9-58 0-23 0-42 10-58 11-21 27-26 42-26 19 0 33 14 41 32 4 15 6 41 6 60 0 35-15 76-52 76z"><text:p/></draw:path><draw:path draw:style-name="gr114" draw:text-style-name="P46" svg:width="0.28cm" svg:height="0.098cm" svg:x="1.01cm" svg:y="0.231cm" svg:viewBox="0 0 281 99" svg:d="M267 17c6 0 14 0 14-9 0-8-8-8-14-8-84 0-169 0-253 0-6 0-14 0-14 8 0 9 8 9 14 9 84 0 169 0 253 0zM267 99c6 0 14 0 14-9 0-8-8-8-14-8-84 0-169 0-253 0-6 0-14 0-14 8 0 9 8 9 14 9 84 0 169 0 253 0z"><text:p/></draw:path><draw:path draw:style-name="gr115" draw:text-style-name="P46" svg:width="0.257cm" svg:height="0.016cm" svg:x="1.466cm" svg:y="0.273cm" svg:viewBox="0 0 258 17" svg:d="M244 17c7 0 14 0 14-9 0-8-7-8-14-8-76 0-153 0-228 0-8 0-16 0-16 8 0 9 8 9 16 9 75 0 152 0 228 0z"><text:p/></draw:path><draw:path draw:style-name="gr116" draw:text-style-name="P46" svg:width="0.174cm" svg:height="0.287cm" svg:x="1.777cm" svg:y="0.107cm" svg:viewBox="0 0 175 288" svg:d="M104 132c35-12 59-41 59-74 0-35-37-58-77-58-43 0-75 25-75 58 0 13 9 21 21 21 14 0 22-9 22-21 0-22-19-22-25-22 12-20 41-25 55-25 18 0 41 8 41 47 0 5-1 29-12 48-12 20-27 21-37 21-4 0-14 2-17 2-4 0-6 1-6 4 0 5 2 5 9 5 6 0 14 0 20 0 34 0 50 29 50 70 0 56-30 68-48 68s-50-7-65-31c15 1 28-7 28-23 0-14-11-22-23-22-11 0-24 6-24 24 0 37 40 64 85 64 52 0 90-38 90-80 0-34-26-67-71-76z"><text:p/></draw:path></draw:g></draw:g>.</text:p>
      <text:p text:style-name="P27">- L'équation <draw:g text:anchor-type="as-char" svg:y="-0.379cm" draw:z-index="37" draw:style-name="gr1"><svg:title>TexMaths</svg:title><svg:desc>12§display§\(x^2 = 7\)§svg§600§FALSE§</svg:desc><draw:g draw:style-name="gr2"><draw:path draw:style-name="gr104" draw:text-style-name="P45" svg:width="1.152cm" svg:height="0.335cm" svg:x="0.01cm" svg:y="0.021cm" svg:viewBox="0 0 1153 336" svg:d="M577 336c-192 0-385 0-577 0 0-111 0-224 0-336 384 0 769 0 1153 0 0 112 0 225 0 336-192 0-384 0-576 0z"><text:p/></draw:path><draw:path draw:style-name="gr105" draw:text-style-name="P46" svg:width="0.209cm" svg:height="0.19cm" svg:x="0cm" svg:y="0.184cm" svg:viewBox="0 0 210 191" svg:d="M128 59c4-11 14-49 42-49 3 0 12 0 22 4-12 3-20 14-20 23 0 7 4 16 15 16 10 0 23-9 23-25 0-22-24-28-38-28-26 0-40 23-45 32-11-27-33-32-45-32-45 0-69 54-69 65 0 5 4 3 5 5 4 0 5-2 6-5 14-45 42-55 56-55 9 0 23 3 23 27 0 13-7 42-23 101-7 25-21 43-39 43-3 0-12 0-22-4 11-3 21-11 21-23s-10-16-16-16c-13 0-24 12-24 25 0 20 22 28 40 28 28 0 43-30 44-32 5 15 20 32 46 32 43 0 67-54 67-65 0-5-4-5-5-5-4 0-5 3-5 5-14 46-43 55-56 55-17 0-23-13-23-27 0-10 2-18 7-37 5-20 9-39 13-58z"><text:p/></draw:path><draw:path draw:style-name="gr106" draw:text-style-name="P46" svg:width="0.13cm" svg:height="0.195cm" svg:x="0.247cm" svg:y="0cm" svg:viewBox="0 0 131 196" svg:d="M131 143c-4 0-6 0-10 0-1 6-5 23-8 26-3 2-25 2-29 2-18 0-36 0-54 0 30-27 41-35 59-50 21-17 42-36 42-63 0-36-31-58-70-58-36 0-61 26-61 53 0 15 13 17 16 17 7 0 15-5 15-16 0-6-1-16-17-16 10-21 29-27 44-27 28 0 44 23 44 47 0 25-18 45-28 56-24 24-46 47-70 71-4 2-4 2-4 11 41 0 82 0 122 0 3-18 6-35 9-53z"><text:p/></draw:path><draw:path draw:style-name="gr107" draw:text-style-name="P46" svg:width="0.279cm" svg:height="0.097cm" svg:x="0.559cm" svg:y="0.215cm" svg:viewBox="0 0 280 98" svg:d="M265 17c6 0 15 0 15-9 0-8-9-8-15-8-84 0-168 0-252 0-6 0-13 0-13 8 0 9 7 9 14 9 84 0 167 0 251 0zM265 98c6 0 15 0 15-8s-9-8-15-8c-84 0-167 0-251 0-7 0-14 0-14 8s7 8 13 8c84 0 168 0 252 0z"><text:p/></draw:path><draw:path draw:style-name="gr108" draw:text-style-name="P46" svg:width="0.18cm" svg:height="0.293cm" svg:x="1.003cm" svg:y="0.086cm" svg:viewBox="0 0 181 294" svg:d="M178 28c3-5 3-5 3-15-35 0-68 0-103 0-50 0-52-5-53-13-3 0-7 0-11 0-4 29-9 58-14 86 4 0 7 0 11 0 1-6 5-32 11-38 2-2 36-2 40-2 29 0 59 0 88 0-5 7-38 52-48 67-37 56-52 115-52 158 0 4 0 23 20 23s20-19 20-23c0-7 0-14 0-21 0-24 1-47 4-70 2-9 8-45 26-72 19-26 38-54 58-80z"><text:p/></draw:path></draw:g></draw:g><text:s/>a deux solutions : <draw:g text:anchor-type="as-char" svg:y="-0.385cm" draw:z-index="42" draw:style-name="gr1"><svg:title>TexMaths</svg:title><svg:desc>12§display§\(\sqrt{7}\)§svg§600§FALSE§</svg:desc><draw:g draw:style-name="gr2"><draw:path draw:style-name="gr81" draw:text-style-name="P45" svg:width="0.517cm" svg:height="0.376cm" svg:x="0.001cm" svg:y="0.023cm" svg:viewBox="0 0 518 377" svg:d="M259 377c-86 0-173 0-259 0 0-126 0-251 0-377 173 0 345 0 518 0 0 126 0 251 0 377-87 0-173 0-259 0z"><text:p/></draw:path><draw:path draw:style-name="gr82" draw:text-style-name="P46" svg:width="0.326cm" svg:height="0.42cm" svg:x="0.01cm" svg:y="0.001cm" svg:viewBox="0 0 327 421" svg:d="M133 376c-25-54-49-108-74-162-4-7-5-7-6-7s-3 0-7 3c-14 10-28 20-41 29-5 5-5 6-5 7 0 2 1 5 4 5 2 0 9-6 14-9 2-3 10-8 13-11 28 61 57 122 84 182 3 8 5 8 9 8 6 0 7-3 10-9 64-132 128-263 190-395 3-6 3-7 3-9 0-3-3-8-9-8-2 0-6 2-9 10-58 122-117 244-176 366z"><text:p/></draw:path><draw:path draw:style-name="gr83" draw:text-style-name="P46" svg:width="0.21cm" svg:height="0.016cm" svg:x="0.329cm" svg:y="0.001cm" svg:viewBox="0 0 211 17" svg:d="M106 17c-35 0-71 0-106 0 0-6 0-11 0-17 71 0 140 0 211 0 0 6 0 11 0 17-36 0-71 0-105 0z"><text:p/></draw:path><draw:path draw:style-name="gr84" draw:text-style-name="P46" svg:width="0.18cm" svg:height="0.292cm" svg:x="0.353cm" svg:y="0.101cm" svg:viewBox="0 0 181 293" svg:d="M177 29c4-5 4-6 4-15-35 0-69 0-103 0-50 0-52-6-54-14-4 0-6 0-10 0-4 29-9 59-14 88 4 0 7 0 11 0 1-7 5-34 11-39 2-2 34-2 40-2 29 0 58 0 88 0-5 6-38 52-48 66-37 56-52 114-52 157 0 4 0 23 20 23 19 0 19-19 19-23 0-7 0-14 0-21 0-22 1-46 5-69 2-9 8-45 26-72 18-26 37-53 57-79z"><text:p/></draw:path></draw:g></draw:g><text:s/>et <draw:g text:anchor-type="as-char" svg:y="-0.385cm" draw:z-index="38" draw:style-name="gr1"><svg:title>TexMaths</svg:title><svg:desc>12§display§\(-\sqrt{7}\)§svg§600§FALSE§</svg:desc><draw:g draw:style-name="gr2"><draw:path draw:style-name="gr99" draw:text-style-name="P45" svg:width="0.842cm" svg:height="0.376cm" svg:x="0.001cm" svg:y="0.023cm" svg:viewBox="0 0 843 377" svg:d="M422 377c-142 0-282 0-422 0 0-126 0-251 0-377 282 0 562 0 843 0 0 126 0 251 0 377-140 0-281 0-421 0z"><text:p/></draw:path><draw:path draw:style-name="gr100" draw:text-style-name="P46" svg:width="0.257cm" svg:height="0.016cm" svg:x="0.014cm" svg:y="0.273cm" svg:viewBox="0 0 258 17" svg:d="M242 17c7 0 16 0 16-9 0-8-9-8-16-8-75 0-151 0-226 0-8 0-16 0-16 8 0 9 8 9 16 9 75 0 151 0 226 0z"><text:p/></draw:path><draw:path draw:style-name="gr101" draw:text-style-name="P46" svg:width="0.326cm" svg:height="0.42cm" svg:x="0.337cm" svg:y="0.001cm" svg:viewBox="0 0 327 421" svg:d="M133 376c-25-54-49-108-74-162-4-7-5-7-6-7s-4 0-7 3c-14 10-28 20-41 29-5 5-5 6-5 7 0 2 1 5 4 5 2 0 9-6 14-9 2-3 8-8 13-11 28 61 55 122 83 182 3 8 6 8 9 8 6 0 8-3 11-9 64-132 127-263 191-395 2-6 2-7 2-9 0-3-4-8-8-8s-6 2-10 10c-59 122-117 244-176 366z"><text:p/></draw:path><draw:path draw:style-name="gr102" draw:text-style-name="P46" svg:width="0.21cm" svg:height="0.016cm" svg:x="0.655cm" svg:y="0.001cm" svg:viewBox="0 0 211 17" svg:d="M105 17c-34 0-70 0-105 0 0-6 0-11 0-17 71 0 140 0 211 0 0 6 0 11 0 17-36 0-71 0-106 0z"><text:p/></draw:path><draw:path draw:style-name="gr103" draw:text-style-name="P46" svg:width="0.18cm" svg:height="0.292cm" svg:x="0.679cm" svg:y="0.101cm" svg:viewBox="0 0 181 293" svg:d="M176 29c5-5 5-6 5-15-35 0-68 0-103 0-52 0-52-6-54-14-4 0-6 0-10 0-4 29-9 59-14 88 4 0 7 0 11 0 1-7 5-34 11-39 2-2 34-2 40-2 29 0 59 0 88 0-5 6-39 52-48 66-37 56-52 114-52 157 0 4 0 23 19 23 20 0 20-19 20-23 0-7 0-14 0-21 0-22 1-46 4-69 3-9 9-45 27-72 19-26 37-53 56-79z"><text:p/></draw:path></draw:g></draw:g>.</text:p>
      <text:p text:style-name="P27">- L'équation <draw:g text:anchor-type="as-char" svg:y="-0.377cm" draw:z-index="43" draw:style-name="gr1"><svg:title>TexMaths</svg:title><svg:desc>12§display§\(x^2 = 0\)§svg§600§FALSE§</svg:desc><draw:g draw:style-name="gr2"><draw:path draw:style-name="gr76" draw:text-style-name="P45" svg:width="1.139cm" svg:height="0.334cm" svg:x="0.01cm" svg:y="0.023cm" svg:viewBox="0 0 1140 335" svg:d="M571 335c-191 0-380 0-571 0 0-111 0-223 0-335 380 0 760 0 1140 0 0 112 0 224 0 335-189 0-380 0-569 0z"><text:p/></draw:path><draw:path draw:style-name="gr77" draw:text-style-name="P46" svg:width="0.209cm" svg:height="0.19cm" svg:x="0.001cm" svg:y="0.184cm" svg:viewBox="0 0 210 191" svg:d="M128 59c4-11 13-49 42-49 3 0 12 0 22 4-12 3-21 14-21 23 0 7 5 16 16 16 10 0 23-9 23-25 0-22-25-28-39-28-25 0-39 23-44 32-11-27-33-32-45-32-45 0-69 54-69 65 0 5 4 4 5 5 4 0 5-1 6-5 14-45 42-55 56-55 9 0 23 3 23 27 0 13-7 42-23 101-7 26-21 44-39 44-3 0-12 0-22-5 11-3 21-11 21-23s-10-16-16-16c-13 0-24 12-24 26 0 19 22 27 40 27 28 0 43-30 44-32 5 15 20 32 45 32 44 0 68-54 68-65 0-5-4-5-5-5-4 0-5 3-5 5-14 46-43 56-56 56-17 0-23-14-23-28 0-10 2-18 7-37 5-20 8-39 13-58z"><text:p/></draw:path><draw:path draw:style-name="gr78" draw:text-style-name="P46" svg:width="0.13cm" svg:height="0.195cm" svg:x="0.248cm" svg:y="0cm" svg:viewBox="0 0 131 196" svg:d="M131 143c-4 0-6 0-10 0-1 6-5 23-8 27-3 1-25 1-29 1-18 0-36 0-54 0 30-27 41-35 59-50 21-16 42-36 42-63 0-36-31-58-70-58-36 0-61 26-61 53 0 16 13 17 16 17 7 0 15-5 15-16 0-6-1-16-17-16 9-21 29-27 44-27 28 0 44 23 44 47 0 25-18 45-28 56-24 23-46 47-70 71-4 3-4 3-4 11 41 0 82 0 122 0 3-18 6-36 9-53z"><text:p/></draw:path><draw:path draw:style-name="gr79" draw:text-style-name="P46" svg:width="0.28cm" svg:height="0.098cm" svg:x="0.558cm" svg:y="0.214cm" svg:viewBox="0 0 281 99" svg:d="M266 17c6 0 15 0 15-9 0-8-9-8-15-8-84 0-168 0-252 0-6 0-14 0-14 8 0 9 8 9 14 9 84 0 168 0 252 0zM266 99c6 0 15 0 15-9 0-8-9-8-15-8-84 0-168 0-252 0-6 0-14 0-14 8 0 9 8 9 14 9 84 0 168 0 252 0z"><text:p/></draw:path><draw:path draw:style-name="gr80" draw:text-style-name="P46" svg:width="0.176cm" svg:height="0.289cm" svg:x="0.995cm" svg:y="0.09cm" svg:viewBox="0 0 177 290" svg:d="M177 147c0-34-2-68-16-99-20-41-54-48-72-48-25 0-57 12-73 50-14 29-16 63-16 97 0 31 1 68 19 99 18 35 49 44 70 44 22 0 54-10 73-50 13-28 15-60 15-93zM89 280c-17 0-42-11-49-50-5-24-5-64-5-88 0-28 0-55 3-78 9-51 40-54 51-54 13 0 40 7 49 49 5 24 5 56 5 83 0 31 0 60-5 85-6 41-30 53-49 53z"><text:p/></draw:path></draw:g></draw:g><text:s/>a pour unique solution : 0.</text:p>
      <text:p text:style-name="P27">- L'équation <draw:g text:anchor-type="as-char" svg:y="-0.339cm" draw:z-index="44" draw:style-name="gr1"><svg:title>TexMaths</svg:title><svg:desc>12§display§\(x^2 = -4\)§svg§600§FALSE§</svg:desc><draw:g draw:style-name="gr2"><draw:path draw:style-name="gr70" draw:text-style-name="P45" svg:width="1.473cm" svg:height="0.329cm" svg:x="0.01cm" svg:y="0.023cm" svg:viewBox="0 0 1474 330" svg:d="M738 330c-246 0-492 0-738 0 0-111 0-220 0-330 492 0 983 0 1474 0 0 110 0 219 0 330-245 0-491 0-736 0z"><text:p/></draw:path><draw:path draw:style-name="gr71" draw:text-style-name="P46" svg:width="0.209cm" svg:height="0.19cm" svg:x="0.001cm" svg:y="0.184cm" svg:viewBox="0 0 210 191" svg:d="M130 59c2-11 12-49 40-49 3 0 14 0 22 4-12 3-20 14-20 23 0 7 4 15 15 15 10 0 23-8 23-24 0-22-24-28-38-28-26 0-40 23-45 32-11-28-33-32-45-32-45 0-69 54-69 65 0 3 5 3 6 3 3 0 4 0 5-3 14-46 42-55 56-55 9 0 23 3 23 27 0 13-7 42-23 101-6 25-21 43-39 43-3 0-12 0-22-5 11-2 21-12 21-23 0-12-10-15-16-15-13 0-24 11-24 25 0 19 22 28 40 28 28 0 43-30 44-33 6 16 20 33 46 33 43 0 67-54 67-65 0-5-4-5-5-5-4 0-5 2-5 5-14 45-43 55-56 55-17 0-23-13-23-28 0-9 2-18 7-37s10-38 15-57z"><text:p/></draw:path><draw:path draw:style-name="gr72" draw:text-style-name="P46" svg:width="0.129cm" svg:height="0.194cm" svg:x="0.249cm" svg:y="0.001cm" svg:viewBox="0 0 130 195" svg:d="M130 143c-4 0-6 0-10 0-1 6-4 22-8 26-3 1-24 1-29 1-18 0-36 0-54 0 31-27 41-35 59-49 21-17 42-36 42-63 0-36-32-58-69-58s-61 26-61 53c0 15 12 17 16 17 6 0 15-5 15-16 0-6-2-16-18-16 10-21 29-27 43-27 30 0 45 23 45 47 0 25-18 45-28 56-24 23-47 47-71 71-2 2-2 2-2 10 41 0 80 0 121 0 3-18 6-36 9-52z"><text:p/></draw:path><draw:path draw:style-name="gr73" draw:text-style-name="P46" svg:width="0.28cm" svg:height="0.097cm" svg:x="0.56cm" svg:y="0.214cm" svg:viewBox="0 0 281 98" svg:d="M266 17c6 0 15 0 15-9 0-8-9-8-15-8-84 0-169 0-253 0-5 0-13 0-13 8 0 9 8 9 14 9 84 0 168 0 252 0zM266 98c6 0 15 0 15-8s-9-8-15-8c-84 0-168 0-252 0-6 0-14 0-14 8s8 8 13 8c84 0 169 0 253 0z"><text:p/></draw:path><draw:path draw:style-name="gr74" draw:text-style-name="P46" svg:width="0.257cm" svg:height="0.016cm" svg:x="1.015cm" svg:y="0.255cm" svg:viewBox="0 0 258 17" svg:d="M244 17c7 0 14 0 14-9 0-8-7-8-14-8-76 0-153 0-228 0-8 0-16 0-16 8 0 9 8 9 16 9 75 0 152 0 228 0z"><text:p/></draw:path><draw:path draw:style-name="gr75" draw:text-style-name="P46" svg:width="0.186cm" svg:height="0.282cm" svg:x="1.319cm" svg:y="0.085cm" svg:viewBox="0 0 187 283" svg:d="M113 213c0 14 0 26 0 38 0 14-1 19-33 19-2 0-6 0-8 0 0 5 0 9 0 13 17-1 38-1 56-1s40 0 58 1c0-4 0-8 0-13-4 0-6 0-10 0-31 0-31-5-31-19 0-12 0-24 0-38 15 0 28 0 42 0 0-3 0-8 0-12-14 0-27 0-42 0 0-63 0-127 0-190 0-9 0-11-7-11-4 0-5 0-8 5-44 65-87 130-130 196 0 4 0 9 0 12 37 0 76 0 113 0zM115 201c-35 0-68 0-103 0 35-52 68-105 103-157 0 52 0 105 0 157z"><text:p/></draw:path></draw:g></draw:g><text:s/>n'a aucune solution.</text:p>
      <text:p text:style-name="P26"/>
      <text:p text:style-name="P28"/>
      <table:table table:name="Tableau6" table:style-name="Tableau6">
        <table:table-column table:style-name="Tableau6.A"/>
        <table:table-row>
          <table:table-cell table:style-name="Tableau6.A1" office:value-type="string">
            <text:p text:style-name="P40">Mon exemple :</text:p>
            <text:p text:style-name="P36"/>
            <text:p text:style-name="P36"/>
            <text:p text:style-name="P36"/>
            <text:p text:style-name="P36"/>
            <text:p text:style-name="P36"/>
            <text:p text:style-name="P36"/>
          </table:table-cell>
        </table:table-row>
      </table:table>
      <text:p text:style-name="P30"/>
      <text:p text:style-name="P2">IV] Modéliser une situation</text:p>
      <text:p text:style-name="P31"/>
      <text:p text:style-name="P12">Méthode</text:p>
      <text:p text:style-name="P12">Pour modéliser une situation à l'aide d'une équation, on suit les étapes suivantes.</text:p>
      <text:p text:style-name="P18">1. Choix de l'inconnue</text:p>
      <text:p text:style-name="P14">On choisit l'inconnue, généralement notée <draw:g text:anchor-type="as-char" svg:y="-0.189cm" draw:z-index="45" draw:style-name="gr1"><svg:title>TexMaths</svg:title><svg:desc>12§display§\(x\)§svg§600§FALSE§</svg:desc><draw:g draw:style-name="gr2"><draw:path draw:style-name="gr68" draw:text-style-name="P45" svg:width="0.176cm" svg:height="0.144cm" svg:x="0.01cm" svg:y="0.022cm" svg:viewBox="0 0 177 145" svg:d="M0 0c59 0 118 0 177 0 0 48 0 97 0 145-59 0-118 0-177 0 0-48 0-97 0-145z"><text:p/></draw:path><draw:path draw:style-name="gr69" draw:text-style-name="P46"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 en fonction de ce que l'on cherche.</text:p>
      <text:p text:style-name="P15">2. Mise en équation</text:p>
      <text:p text:style-name="P13">On traduit les données de l'énoncé du problème par une équation.</text:p>
      <text:p text:style-name="P16">3. Résolution de l'équation</text:p>
      <text:p text:style-name="P12">On résout l'équation en utilisant les propriétés du cours.</text:p>
      <text:p text:style-name="P17">4. Conclusion</text:p>
      <text:p text:style-name="P14">On interprète le résultat en rédigeant une phrase.</text:p>
      <text:p text:style-name="P31"/>
      <text:p text:style-name="P31">Exemple</text:p>
      <text:p text:style-name="P31">Agnès a 3 ans de moins que Soukayna, et Xander a le double de l'âge d'Agnès. À eux trois, ils ont 107 ans. Quel est l'âge d'Agnès ?</text:p>
      <text:p text:style-name="P31"/>
      <text:p text:style-name="P31"><text:s text:c="2"/>1. Choix de l'inconnue</text:p>
      <text:p text:style-name="P32"><text:s text:c="5"/>On choisit l'inconnue : on note <draw:g text:anchor-type="as-char" svg:y="-0.189cm" draw:z-index="46" draw:style-name="gr1"><svg:title>TexMaths</svg:title><svg:desc>12§display§\(x\)§svg§600§FALSE§</svg:desc><draw:g draw:style-name="gr2"><draw:path draw:style-name="gr66" draw:text-style-name="P45" svg:width="0.176cm" svg:height="0.144cm" svg:x="0.01cm" svg:y="0.022cm" svg:viewBox="0 0 177 145" svg:d="M0 0c59 0 118 0 177 0 0 48 0 97 0 145-59 0-118 0-177 0 0-48 0-97 0-145z"><text:p/></draw:path><draw:path draw:style-name="gr67" draw:text-style-name="P46" svg:width="0.207cm" svg:height="0.188cm" svg:x="0.001cm" svg:y="0cm"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l'âge d'Agnès.</text:p>
      <text:p text:style-name="P31"><text:s text:c="2"/>2. Mise en équation</text:p>
      <text:p text:style-name="P31"><text:s text:c="5"/>Agnès a 3 ans de moins que Soukayna, donc Soukayna a 3 ans de plus qu'Agnès.</text:p>
      <text:p text:style-name="P32"><text:s text:c="5"/>L'âge de Soukayna est égal à <draw:g text:anchor-type="as-char" svg:y="-0.277cm" draw:z-index="47" draw:style-name="gr1"><svg:title>TexMaths</svg:title><svg:desc>12§display§\(x + 3\)§svg§600§FALSE§</svg:desc><draw:g draw:style-name="gr2"><draw:path draw:style-name="gr62" draw:text-style-name="P45" svg:width="0.904cm" svg:height="0.268cm" svg:x="0.01cm" svg:y="0.022cm" svg:viewBox="0 0 905 269" svg:d="M0 0c302 0 603 0 905 0 0 90 0 179 0 269-302 0-603 0-905 0 0-90 0-179 0-269z"><text:p/></draw:path><draw:path draw:style-name="gr63" draw:text-style-name="P46" svg:width="0.209cm" svg:height="0.188cm" svg:x="0.001cm" svg:y="0.092cm" svg:viewBox="0 0 210 189" svg:d="M129 59c2-11 12-49 42-49 2 0 12 0 21 6-12 1-20 12-20 21 0 7 5 16 15 16s23-9 23-25c0-22-25-28-39-28-24 0-39 23-45 32-9-27-32-32-44-32-45 0-69 54-69 65 0 4 4 2 5 4 4 0 5-1 6-4 14-45 42-55 57-55 8 0 22 3 22 27 0 13-7 42-22 101-8 23-22 41-40 41-4 0-13 0-22-4 11-3 19-12 19-22 0-12-8-15-15-15-12 0-23 11-23 23 0 20 22 28 40 28 27 0 43-30 44-32 5 15 21 32 46 32 43 0 67-53 67-63 0-5-4-5-5-5-3 0-5 2-6 5-13 44-42 53-55 53-17 0-24-13-24-26 0-9 2-18 7-37s10-38 15-57z"><text:p/></draw:path><draw:path draw:style-name="gr64" draw:text-style-name="P46" svg:width="0.28cm" svg:height="0.276cm" svg:x="0.347cm" svg:y="0.035cm" svg:viewBox="0 0 281 277" svg:d="M149 148c38 0 78 0 118 0 6 0 14 0 14-8s-8-8-14-8c-40 0-80 0-118 0 0-40 0-79 0-118 0-6 0-14-8-14-9 0-9 8-9 14 0 39 0 78 0 118-39 0-78 0-118 0-6 0-14 0-14 8s8 8 14 8c40 0 79 0 118 0 0 39 0 77 0 115 0 6 0 14 9 14 8 0 8-8 8-14 0-38 0-76 0-115z"><text:p/></draw:path><draw:path draw:style-name="gr65" draw:text-style-name="P46" svg:width="0.174cm" svg:height="0.286cm" svg:x="0.762cm" svg:y="0cm" svg:viewBox="0 0 175 287" svg:d="M105 132c34-12 60-41 60-75 0-33-38-57-78-57-44 0-75 25-75 57 0 14 10 22 22 22 13 0 21-10 21-22 0-21-20-21-26-21 13-20 41-25 56-25 17 0 40 8 40 46 0 5 0 29-12 48-12 21-26 22-37 22-4 0-14 1-17 1s-6 1-6 5c0 5 3 5 11 5 6 0 12 0 18 0 35 0 50 27 50 68 0 57-29 69-48 69-18 0-49-7-65-32 16 2 29-7 29-23 0-15-12-24-24-24-10 0-24 6-24 25 0 39 40 66 85 66 52 0 90-38 90-81 0-35-26-66-70-74z"><text:p/></draw:path></draw:g></draw:g>.</text:p>
      <text:p text:style-name="P32"><text:s text:c="5"/>Xander a le double de l'âge d'Agnès, donc l'âge de Xander est égal à <text:s/><draw:g text:anchor-type="as-char" svg:y="-0.282cm" draw:z-index="48" draw:style-name="gr1"><svg:title>TexMaths</svg:title><svg:desc>12§display§\(2x\)§svg§600§FALSE§</svg:desc><draw:g draw:style-name="gr2"><draw:path draw:style-name="gr59" draw:text-style-name="P45" svg:width="0.386cm" svg:height="0.238cm" svg:x="0.001cm" svg:y="0.021cm" svg:viewBox="0 0 387 239" svg:d="M0 0c129 0 257 0 387 0 0 80 0 159 0 239-130 0-258 0-387 0 0-80 0-159 0-239z"><text:p/></draw:path><draw:path draw:style-name="gr60" draw:text-style-name="P46" svg:width="0.165cm" svg:height="0.276cm" svg:x="0.001cm" svg:y="0cm" svg:viewBox="0 0 166 277" svg:d="M32 245c15-15 30-29 45-43 64-58 89-79 89-121 0-48-37-81-88-81-48 0-78 38-78 75 0 24 20 24 22 24 7 0 21-5 21-23 0-10-7-21-21-21-4 0-5 0-6 1 9-27 32-43 57-43 37 0 55 34 55 68s-20 66-43 91c-28 30-54 60-81 89-4 5-4 6-4 16 51 0 103 0 156 0 3-24 7-48 10-73-3 0-7 0-9 0-3 13-6 31-10 37-3 4-31 4-39 4-25 0-51 0-76 0z"><text:p/></draw:path><draw:path draw:style-name="gr61" draw:text-style-name="P46" svg:width="0.208cm" svg:height="0.188cm" svg:x="0.2cm" svg:y="0.093cm" svg:viewBox="0 0 209 189" svg:d="M128 59c2-11 13-49 42-49 2 0 12 0 22 6-12 1-21 11-21 22 0 6 5 15 16 15 9 0 22-8 22-24 0-23-25-29-39-29-24 0-38 23-43 32-11-27-34-32-46-32-44 0-68 55-68 64 0 5 5 5 6 5 3 0 4-1 5-5 14-44 42-54 56-54 9 0 23 3 23 28 0 12-7 41-23 99-7 25-21 42-39 42-3 0-12 0-22-5 11-2 20-10 20-22 0-11-9-13-15-13-13 0-24 9-24 22 0 19 22 28 39 28 29 0 44-30 45-33 5 16 20 33 45 33 43 0 67-53 67-64 0-3-3-3-4-3-4 0-5 1-6 3-14 45-42 54-56 54-16 0-23-13-23-27 0-10 3-17 7-36s9-38 14-57z"><text:p/></draw:path></draw:g></draw:g>.</text:p>
      <text:p text:style-name="P31"><text:soft-page-break/></text:p>
      <text:p text:style-name="P32"><text:s text:c="5"/>La somme de leurs âges est donc égale à <draw:g text:anchor-type="as-char" svg:y="-0.277cm" draw:z-index="49" draw:style-name="gr1"><svg:title>TexMaths</svg:title><svg:desc>12§display§\(x + x + 3 + 2x\)§svg§600§FALSE§</svg:desc><draw:g draw:style-name="gr2"><draw:path draw:style-name="gr50" draw:text-style-name="P45" svg:width="2.626cm" svg:height="0.268cm" svg:x="0.01cm" svg:y="0.022cm" svg:viewBox="0 0 2627 269" svg:d="M0 0c876 0 1751 0 2627 0 0 90 0 179 0 269-876 0-1751 0-2627 0 0-90 0-179 0-269z"><text:p/></draw:path><draw:path draw:style-name="gr51" draw:text-style-name="P46" svg:width="0.209cm" svg:height="0.188cm" svg:x="0.001cm" svg:y="0.092cm" svg:viewBox="0 0 210 189" svg:d="M128 59c3-11 14-49 42-49 3 0 12 0 22 6-12 1-20 12-20 21 0 7 4 16 15 16 10 0 23-9 23-25 0-22-25-28-40-28-24 0-38 23-43 32-11-27-33-32-45-32-45 0-69 54-69 65 0 4 4 2 5 4 4 0 5-1 6-4 14-45 42-55 56-55 9 0 23 3 23 27 0 13-7 42-23 101-7 23-21 41-39 41-4 0-13 0-22-4 11-3 21-12 21-22 0-12-10-15-16-15-13 0-24 11-24 23 0 20 22 28 40 28 27 0 43-30 44-32 5 15 20 32 46 32 43 0 67-53 67-63 0-5-4-5-5-5-4 0-5 2-6 5-13 44-42 53-55 53-17 0-24-13-24-26 0-9 3-18 7-37 5-19 10-38 14-57z"><text:p/></draw:path><draw:path draw:style-name="gr52" draw:text-style-name="P46" svg:width="0.279cm" svg:height="0.276cm" svg:x="0.348cm" svg:y="0.035cm" svg:viewBox="0 0 280 277" svg:d="M149 148c39 0 78 0 117 0 5 0 14 0 14-8s-9-8-14-8c-39 0-78 0-117 0 0-40 0-79 0-118 0-6-1-14-10-14s-8 8-8 14c0 39 0 78 0 118-40 0-78 0-118 0-6 0-13 0-13 8s7 8 13 8c40 0 78 0 118 0 0 39 0 77 0 115 0 6-1 14 8 14s10-8 10-14c0-38 0-76 0-115z"><text:p/></draw:path><draw:path draw:style-name="gr53" draw:text-style-name="P46" svg:width="0.209cm" svg:height="0.188cm" svg:x="0.757cm" svg:y="0.092cm" svg:viewBox="0 0 210 189" svg:d="M128 59c4-11 14-49 42-49 3 0 12 0 22 6-12 1-20 12-20 21 0 7 4 16 15 16 10 0 23-9 23-25 0-22-24-28-38-28-26 0-40 23-45 32-11-27-33-32-45-32-45 0-69 54-69 65 0 4 4 2 5 4 4 0 5-1 6-4 14-45 42-55 56-55 9 0 23 3 23 27 0 13-7 42-23 101-7 23-21 41-39 41-3 0-13 0-22-4 11-3 21-12 21-22 0-12-10-15-16-15-13 0-24 11-24 23 0 20 22 28 40 28 28 0 43-30 44-32 5 15 20 32 46 32 43 0 67-53 67-63 0-5-4-5-5-5-4 0-5 2-5 5-14 44-43 53-56 53-17 0-23-13-23-26 0-9 2-18 7-37s9-38 13-57z"><text:p/></draw:path><draw:path draw:style-name="gr54" draw:text-style-name="P46" svg:width="0.279cm" svg:height="0.276cm" svg:x="1.104cm" svg:y="0.035cm" svg:viewBox="0 0 280 277" svg:d="M149 148c39 0 78 0 117 0 6 0 14 0 14-8s-8-8-14-8c-39 0-78 0-117 0 0-40 0-79 0-118 0-6 0-14-9-14-8 0-8 8-8 14 0 39 0 78 0 118-40 0-79 0-119 0-6 0-13 0-13 8s7 8 13 8c40 0 79 0 119 0 0 39 0 77 0 115 0 6 0 14 8 14 9 0 9-8 9-14 0-38 0-76 0-115z"><text:p/></draw:path><draw:path draw:style-name="gr55" draw:text-style-name="P46" svg:width="0.174cm" svg:height="0.286cm" svg:x="1.518cm" svg:y="0cm" svg:viewBox="0 0 175 287" svg:d="M104 132c35-12 59-41 59-75 0-33-37-57-77-57-43 0-75 25-75 57 0 14 9 22 21 22 14 0 22-10 22-22 0-21-19-21-25-21 12-20 41-25 55-25 18 0 41 8 41 46 0 5-1 29-12 48-12 21-27 22-37 22-4 0-14 1-17 1-4 0-6 1-6 5 0 5 2 5 9 5 6 0 14 0 20 0 34 0 50 27 50 68 0 57-30 69-48 69s-50-7-65-32c15 2 28-7 28-23 0-15-11-24-23-24-11 0-24 6-24 25 0 39 40 66 85 66 52 0 90-38 90-81 0-35-26-66-71-74z"><text:p/></draw:path><draw:path draw:style-name="gr56" draw:text-style-name="P46" svg:width="0.279cm" svg:height="0.276cm" svg:x="1.828cm" svg:y="0.035cm" svg:viewBox="0 0 280 277" svg:d="M149 148c39 0 78 0 117 0 6 0 14 0 14-8s-8-8-14-8c-39 0-78 0-117 0 0-40 0-79 0-118 0-6 0-14-9-14-8 0-8 8-8 14 0 39 0 78 0 118-40 0-79 0-119 0-6 0-13 0-13 8s7 8 13 8c40 0 79 0 119 0 0 39 0 77 0 115 0 6 0 14 8 14 9 0 9-8 9-14 0-38 0-76 0-115z"><text:p/></draw:path><draw:path draw:style-name="gr57" draw:text-style-name="P46" svg:width="0.167cm" svg:height="0.276cm" svg:x="2.247cm" svg:y="0cm" svg:viewBox="0 0 168 277" svg:d="M32 245c15-14 30-29 45-43 66-56 91-79 91-121 0-48-38-81-90-81-47 0-78 38-78 75 0 24 20 24 22 24 7 0 22-5 22-22 0-11-8-22-22-22-4 0-4 0-6 1 10-27 33-43 57-43 39 0 57 34 57 68s-22 66-45 91c-26 30-54 60-80 90-5 5-5 6-5 15 52 0 104 0 156 0 4-23 8-47 12-72-4 0-7 0-11 0-2 13-5 31-9 37-3 3-30 3-40 3-25 0-50 0-76 0z"><text:p/></draw:path><draw:path draw:style-name="gr58" draw:text-style-name="P46" svg:width="0.209cm" svg:height="0.188cm" svg:x="2.449cm" svg:y="0.092cm" svg:viewBox="0 0 210 189" svg:d="M128 59c3-11 12-49 42-49 3 0 12 0 22 6-12 1-20 12-20 21 0 7 4 16 15 16 10 0 23-9 23-25 0-22-25-28-40-28-24 0-38 23-44 32-10-27-32-32-44-32-45 0-69 54-69 65 0 4 4 4 5 4 4 0 5-1 6-4 14-45 42-55 56-55 8 0 23 3 23 27 0 13-7 42-23 101-7 23-21 41-40 41-3 0-12 0-21-4 11-3 19-12 19-22 0-12-8-15-15-15-12 0-23 11-23 23 0 20 22 28 40 28 27 0 43-30 44-32 5 15 20 32 46 32 43 0 67-53 67-63 0-5-4-5-5-5-4 0-5 2-6 5-13 44-42 53-55 53-17 0-24-13-24-26 0-9 2-18 7-37s10-38 14-57z"><text:p/></draw:path></draw:g></draw:g>.</text:p>
      <text:p text:style-name="P31"><text:s text:c="5"/>Mais on sait également, qu'à eux trois, ils ont 107 ans.</text:p>
      <text:p text:style-name="P32"><text:s text:c="5"/>On peut donc écrire l'équation : <draw:g text:anchor-type="as-char" svg:y="-0.282cm" draw:z-index="50" draw:style-name="gr1"><svg:title>TexMaths</svg:title><svg:desc>12§display§ \(x + x + 3 + 2x = 107\)§svg§600§FALSE§</svg:desc><draw:g draw:style-name="gr2"><draw:path draw:style-name="gr37" draw:text-style-name="P45" svg:width="3.833cm" svg:height="0.274cm" svg:x="0.01cm" svg:y="0.021cm" svg:viewBox="0 0 3834 275" svg:d="M0 0c1278 0 2556 0 3834 0 0 91 0 184 0 275-1278 0-2556 0-3834 0 0-91 0-184 0-275z"><text:p/></draw:path><draw:path draw:style-name="gr38" draw:text-style-name="P46" svg:width="0.209cm" svg:height="0.189cm" svg:x="0.001cm" svg:y="0.098cm" svg:viewBox="0 0 210 190" svg:d="M128 59c3-11 14-49 42-49 3 0 12 0 22 4-12 3-20 14-20 23 0 7 4 15 15 15 10 0 23-8 23-24 0-22-25-28-40-28-24 0-38 23-43 32-11-27-33-32-45-32-45 0-69 54-69 65 0 3 4 2 5 3 4 0 5 0 6-3 14-46 42-55 56-55 9 0 23 3 23 27 0 13-7 42-23 101-7 24-21 42-39 42-4 0-13 0-22-5 11-2 21-12 21-21 0-12-10-16-16-16-13 0-24 11-24 24 0 19 22 28 40 28 27 0 43-30 44-32 5 15 20 32 46 32 43 0 67-53 67-64 0-5-4-5-5-5-4 0-5 3-6 5-13 44-42 54-55 54-17 0-24-13-24-26 0-10 3-18 7-38 5-19 10-38 14-57z"><text:p/></draw:path><draw:path draw:style-name="gr39" draw:text-style-name="P46" svg:width="0.279cm" svg:height="0.277cm" svg:x="0.348cm" svg:y="0.039cm" svg:viewBox="0 0 280 278" svg:d="M149 148c39 0 78 0 117 0 5 0 14 0 14-9 0-8-9-8-14-8-39 0-78 0-117 0 0-40 0-78 0-118 0-6 0-13-9-13s-9 7-9 13c0 40 0 78 0 118-40 0-78 0-118 0-6 0-13 0-13 8 0 9 7 9 13 9 40 0 78 0 118 0 0 38 0 78 0 116 0 6 0 14 9 14s9-8 9-14c0-38 0-78 0-116z"><text:p/></draw:path><draw:path draw:style-name="gr40" draw:text-style-name="P46" svg:width="0.209cm" svg:height="0.189cm" svg:x="0.757cm" svg:y="0.098cm" svg:viewBox="0 0 210 190" svg:d="M130 59c2-11 12-49 40-49 3 0 12 0 22 4-12 3-20 14-20 23 0 7 4 15 15 15 10 0 23-8 23-24 0-22-24-28-38-28-26 0-40 23-45 32-11-27-33-32-45-32-45 0-69 54-69 65 0 3 4 2 5 3 4 0 5 0 6-3 14-46 42-55 56-55 9 0 23 3 23 27 0 13-7 42-23 101-7 24-21 42-39 42-3 0-12 0-22-5 11-2 21-12 21-21 0-12-10-16-16-16-13 0-24 11-24 24 0 19 22 28 40 28 28 0 43-30 44-32 5 15 20 32 46 32 43 0 67-53 67-64 0-5-4-5-5-5-4 0-5 3-5 5-14 44-43 54-56 54-17 0-23-13-23-26 0-10 2-18 7-38 5-19 10-38 15-57z"><text:p/></draw:path><draw:path draw:style-name="gr41" draw:text-style-name="P46" svg:width="0.279cm" svg:height="0.277cm" svg:x="1.104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2" draw:text-style-name="P46" svg:width="0.174cm" svg:height="0.287cm" svg:x="1.519cm" svg:y="0.005cm" svg:viewBox="0 0 175 288" svg:d="M104 132c35-12 59-41 59-74 0-35-36-58-77-58-43 0-74 25-74 56 0 15 8 22 22 22 12 0 20-8 20-20 0-22-19-22-25-22 13-20 41-26 55-26 18 0 41 9 41 48 0 4-1 28-12 46-12 21-27 22-37 23-4 0-14 1-17 1-4 0-6 0-6 5s2 5 9 5c6 0 14 0 20 0 34 0 50 28 50 68 0 58-30 70-48 70s-49-7-65-32c16 2 28-8 28-23 0-16-11-24-23-24-11 0-24 6-24 25 0 37 40 66 85 66 52 0 90-38 90-82 0-34-26-66-71-74z"><text:p/></draw:path><draw:path draw:style-name="gr43" draw:text-style-name="P46" svg:width="0.279cm" svg:height="0.277cm" svg:x="1.829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44" draw:text-style-name="P46" svg:width="0.167cm" svg:height="0.277cm" svg:x="2.247cm" svg:y="0.005cm" svg:viewBox="0 0 168 278" svg:d="M32 246c15-14 30-29 45-43 66-58 91-79 91-123 0-46-37-80-89-80-48 0-79 38-79 76 0 24 22 24 23 24 7 0 21-6 21-23 0-11-7-22-22-22-4 0-4 0-5 0 9-27 32-43 56-43 39 0 57 35 57 68 0 35-21 68-45 93-26 30-54 60-80 90-5 5-5 6-5 15 52 0 104 0 156 0 4-24 8-48 12-73-4 0-7 0-11 0-1 12-5 31-8 37-4 4-31 4-41 4-25 0-50 0-76 0z"><text:p/></draw:path><draw:path draw:style-name="gr45" draw:text-style-name="P46" svg:width="0.209cm" svg:height="0.189cm" svg:x="2.449cm" svg:y="0.098cm" svg:viewBox="0 0 210 190" svg:d="M128 59c4-11 14-49 42-49 3 0 12 0 22 4-12 3-20 14-20 23 0 7 4 15 15 15 10 0 23-8 23-24 0-22-25-28-38-28-26 0-40 23-45 32-11-27-33-32-45-32-45 0-69 54-69 65 0 3 4 2 5 3 4 0 5 0 6-3 14-46 42-55 56-55 9 0 23 3 23 27 0 13-7 42-23 101-7 24-21 42-39 42-3 0-13 0-22-5 11-2 21-12 21-21 0-12-10-16-16-16-13 0-24 11-24 24 0 19 22 28 40 28 27 0 43-30 44-32 5 15 20 32 46 32 43 0 67-53 67-64 0-5-4-5-5-5-4 0-5 3-5 5-14 44-43 54-56 54-17 0-24-13-24-26 0-10 3-18 7-38 5-19 10-38 14-57z"><text:p/></draw:path><draw:path draw:style-name="gr46" draw:text-style-name="P46" svg:width="0.28cm" svg:height="0.097cm" svg:x="2.818cm" svg:y="0.129cm" svg:viewBox="0 0 281 98" svg:d="M266 17c6 0 15 0 15-9 0-8-9-8-15-8-84 0-168 0-252 0-6 0-14 0-14 8 0 9 8 9 14 9 84 0 168 0 252 0zM266 98c6 0 15 0 15-8s-9-8-15-8c-84 0-168 0-252 0-6 0-14 0-14 8s8 8 14 8c84 0 168 0 252 0z"><text:p/></draw:path><draw:path draw:style-name="gr47" draw:text-style-name="P46" svg:width="0.137cm" svg:height="0.277cm" svg:x="3.278cm" svg:y="0.005cm" svg:viewBox="0 0 138 278" svg:d="M86 11c0-11 0-11-10-11-26 26-63 26-76 26 0 5 0 9 0 14 8 0 32 0 55-11 0 72 0 144 0 216 0 15-1 20-39 20-5 0-9 0-14 0 0 5 0 9 0 13 15-1 52-1 69-1s53 0 67 1c0-4 0-8 0-13-5 0-8 0-13 0-37 0-39-5-39-20 0-78 0-156 0-234z"><text:p/></draw:path><draw:path draw:style-name="gr48" draw:text-style-name="P46" svg:width="0.177cm" svg:height="0.287cm" svg:x="3.467cm" svg:y="0.005cm" svg:viewBox="0 0 178 288" svg:d="M178 145c0-33-3-67-17-98-21-41-54-47-72-47-25 0-57 11-73 49-15 29-16 63-16 96 0 30 1 69 18 100 19 35 49 43 70 43 22 0 55-10 74-49 13-29 16-63 16-94zM88 278c-16 0-41-10-48-50-5-26-5-65-5-88 0-27 0-55 3-78 8-50 40-54 50-54 14 0 42 9 50 50 4 24 4 55 4 82 0 30 0 59-4 86-7 39-31 52-50 52z"><text:p/></draw:path><draw:path draw:style-name="gr49" draw:text-style-name="P46" svg:width="0.18cm" svg:height="0.292cm" svg:x="3.685cm" svg:y="0cm" svg:viewBox="0 0 181 293" svg:d="M178 28c3-5 3-5 3-15-33 0-68 0-102 0-51 0-53-5-54-13-3 0-7 0-11 0-4 29-9 58-14 86 4 0 7 0 11 0 1-6 5-32 11-38 2-2 36-2 40-2 29 0 59 0 88 0-5 7-38 52-47 67-38 55-53 114-53 156 0 5 0 24 21 24 19 0 19-19 19-24 0-7 0-15 0-22 0-23 1-45 5-68 1-10 7-45 25-71 19-28 38-54 58-80z"><text:p/></draw:path></draw:g></draw:g>.</text:p>
      <text:p text:style-name="P31"><text:s text:c="2"/>3. Résolution de l'équation</text:p>
      <text:p text:style-name="P32"><text:s text:c="5"/><draw:g text:anchor-type="as-char" svg:y="-0.282cm" draw:z-index="51" draw:style-name="gr1"><svg:title>TexMaths</svg:title><svg:desc>12§display§x + x + 3 + 2x = 107§svg§600§FALSE§</svg:desc><draw:g draw:style-name="gr2"><draw:path draw:style-name="gr24" draw:text-style-name="P45" svg:width="3.833cm" svg:height="0.274cm" svg:x="0.01cm" svg:y="0.021cm" svg:viewBox="0 0 3834 275" svg:d="M0 0c1278 0 2556 0 3834 0 0 91 0 184 0 275-1278 0-2556 0-3834 0 0-91 0-184 0-275z"><text:p/></draw:path><draw:path draw:style-name="gr25" draw:text-style-name="P46" svg:width="0.209cm" svg:height="0.189cm" svg:x="0.001cm" svg:y="0.098cm" svg:viewBox="0 0 210 190" svg:d="M128 59c3-11 14-49 42-49 3 0 12 0 22 4-12 3-20 14-20 23 0 7 4 15 15 15 10 0 23-8 23-24 0-22-25-28-40-28-24 0-38 23-43 32-11-27-33-32-45-32-45 0-69 54-69 65 0 3 4 2 5 3 4 0 5 0 6-3 14-46 42-55 56-55 9 0 23 3 23 27 0 13-7 42-23 101-7 24-21 42-39 42-4 0-13 0-22-5 11-2 21-12 21-21 0-12-10-16-16-16-13 0-24 11-24 24 0 19 22 28 40 28 27 0 43-30 44-32 5 15 20 32 46 32 43 0 67-53 67-64 0-5-4-5-5-5-4 0-5 3-6 5-13 44-42 54-55 54-17 0-24-13-24-26 0-10 3-18 7-38 5-19 10-38 14-57z"><text:p/></draw:path><draw:path draw:style-name="gr26" draw:text-style-name="P46" svg:width="0.279cm" svg:height="0.277cm" svg:x="0.348cm" svg:y="0.039cm" svg:viewBox="0 0 280 278" svg:d="M149 148c39 0 78 0 117 0 5 0 14 0 14-9 0-8-9-8-14-8-39 0-78 0-117 0 0-40 0-78 0-118 0-6 0-13-9-13s-9 7-9 13c0 40 0 78 0 118-40 0-78 0-118 0-6 0-13 0-13 8 0 9 7 9 13 9 40 0 78 0 118 0 0 38 0 78 0 116 0 6 0 14 9 14s9-8 9-14c0-38 0-78 0-116z"><text:p/></draw:path><draw:path draw:style-name="gr27" draw:text-style-name="P46" svg:width="0.209cm" svg:height="0.189cm" svg:x="0.757cm" svg:y="0.098cm" svg:viewBox="0 0 210 190" svg:d="M130 59c2-11 12-49 40-49 3 0 12 0 22 4-12 3-20 14-20 23 0 7 4 15 15 15 10 0 23-8 23-24 0-22-24-28-38-28-26 0-40 23-45 32-11-27-33-32-45-32-45 0-69 54-69 65 0 3 4 2 5 3 4 0 5 0 6-3 14-46 42-55 56-55 9 0 23 3 23 27 0 13-7 42-23 101-7 24-21 42-39 42-3 0-12 0-22-5 11-2 21-12 21-21 0-12-10-16-16-16-13 0-24 11-24 24 0 19 22 28 40 28 28 0 43-30 44-32 5 15 20 32 46 32 43 0 67-53 67-64 0-5-4-5-5-5-4 0-5 3-5 5-14 44-43 54-56 54-17 0-23-13-23-26 0-10 2-18 7-38 5-19 10-38 15-57z"><text:p/></draw:path><draw:path draw:style-name="gr28" draw:text-style-name="P46" svg:width="0.279cm" svg:height="0.277cm" svg:x="1.104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29" draw:text-style-name="P46" svg:width="0.174cm" svg:height="0.287cm" svg:x="1.519cm" svg:y="0.005cm" svg:viewBox="0 0 175 288" svg:d="M104 132c35-12 59-41 59-74 0-35-36-58-77-58-43 0-74 25-74 56 0 15 8 22 22 22 12 0 20-8 20-20 0-22-19-22-25-22 13-20 41-26 55-26 18 0 41 9 41 48 0 4-1 28-12 46-12 21-27 22-37 23-4 0-14 1-17 1-4 0-6 0-6 5s2 5 9 5c6 0 14 0 20 0 34 0 50 28 50 68 0 58-30 70-48 70s-49-7-65-32c16 2 28-8 28-23 0-16-11-24-23-24-11 0-24 6-24 25 0 37 40 66 85 66 52 0 90-38 90-82 0-34-26-66-71-74z"><text:p/></draw:path><draw:path draw:style-name="gr30" draw:text-style-name="P46" svg:width="0.279cm" svg:height="0.277cm" svg:x="1.829cm" svg:y="0.039cm" svg:viewBox="0 0 280 278" svg:d="M149 148c39 0 78 0 117 0 6 0 14 0 14-9 0-8-8-8-14-8-39 0-78 0-117 0 0-40 0-78 0-118 0-6 0-13-9-13-8 0-8 7-8 13 0 40 0 78 0 118-40 0-79 0-119 0-6 0-13 0-13 8 0 9 7 9 13 9 40 0 79 0 119 0 0 38 0 78 0 116 0 6 0 14 8 14 9 0 9-8 9-14 0-38 0-78 0-116z"><text:p/></draw:path><draw:path draw:style-name="gr31" draw:text-style-name="P46" svg:width="0.167cm" svg:height="0.277cm" svg:x="2.247cm" svg:y="0.005cm" svg:viewBox="0 0 168 278" svg:d="M32 246c15-14 30-29 45-43 66-58 91-79 91-123 0-46-37-80-89-80-48 0-79 38-79 76 0 24 22 24 23 24 7 0 21-6 21-23 0-11-7-22-22-22-4 0-4 0-5 0 9-27 32-43 56-43 39 0 57 35 57 68 0 35-21 68-45 93-26 30-54 60-80 90-5 5-5 6-5 15 52 0 104 0 156 0 4-24 8-48 12-73-4 0-7 0-11 0-1 12-5 31-8 37-4 4-31 4-41 4-25 0-50 0-76 0z"><text:p/></draw:path><draw:path draw:style-name="gr32" draw:text-style-name="P46" svg:width="0.209cm" svg:height="0.189cm" svg:x="2.449cm" svg:y="0.098cm" svg:viewBox="0 0 210 190" svg:d="M128 59c4-11 14-49 42-49 3 0 12 0 22 4-12 3-20 14-20 23 0 7 4 15 15 15 10 0 23-8 23-24 0-22-25-28-38-28-26 0-40 23-45 32-11-27-33-32-45-32-45 0-69 54-69 65 0 3 4 2 5 3 4 0 5 0 6-3 14-46 42-55 56-55 9 0 23 3 23 27 0 13-7 42-23 101-7 24-21 42-39 42-3 0-13 0-22-5 11-2 21-12 21-21 0-12-10-16-16-16-13 0-24 11-24 24 0 19 22 28 40 28 27 0 43-30 44-32 5 15 20 32 46 32 43 0 67-53 67-64 0-5-4-5-5-5-4 0-5 3-5 5-14 44-43 54-56 54-17 0-24-13-24-26 0-10 3-18 7-38 5-19 10-38 14-57z"><text:p/></draw:path><draw:path draw:style-name="gr33" draw:text-style-name="P46" svg:width="0.28cm" svg:height="0.097cm" svg:x="2.818cm" svg:y="0.129cm" svg:viewBox="0 0 281 98" svg:d="M266 17c6 0 15 0 15-9 0-8-9-8-15-8-84 0-168 0-252 0-6 0-14 0-14 8 0 9 8 9 14 9 84 0 168 0 252 0zM266 98c6 0 15 0 15-8s-9-8-15-8c-84 0-168 0-252 0-6 0-14 0-14 8s8 8 14 8c84 0 168 0 252 0z"><text:p/></draw:path><draw:path draw:style-name="gr34" draw:text-style-name="P46" svg:width="0.137cm" svg:height="0.277cm" svg:x="3.278cm" svg:y="0.005cm" svg:viewBox="0 0 138 278" svg:d="M86 11c0-11 0-11-10-11-26 26-63 26-76 26 0 5 0 9 0 14 8 0 32 0 55-11 0 72 0 144 0 216 0 15-1 20-39 20-5 0-9 0-14 0 0 5 0 9 0 13 15-1 52-1 69-1s53 0 67 1c0-4 0-8 0-13-5 0-8 0-13 0-37 0-39-5-39-20 0-78 0-156 0-234z"><text:p/></draw:path><draw:path draw:style-name="gr35" draw:text-style-name="P46" svg:width="0.177cm" svg:height="0.287cm" svg:x="3.467cm" svg:y="0.005cm" svg:viewBox="0 0 178 288" svg:d="M178 145c0-33-3-67-17-98-21-41-54-47-72-47-25 0-57 11-73 49-15 29-16 63-16 96 0 30 1 69 18 100 19 35 49 43 70 43 22 0 55-10 74-49 13-29 16-63 16-94zM88 278c-16 0-41-10-48-50-5-26-5-65-5-88 0-27 0-55 3-78 8-50 40-54 50-54 14 0 42 9 50 50 4 24 4 55 4 82 0 30 0 59-4 86-7 39-31 52-50 52z"><text:p/></draw:path><draw:path draw:style-name="gr36" draw:text-style-name="P46" svg:width="0.18cm" svg:height="0.292cm" svg:x="3.685cm" svg:y="0cm" svg:viewBox="0 0 181 293" svg:d="M178 28c3-5 3-5 3-15-33 0-68 0-102 0-51 0-53-5-54-13-3 0-7 0-11 0-4 29-9 58-14 86 4 0 7 0 11 0 1-6 5-32 11-38 2-2 36-2 40-2 29 0 59 0 88 0-5 7-38 52-47 67-38 55-53 114-53 156 0 5 0 24 21 24 19 0 19-19 19-24 0-7 0-15 0-22 0-23 1-45 5-68 1-10 7-45 25-71 19-28 38-54 58-80z"><text:p/></draw:path></draw:g></draw:g></text:p>
      <text:p text:style-name="P32"><text:s text:c="5"/><draw:g text:anchor-type="as-char" svg:y="-0.282cm" draw:z-index="52" draw:style-name="gr1"><svg:title>TexMaths</svg:title><svg:desc>12§display§4x + 3 = 107§svg§600§FALSE§</svg:desc><draw:g draw:style-name="gr2"><draw:path draw:style-name="gr15" draw:text-style-name="P45" svg:width="2.319cm" svg:height="0.274cm" svg:x="0.01cm" svg:y="0.021cm" svg:viewBox="0 0 2320 275" svg:d="M0 0c774 0 1547 0 2320 0 0 91 0 184 0 275-773 0-1546 0-2320 0 0-91 0-184 0-275z"><text:p/></draw:path><draw:path draw:style-name="gr16" draw:text-style-name="P46" svg:width="0.185cm" svg:height="0.282cm" svg:x="0.001cm" svg:y="0cm" svg:viewBox="0 0 186 283" svg:d="M112 214c0 13 0 25 0 37 0 14 0 19-32 19-3 0-6 0-9 0 0 5 0 8 0 13 18-1 39-1 57-1 17 0 40 0 57 1 0-5 0-8 0-13-3 0-6 0-9 0-31 0-32-5-32-19 0-12 0-24 0-37 14 0 28 0 42 0 0-4 0-9 0-14-14 0-28 0-42 0 0-62 0-126 0-189 0-9 0-11-6-11-4 0-6 0-8 5-44 65-87 131-130 195 0 5 0 10 0 14 37 0 74 0 112 0zM114 200c-34 0-68 0-102 0 34-51 68-103 102-154 0 51 0 103 0 154z"><text:p/></draw:path><draw:path draw:style-name="gr17" draw:text-style-name="P46" svg:width="0.209cm" svg:height="0.189cm" svg:x="0.212cm" svg:y="0.098cm" svg:viewBox="0 0 210 190" svg:d="M128 59c3-11 12-49 42-49 2 0 12 0 21 6-12 1-21 12-21 21 0 7 5 16 17 16 9 0 23-9 23-25 0-22-25-28-40-28-24 0-39 23-44 32-11-27-34-32-46-32-43 0-67 54-67 65 0 5 4 5 5 5 4 0 5-2 5-5 14-45 43-55 57-55 8 0 22 3 22 27 0 13-6 42-22 101-7 24-21 42-40 42-3 0-12 0-21-5 10-2 19-12 19-21 0-12-9-16-15-16-12 0-23 12-23 24 0 19 20 28 40 28 27 0 43-30 44-32 5 15 20 32 46 32 43 0 67-53 67-64 0-5-4-5-5-5-5 0-5 3-6 5-14 44-42 54-56 54-16 0-23-13-23-26 0-10 2-18 7-38 5-19 10-38 14-57z"><text:p/></draw:path><draw:path draw:style-name="gr18" draw:text-style-name="P46" svg:width="0.28cm" svg:height="0.277cm" svg:x="0.558cm" svg:y="0.039cm" svg:viewBox="0 0 281 278" svg:d="M149 148c39 0 78 0 117 0 6 0 15 0 15-9 0-8-9-8-15-8-39 0-78 0-117 0 0-40 0-78 0-118 0-5 0-13-9-13-8 0-8 8-8 13 0 40 0 78 0 118-40 0-78 0-118 0-6 0-14 0-14 8 0 9 8 9 14 9 40 0 78 0 118 0 0 38 0 78 0 116 0 6 0 14 8 14 9 0 9-8 9-14 0-38 0-78 0-116z"><text:p/></draw:path><draw:path draw:style-name="gr19" draw:text-style-name="P46" svg:width="0.174cm" svg:height="0.287cm" svg:x="0.973cm" svg:y="0.005cm" svg:viewBox="0 0 175 288" svg:d="M104 132c35-12 60-41 60-74 0-35-37-58-78-58-42 0-74 25-74 56 0 15 10 23 22 23 13 0 21-9 21-21 0-22-20-22-26-22 13-20 41-25 56-25 17 0 40 8 40 47 0 4 0 28-12 48s-27 21-37 21c-4 0-14 1-17 1s-6 2-6 5c0 5 3 5 11 5 6 0 12 0 18 0 34 0 50 28 50 68 0 58-29 70-48 70-18 0-49-7-65-32 16 2 29-8 29-23 0-16-12-24-24-24-10 0-24 6-24 25 0 38 40 66 85 66 52 0 90-38 90-82 0-34-26-66-71-74z"><text:p/></draw:path><draw:path draw:style-name="gr20" draw:text-style-name="P46" svg:width="0.28cm" svg:height="0.096cm" svg:x="1.305cm" svg:y="0.132cm" svg:viewBox="0 0 281 97" svg:d="M266 17c6 0 15 0 15-9 0-8-9-8-15-8-84 0-168 0-252 0-6 0-14 0-14 8 0 9 8 9 14 9 84 0 168 0 252 0zM266 97c6 0 15 0 15-8 0-9-9-9-15-9-84 0-168 0-252 0-6 0-14 0-14 9 0 8 8 8 14 8 84 0 168 0 252 0z"><text:p/></draw:path><draw:path draw:style-name="gr21" draw:text-style-name="P46" svg:width="0.138cm" svg:height="0.277cm" svg:x="1.765cm" svg:y="0.005cm" svg:viewBox="0 0 139 278" svg:d="M86 11c0-10 0-11-9-11-27 26-64 26-77 26 0 5 0 9 0 14 8 0 32 0 55-11 0 72 0 144 0 216 0 15-1 20-39 20-5 0-9 0-14 0 0 5 0 9 0 13 15-1 52-1 69-1s53 0 68 1c0-4 0-8 0-13-5 0-9 0-14 0-37 0-39-5-39-20 0-78 0-156 0-234z"><text:p/></draw:path><draw:path draw:style-name="gr22" draw:text-style-name="P46" svg:width="0.177cm" svg:height="0.287cm" svg:x="1.954cm" svg:y="0.005cm" svg:viewBox="0 0 178 288" svg:d="M178 145c0-33-3-67-17-98-21-41-54-47-72-47-25 0-57 11-73 49-14 30-16 63-16 96 0 30 1 69 19 100 18 35 48 43 70 43 21 0 54-10 73-49 13-29 16-61 16-94zM89 278c-17 0-42-10-49-50-5-25-5-65-5-88 0-27 0-55 3-78 8-49 40-52 51-52 13 0 41 7 49 49 4 23 4 55 4 81 0 30 0 59-4 86-7 39-31 52-49 52z"><text:p/></draw:path><draw:path draw:style-name="gr23" draw:text-style-name="P46" svg:width="0.18cm" svg:height="0.292cm" svg:x="2.171cm" svg:y="0cm" svg:viewBox="0 0 181 293" svg:d="M178 29c3-5 3-6 3-15-33 0-68 0-102 0-51 0-53-6-54-14-3 0-7 0-11 0-4 29-9 58-14 86 4 0 7 0 11 0 1-6 5-32 11-37 2-2 36-2 40-2 29 0 59 0 88 0-5 6-38 51-47 66-38 55-53 114-53 156 0 5 0 24 21 24 19 0 19-19 19-24 0-6 0-13 0-21 0-24 1-46 5-69 1-10 7-45 25-71 19-26 38-53 58-79z"><text:p/></draw:path></draw:g></draw:g></text:p>
      <text:p text:style-name="P32"><text:s text:c="5"/><draw:g text:anchor-type="as-char" svg:y="-0.293cm" draw:z-index="53" draw:style-name="gr1"><svg:title>TexMaths</svg:title><svg:desc>12§display§4x = 104§svg§600§FALSE§</svg:desc><draw:g draw:style-name="gr2"><draw:path draw:style-name="gr8" draw:text-style-name="P45" svg:width="1.588cm" svg:height="0.249cm" svg:x="0.01cm" svg:y="0.022cm" svg:viewBox="0 0 1589 250" svg:d="M0 0c529 0 1060 0 1589 0 0 83 0 167 0 250-529 0-1060 0-1589 0 0-83 0-167 0-250z"><text:p/></draw:path><draw:path draw:style-name="gr9" draw:text-style-name="P46" svg:width="0.185cm" svg:height="0.283cm" svg:x="0.001cm" svg:y="0cm" svg:viewBox="0 0 186 284" svg:d="M112 214c0 13 0 25 0 37 0 16 0 20-32 20-3 0-6 0-9 0 0 4 0 8 0 13 18-1 39-1 57-1 17 0 40 0 57 1 0-5 0-9 0-13-3 0-6 0-9 0-31 0-32-4-32-20 0-12 0-24 0-37 14 0 28 0 42 0 0-3 0-7 0-12-14 0-28 0-42 0 0-64 0-127 0-191 0-9 0-11-6-11-5 0-6 0-8 5-44 66-87 132-130 197 0 5 0 9 0 12 37 0 74 0 112 0zM114 202c-34 0-68 0-102 0 34-52 68-105 102-156 0 51 0 104 0 156z"><text:p/></draw:path><draw:path draw:style-name="gr10" draw:text-style-name="P46" svg:width="0.209cm" svg:height="0.189cm" svg:x="0.212cm" svg:y="0.099cm" svg:viewBox="0 0 210 190" svg:d="M128 59c3-11 12-49 42-49 2 0 12 0 21 6-12 1-21 12-21 22 0 7 5 15 17 15 9 0 23-7 23-24 0-23-25-29-40-29-24 0-39 23-44 32-11-27-34-32-46-32-43 0-67 55-67 65 0 5 4 5 5 5 4 0 5-1 5-5 14-45 43-55 56-55 9 0 23 3 23 28 0 13-7 41-23 100-6 26-20 42-39 42-3 0-12 0-21-4 10-3 19-11 19-23 0-11-9-13-15-13-12 0-23 9-23 22 0 20 20 28 40 28 27 0 43-29 44-31 5 14 19 31 46 31 43 0 67-53 67-64 0-3-4-3-5-3-5 0-5 1-6 5-14 43-43 52-56 52-16 0-23-13-23-27 0-7 2-17 7-36 5-20 10-39 14-58z"><text:p/></draw:path><draw:path draw:style-name="gr11" draw:text-style-name="P46" svg:width="0.28cm" svg:height="0.098cm" svg:x="0.58cm" svg:y="0.131cm" svg:viewBox="0 0 281 99" svg:d="M266 17c6 0 15 0 15-9 0-8-9-8-15-8-84 0-168 0-252 0-6 0-14 0-14 8 0 9 8 9 14 9 84 0 168 0 252 0zM266 99c6 0 15 0 15-9 0-8-9-8-15-8-84 0-168 0-252 0-6 0-14 0-14 8 0 9 8 9 14 9 84 0 168 0 252 0z"><text:p/></draw:path><draw:path draw:style-name="gr12" draw:text-style-name="P46" svg:width="0.138cm" svg:height="0.278cm" svg:x="1.039cm" svg:y="0.005cm" svg:viewBox="0 0 139 279" svg:d="M86 11c0-10 0-11-9-11-27 26-64 26-77 26 0 5 0 9 0 14 8 0 32 0 55-11 0 72 0 145 0 218 0 14-1 19-39 19-5 0-9 0-14 0 0 5 0 8 0 13 15-1 52-1 69-1s53 0 68 1c0-5 0-8 0-13-5 0-9 0-14 0-37 0-39-4-39-19 0-79 0-158 0-236z"><text:p/></draw:path><draw:path draw:style-name="gr13" draw:text-style-name="P46" svg:width="0.177cm" svg:height="0.288cm" svg:x="1.228cm" svg:y="0.005cm" svg:viewBox="0 0 178 289" svg:d="M178 146c0-34-3-68-17-99-21-41-54-47-72-47-25 0-57 11-73 51-15 28-16 61-16 95 0 30 1 68 19 101s48 42 69 42c22 0 55-9 74-50 13-28 16-61 16-93zM88 279c-16 0-41-10-48-50-5-26-5-64-5-88 0-28 0-56 3-78 8-50 40-53 50-53 14 0 42 7 50 49 4 23 4 55 4 82 0 30 0 59-4 85-7 41-31 53-50 53z"><text:p/></draw:path><draw:path draw:style-name="gr14" draw:text-style-name="P46" svg:width="0.186cm" svg:height="0.283cm" svg:x="1.434cm" svg:y="0cm" svg:viewBox="0 0 187 284" svg:d="M113 214c0 13 0 25 0 37 0 16-1 20-33 20-2 0-6 0-8 0 0 4 0 8 0 13 17-1 38-1 56-1s41 0 58 1c0-5 0-9 0-13-2 0-6 0-8 0-32 0-33-4-33-20 0-12 0-24 0-37 15 0 28 0 42 0 0-3 0-7 0-12-14 0-27 0-42 0 0-64 0-127 0-191 0-9 0-11-7-11-4 0-5 0-8 5-44 66-87 132-130 197 0 5 0 9 0 12 37 0 76 0 113 0zM115 202c-35 0-68 0-103 0 35-52 68-105 103-156 0 51 0 104 0 156z"><text:p/></draw:path></draw:g></draw:g></text:p>
      <text:p text:style-name="P32"><text:s text:c="5"/><draw:g text:anchor-type="as-char" svg:y="-0.288cm" draw:z-index="54" draw:style-name="gr1"><svg:title>TexMaths</svg:title><svg:desc>12§display§x = 26§svg§600§FALSE§</svg:desc><draw:g draw:style-name="gr2"><draw:path draw:style-name="gr3" draw:text-style-name="P45" svg:width="1.161cm" svg:height="0.244cm" svg:x="0.01cm" svg:y="0.021cm" svg:viewBox="0 0 1162 245" svg:d="M0 0c388 0 774 0 1162 0 0 82 0 163 0 245-388 0-774 0-1162 0 0-82 0-163 0-245z"><text:p/></draw:path><draw:path draw:style-name="gr4" draw:text-style-name="P46" svg:width="0.209cm" svg:height="0.188cm" svg:x="0.001cm" svg:y="0.093cm" svg:viewBox="0 0 210 189" svg:d="M128 60c3-12 12-50 43-50 2 0 12 0 21 6-12 1-20 12-20 22 0 6 5 15 15 15s23-7 23-24c0-23-25-29-39-29-25 0-39 23-44 32-11-27-33-32-45-32-45 0-69 55-69 65 0 5 4 2 5 5 4 0 5-2 6-5 14-45 42-55 56-55 9 0 23 3 23 28 0 14-7 41-23 100-7 25-21 42-39 42-4 0-13 0-22-5 11-2 19-11 19-23 0-9-8-13-15-13-12 0-23 10-23 23 0 19 22 27 40 27 27 0 43-28 44-31 5 15 20 31 46 31 43 0 67-52 67-63 0-4-4-4-5-4-3 0-5 1-6 5-13 43-42 53-55 53-17 0-24-13-24-28 0-7 2-17 7-36s10-38 14-56z"><text:p/></draw:path><draw:path draw:style-name="gr5" draw:text-style-name="P46" svg:width="0.279cm" svg:height="0.097cm" svg:x="0.371cm" svg:y="0.125cm" svg:viewBox="0 0 280 98" svg:d="M267 17c6 0 13 0 13-9 0-8-7-8-13-8-84 0-169 0-253 0-6 0-14 0-14 8 0 9 8 9 14 9 84 0 169 0 253 0zM267 98c6 0 13 0 13-8s-7-8-13-8c-84 0-169 0-253 0-6 0-14 0-14 8s8 8 14 8c84 0 169 0 253 0z"><text:p/></draw:path><draw:path draw:style-name="gr6" draw:text-style-name="P46" svg:width="0.168cm" svg:height="0.277cm" svg:x="0.811cm" svg:y="0cm" svg:viewBox="0 0 169 278" svg:d="M34 246c14-15 30-29 44-43 66-58 91-80 91-122 0-47-38-81-90-81-48 0-79 38-79 76 0 23 22 23 23 23 7 0 21-4 21-22 0-11-7-22-21-22-4 0-5 0-6 1 9-27 32-43 57-43 39 0 57 34 57 68s-22 66-45 92c-27 30-54 60-81 89-5 5-5 6-5 16 53 0 104 0 157 0 4-24 9-48 12-73-3 0-7 0-11 0-2 13-4 31-9 38-3 3-31 3-40 3-25 0-50 0-75 0z"><text:p/></draw:path><draw:path draw:style-name="gr7" draw:text-style-name="P46" svg:width="0.174cm" svg:height="0.287cm" svg:x="1.019cm" svg:y="0cm" svg:viewBox="0 0 175 288" svg:d="M38 141c0-3 0-7 0-9 0-107 52-121 74-121 10 0 28 2 37 17-6 0-23 0-23 19 0 12 10 19 19 19 7 0 19-5 19-20 0-26-18-46-52-46-54 0-112 54-112 146 0 112 49 142 89 142 47 0 86-40 86-95 0-53-37-92-84-92-29 0-44 21-53 40zM89 276c-27 0-40-26-42-31-7-21-7-54-7-62 0-32 13-73 50-73 7 0 26 0 40 25 7 15 7 36 7 57 0 20 0 42-7 56-12 25-32 28-41 28z"><text:p/></draw:path></draw:g></draw:g></text:p>
      <text:p text:style-name="P31"><text:s text:c="2"/>4. Conclusion</text:p>
      <text:p text:style-name="P31"><text:s text:c="5"/>Agnès a donc 26 ans.</text:p>
      <text:p text:style-name="P29"/>
      <table:table table:name="Tableau7" table:style-name="Tableau7">
        <table:table-column table:style-name="Tableau7.A"/>
        <table:table-row>
          <table:table-cell table:style-name="Tableau7.A1" office:value-type="string">
            <text:p text:style-name="P41">Mon exemple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cell>
        </table:table-row>
      </table:table>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1T11:11:57.588000000</meta:creation-date>
    <dc:date>2025-04-11T11:56:00.697000000</dc:date>
    <meta:editing-duration>PT43M55S</meta:editing-duration>
    <meta:editing-cycles>19</meta:editing-cycles>
    <meta:generator>LibreOffice/7.4.3.2$Windows_X86_64 LibreOffice_project/1048a8393ae2eeec98dff31b5c133c5f1d08b890</meta:generator>
    <meta:document-statistic meta:table-count="7" meta:image-count="0" meta:object-count="0" meta:page-count="4" meta:paragraph-count="102" meta:word-count="672" meta:character-count="3705" meta:non-whitespace-character-count="3034"/>
  </office:meta>
</office:document-meta>
</file>